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0A4E6535526034541EE.png" manifest:media-type="image/png"/>
  <manifest:file-entry manifest:full-path="Pictures/1000000100000020000000203A5438CCF77D8653.png" manifest:media-type="image/png"/>
  <manifest:file-entry manifest:full-path="Pictures/100000010000000B0000000B5422D3F5DCE21F30.gif" manifest:media-type="image/gif"/>
  <manifest:file-entry manifest:full-path="Pictures/1000036A0000036900000369BC9953444F916291.svg" manifest:media-type="image/svg+xml"/>
  <manifest:file-entry manifest:full-path="Pictures/100000010000002000000020EB1909417FFC15B5.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5" style:family="table">
      <style:table-properties style:width="10.001cm" table:align="center" fo:background-color="transparent" style:may-break-between-rows="true" table:border-model="collapsing">
        <style:background-image/>
      </style:table-properties>
    </style:style>
    <style:style style:name="Table5.A" style:family="table-column">
      <style:table-column-properties style:column-width="5.001cm"/>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5.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5.2" style:family="table-row">
      <style:table-row-properties fo:keep-together="always"/>
    </style:style>
    <style:style style:name="Table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2" style:family="table">
      <style:table-properties style:width="10.001cm" table:align="center" fo:background-color="transparent" style:may-break-between-rows="true" table:border-model="collapsing">
        <style:background-image/>
      </style:table-properties>
    </style:style>
    <style:style style:name="Table12.A" style:family="table-column">
      <style:table-column-properties style:column-width="5.001cm"/>
    </style:style>
    <style:style style:name="Table12.1" style:family="table-row">
      <style:table-row-properties fo:background-color="transparent" fo:keep-together="always">
        <style:background-image/>
      </style:table-row-properties>
    </style:style>
    <style:style style:name="Table12.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2.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2.2" style:family="table-row">
      <style:table-row-properties fo:keep-together="always"/>
    </style:style>
    <style:style style:name="Table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3" style:family="table">
      <style:table-properties style:width="10.001cm" table:align="center" fo:background-color="transparent" style:may-break-between-rows="true" table:border-model="collapsing">
        <style:background-image/>
      </style:table-properties>
    </style:style>
    <style:style style:name="Table13.A" style:family="table-column">
      <style:table-column-properties style:column-width="5.001cm"/>
    </style:style>
    <style:style style:name="Table13.1" style:family="table-row">
      <style:table-row-properties fo:background-color="transparent" fo:keep-together="always">
        <style:background-image/>
      </style:table-row-properties>
    </style:style>
    <style:style style:name="Table13.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3.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3.2" style:family="table-row">
      <style:table-row-properties fo:keep-together="always"/>
    </style:style>
    <style:style style:name="Table1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6" style:family="table">
      <style:table-properties style:width="16.715cm" fo:margin-left="0cm" table:align="left" fo:background-color="transparent" style:may-break-between-rows="true" table:border-model="collapsing">
        <style:background-image/>
      </style:table-properties>
    </style:style>
    <style:style style:name="Table26.A" style:family="table-column">
      <style:table-column-properties style:column-width="3.528cm"/>
    </style:style>
    <style:style style:name="Table26.C" style:family="table-column">
      <style:table-column-properties style:column-width="9.659cm"/>
    </style:style>
    <style:style style:name="Table26.1" style:family="table-row">
      <style:table-row-properties fo:background-color="#c0c0c0" fo:keep-together="always">
        <style:background-image/>
      </style:table-row-properties>
    </style:style>
    <style:style style:name="Table26.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6.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6.2" style:family="table-row">
      <style:table-row-properties fo:keep-together="always"/>
    </style:style>
    <style:style style:name="Table2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6.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6.3" style:family="table-row">
      <style:table-row-properties fo:keep-together="always"/>
    </style:style>
    <style:style style:name="Table26.4" style:family="table-row">
      <style:table-row-properties fo:keep-together="always"/>
    </style:style>
    <style:style style:name="Table26.5" style:family="table-row">
      <style:table-row-properties fo:keep-together="always"/>
    </style:style>
    <style:style style:name="Table26.6" style:family="table-row">
      <style:table-row-properties fo:keep-together="always"/>
    </style:style>
    <style:style style:name="Table26.7" style:family="table-row">
      <style:table-row-properties fo:keep-together="always"/>
    </style:style>
    <style:style style:name="Table26.8" style:family="table-row">
      <style:table-row-properties fo:keep-together="always"/>
    </style:style>
    <style:style style:name="Table26.9" style:family="table-row">
      <style:table-row-properties fo:keep-together="always"/>
    </style:style>
    <style:style style:name="Table26.10" style:family="table-row">
      <style:table-row-properties fo:keep-together="always"/>
    </style:style>
    <style:style style:name="Table26.11" style:family="table-row">
      <style:table-row-properties fo:keep-together="always"/>
    </style:style>
    <style:style style:name="Table26.12" style:family="table-row">
      <style:table-row-properties fo:keep-together="always"/>
    </style:style>
    <style:style style:name="Table26.13" style:family="table-row">
      <style:table-row-properties fo:keep-together="always"/>
    </style:style>
    <style:style style:name="Table26.14" style:family="table-row">
      <style:table-row-properties fo:keep-together="always"/>
    </style:style>
    <style:style style:name="Table26.15" style:family="table-row">
      <style:table-row-properties fo:keep-together="always"/>
    </style:style>
    <style:style style:name="Table26.16" style:family="table-row">
      <style:table-row-properties fo:keep-together="always"/>
    </style:style>
    <style:style style:name="Table26.17" style:family="table-row">
      <style:table-row-properties fo:keep-together="always"/>
    </style:style>
    <style:style style:name="Table7" style:family="table">
      <style:table-properties style:width="16.715cm" fo:margin-left="0cm" table:align="left" fo:background-color="transparent" style:may-break-between-rows="true" table:border-model="collapsing">
        <style:background-image/>
      </style:table-properties>
    </style:style>
    <style:style style:name="Table7.A" style:family="table-column">
      <style:table-column-properties style:column-width="3.528cm"/>
    </style:style>
    <style:style style:name="Table7.C" style:family="table-column">
      <style:table-column-properties style:column-width="9.659cm"/>
    </style:style>
    <style:style style:name="Table7.1" style:family="table-row">
      <style:table-row-properties fo:background-color="#c0c0c0" fo:keep-together="always">
        <style:background-image/>
      </style:table-row-properties>
    </style:style>
    <style:style style:name="Table7.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7.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7.2" style:family="table-row">
      <style:table-row-properties fo:keep-together="always"/>
    </style:style>
    <style:style style:name="Table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7.3" style:family="table-row">
      <style:table-row-properties fo:keep-together="always"/>
    </style:style>
    <style:style style:name="Table7.4" style:family="table-row">
      <style:table-row-properties fo:keep-together="always"/>
    </style:style>
    <style:style style:name="Table7.5" style:family="table-row">
      <style:table-row-properties fo:keep-together="always"/>
    </style:style>
    <style:style style:name="Table7.6" style:family="table-row">
      <style:table-row-properties fo:keep-together="always"/>
    </style:style>
    <style:style style:name="Table7.7" style:family="table-row">
      <style:table-row-properties fo:keep-together="always"/>
    </style:style>
    <style:style style:name="Table7.8" style:family="table-row">
      <style:table-row-properties fo:keep-together="always"/>
    </style:style>
    <style:style style:name="Table7.9" style:family="table-row">
      <style:table-row-properties fo:keep-together="always"/>
    </style:style>
    <style:style style:name="Table7.10" style:family="table-row">
      <style:table-row-properties fo:keep-together="always"/>
    </style:style>
    <style:style style:name="Table7.11" style:family="table-row">
      <style:table-row-properties fo:keep-together="always"/>
    </style:style>
    <style:style style:name="Table7.12" style:family="table-row">
      <style:table-row-properties fo:keep-together="always"/>
    </style:style>
    <style:style style:name="Table7.13" style:family="table-row">
      <style:table-row-properties fo:keep-together="always"/>
    </style:style>
    <style:style style:name="Table7.14" style:family="table-row">
      <style:table-row-properties fo:keep-together="always"/>
    </style:style>
    <style:style style:name="Table7.15" style:family="table-row">
      <style:table-row-properties fo:keep-together="always"/>
    </style:style>
    <style:style style:name="Table7.16" style:family="table-row">
      <style:table-row-properties fo:keep-together="always"/>
    </style:style>
    <style:style style:name="Table7.17" style:family="table-row">
      <style:table-row-properties fo:keep-together="always"/>
    </style:style>
    <style:style style:name="Table7.18" style:family="table-row">
      <style:table-row-properties fo:keep-together="always"/>
    </style:style>
    <style:style style:name="Table7.19" style:family="table-row">
      <style:table-row-properties fo:keep-together="always"/>
    </style:style>
    <style:style style:name="Table7.20" style:family="table-row">
      <style:table-row-properties fo:keep-together="always"/>
    </style:style>
    <style:style style:name="Table7.21" style:family="table-row">
      <style:table-row-properties fo:keep-together="always"/>
    </style:style>
    <style:style style:name="Table7.22" style:family="table-row">
      <style:table-row-properties fo:keep-together="always"/>
    </style:style>
    <style:style style:name="Table7.23" style:family="table-row">
      <style:table-row-properties fo:keep-together="always"/>
    </style:style>
    <style:style style:name="Table7.24" style:family="table-row">
      <style:table-row-properties fo:keep-together="always"/>
    </style:style>
    <style:style style:name="Table7.25" style:family="table-row">
      <style:table-row-properties fo:keep-together="always"/>
    </style:style>
    <style:style style:name="Table7.26" style:family="table-row">
      <style:table-row-properties fo:keep-together="always"/>
    </style:style>
    <style:style style:name="Table7.27" style:family="table-row">
      <style:table-row-properties fo:keep-together="always"/>
    </style:style>
    <style:style style:name="Table7.28" style:family="table-row">
      <style:table-row-properties fo:keep-together="always"/>
    </style:style>
    <style:style style:name="Table7.29" style:family="table-row">
      <style:table-row-properties fo:keep-together="always"/>
    </style:style>
    <style:style style:name="Table7.30" style:family="table-row">
      <style:table-row-properties fo:keep-together="always"/>
    </style:style>
    <style:style style:name="Table7.31" style:family="table-row">
      <style:table-row-properties fo:keep-together="always"/>
    </style:style>
    <style:style style:name="Table7.32" style:family="table-row">
      <style:table-row-properties fo:keep-together="always"/>
    </style:style>
    <style:style style:name="Table7.33" style:family="table-row">
      <style:table-row-properties fo:keep-together="always"/>
    </style:style>
    <style:style style:name="Table7.34" style:family="table-row">
      <style:table-row-properties fo:keep-together="always"/>
    </style:style>
    <style:style style:name="Table7.35" style:family="table-row">
      <style:table-row-properties fo:keep-together="always"/>
    </style:style>
    <style:style style:name="Table7.36" style:family="table-row">
      <style:table-row-properties fo:keep-together="always"/>
    </style:style>
    <style:style style:name="Table7.37" style:family="table-row">
      <style:table-row-properties fo:keep-together="always"/>
    </style:style>
    <style:style style:name="Table8" style:family="table">
      <style:table-properties style:width="16.702cm" table:align="margins" fo:background-color="transparent" style:may-break-between-rows="true" table:border-model="collapsing">
        <style:background-image/>
      </style:table-properties>
    </style:style>
    <style:style style:name="Table8.A" style:family="table-column">
      <style:table-column-properties style:column-width="3.526cm" style:rel-column-width="13835*"/>
    </style:style>
    <style:style style:name="Table8.B" style:family="table-column">
      <style:table-column-properties style:column-width="3.528cm" style:rel-column-width="13842*"/>
    </style:style>
    <style:style style:name="Table8.C" style:family="table-column">
      <style:table-column-properties style:column-width="9.648cm" style:rel-column-width="37858*"/>
    </style:style>
    <style:style style:name="Table8.1" style:family="table-row">
      <style:table-row-properties fo:background-color="#c0c0c0" fo:keep-together="always">
        <style:background-image/>
      </style:table-row-properties>
    </style:style>
    <style:style style:name="Table8.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8.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8.8" style:family="table-row">
      <style:table-row-properties fo:keep-together="always"/>
    </style:style>
    <style:style style:name="Table8.9" style:family="table-row">
      <style:table-row-properties fo:keep-together="always"/>
    </style:style>
    <style:style style:name="Table8.10" style:family="table-row">
      <style:table-row-properties fo:keep-together="always"/>
    </style:style>
    <style:style style:name="Table8.11" style:family="table-row">
      <style:table-row-properties fo:keep-together="always"/>
    </style:style>
    <style:style style:name="Table8.12" style:family="table-row">
      <style:table-row-properties fo:keep-together="always"/>
    </style:style>
    <style:style style:name="Table8.13" style:family="table-row">
      <style:table-row-properties fo:keep-together="always"/>
    </style:style>
    <style:style style:name="Table8.14" style:family="table-row">
      <style:table-row-properties fo:keep-together="always"/>
    </style:style>
    <style:style style:name="Table8.15" style:family="table-row">
      <style:table-row-properties fo:keep-together="always"/>
    </style:style>
    <style:style style:name="Table8.16" style:family="table-row">
      <style:table-row-properties fo:keep-together="always"/>
    </style:style>
    <style:style style:name="Table8.17" style:family="table-row">
      <style:table-row-properties fo:keep-together="always"/>
    </style:style>
    <style:style style:name="Table8.18" style:family="table-row">
      <style:table-row-properties fo:keep-together="always"/>
    </style:style>
    <style:style style:name="Table8.19" style:family="table-row">
      <style:table-row-properties fo:keep-together="always"/>
    </style:style>
    <style:style style:name="Table8.20" style:family="table-row">
      <style:table-row-properties fo:keep-together="always"/>
    </style:style>
    <style:style style:name="Table8.21" style:family="table-row">
      <style:table-row-properties fo:keep-together="always"/>
    </style:style>
    <style:style style:name="Table8.22" style:family="table-row">
      <style:table-row-properties fo:keep-together="always"/>
    </style:style>
    <style:style style:name="Table8.23" style:family="table-row">
      <style:table-row-properties fo:keep-together="always"/>
    </style:style>
    <style:style style:name="Table2" style:family="table">
      <style:table-properties style:width="16.715cm" fo:margin-left="0cm" table:align="left" fo:background-color="transparent" style:may-break-between-rows="true" table:border-model="collapsing">
        <style:background-image/>
      </style:table-properties>
    </style:style>
    <style:style style:name="Table2.A" style:family="table-column">
      <style:table-column-properties style:column-width="4.763cm"/>
    </style:style>
    <style:style style:name="Table2.C" style:family="table-column">
      <style:table-column-properties style:column-width="7.19cm"/>
    </style:style>
    <style:style style:name="Table2.1" style:family="table-row">
      <style:table-row-properties fo:background-color="#c0c0c0" fo:keep-together="auto">
        <style:background-image/>
      </style:table-row-properties>
    </style:style>
    <style:style style:name="Table2.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2" style:family="table-row">
      <style:table-row-properties fo:keep-together="always"/>
    </style:style>
    <style:style style:name="Table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3" style:family="table-row">
      <style:table-row-properties fo:keep-together="auto"/>
    </style:style>
    <style:style style:name="Table2.4" style:family="table-row">
      <style:table-row-properties fo:keep-together="always"/>
    </style:style>
    <style:style style:name="Table15" style:family="table">
      <style:table-properties style:width="16.715cm" fo:margin-left="0cm" table:align="left" fo:background-color="transparent" style:may-break-between-rows="true" table:border-model="collapsing">
        <style:background-image/>
      </style:table-properties>
    </style:style>
    <style:style style:name="Table15.A" style:family="table-column">
      <style:table-column-properties style:column-width="3.175cm"/>
    </style:style>
    <style:style style:name="Table15.D" style:family="table-column">
      <style:table-column-properties style:column-width="7.19cm"/>
    </style:style>
    <style:style style:name="Table15.1" style:family="table-row">
      <style:table-row-properties fo:background-color="#c0c0c0" fo:keep-together="always">
        <style:background-image/>
      </style:table-row-properties>
    </style:style>
    <style:style style:name="Table15.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5.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5.2" style:family="table-row">
      <style:table-row-properties fo:keep-together="always"/>
    </style:style>
    <style:style style:name="Table1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5.3" style:family="table-row">
      <style:table-row-properties fo:keep-together="always"/>
    </style:style>
    <style:style style:name="Table15.4" style:family="table-row">
      <style:table-row-properties fo:keep-together="always"/>
    </style:style>
    <style:style style:name="Table15.5" style:family="table-row">
      <style:table-row-properties fo:keep-together="always"/>
    </style:style>
    <style:style style:name="Table15.6" style:family="table-row">
      <style:table-row-properties fo:keep-together="always"/>
    </style:style>
    <style:style style:name="Table15.7" style:family="table-row">
      <style:table-row-properties fo:keep-together="always"/>
    </style:style>
    <style:style style:name="Table15.8" style:family="table-row">
      <style:table-row-properties fo:keep-together="always"/>
    </style:style>
    <style:style style:name="Table15.9" style:family="table-row">
      <style:table-row-properties fo:keep-together="always"/>
    </style:style>
    <style:style style:name="Table16" style:family="table">
      <style:table-properties style:width="16.715cm" fo:margin-left="0cm" table:align="left" fo:background-color="transparent" style:may-break-between-rows="true" table:border-model="collapsing">
        <style:background-image/>
      </style:table-properties>
    </style:style>
    <style:style style:name="Table16.A" style:family="table-column">
      <style:table-column-properties style:column-width="3.175cm"/>
    </style:style>
    <style:style style:name="Table16.D" style:family="table-column">
      <style:table-column-properties style:column-width="7.19cm"/>
    </style:style>
    <style:style style:name="Table16.1" style:family="table-row">
      <style:table-row-properties fo:background-color="#c0c0c0" fo:keep-together="always">
        <style:background-image/>
      </style:table-row-properties>
    </style:style>
    <style:style style:name="Table16.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6.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6.2" style:family="table-row">
      <style:table-row-properties fo:keep-together="always"/>
    </style:style>
    <style:style style:name="Table1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6.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6.3" style:family="table-row">
      <style:table-row-properties fo:keep-together="always"/>
    </style:style>
    <style:style style:name="Table16.4" style:family="table-row">
      <style:table-row-properties fo:keep-together="always"/>
    </style:style>
    <style:style style:name="Table16.5" style:family="table-row">
      <style:table-row-properties fo:keep-together="always"/>
    </style:style>
    <style:style style:name="Table16.6" style:family="table-row">
      <style:table-row-properties fo:keep-together="always"/>
    </style:style>
    <style:style style:name="Table16.7" style:family="table-row">
      <style:table-row-properties fo:keep-together="auto"/>
    </style:style>
    <style:style style:name="Table16.8" style:family="table-row">
      <style:table-row-properties fo:keep-together="always"/>
    </style:style>
    <style:style style:name="Table16.9" style:family="table-row">
      <style:table-row-properties fo:keep-together="auto"/>
    </style:style>
    <style:style style:name="Table16.10" style:family="table-row">
      <style:table-row-properties fo:keep-together="auto"/>
    </style:style>
    <style:style style:name="Table16.11" style:family="table-row">
      <style:table-row-properties fo:keep-together="auto"/>
    </style:style>
    <style:style style:name="Table16.12" style:family="table-row">
      <style:table-row-properties fo:keep-together="auto"/>
    </style:style>
    <style:style style:name="Table16.13" style:family="table-row">
      <style:table-row-properties fo:keep-together="auto"/>
    </style:style>
    <style:style style:name="Table17" style:family="table">
      <style:table-properties style:width="16.715cm" fo:margin-left="0cm" table:align="left" fo:background-color="transparent" style:may-break-between-rows="true" table:border-model="collapsing">
        <style:background-image/>
      </style:table-properties>
    </style:style>
    <style:style style:name="Table17.A" style:family="table-column">
      <style:table-column-properties style:column-width="3.175cm"/>
    </style:style>
    <style:style style:name="Table17.D" style:family="table-column">
      <style:table-column-properties style:column-width="7.19cm"/>
    </style:style>
    <style:style style:name="Table17.1" style:family="table-row">
      <style:table-row-properties fo:background-color="#c0c0c0" fo:keep-together="always">
        <style:background-image/>
      </style:table-row-properties>
    </style:style>
    <style:style style:name="Table17.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7.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7.2" style:family="table-row">
      <style:table-row-properties fo:keep-together="always"/>
    </style:style>
    <style:style style:name="Table1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7.3" style:family="table-row">
      <style:table-row-properties fo:keep-together="always"/>
    </style:style>
    <style:style style:name="Table17.4" style:family="table-row">
      <style:table-row-properties fo:keep-together="always"/>
    </style:style>
    <style:style style:name="Table17.5" style:family="table-row">
      <style:table-row-properties fo:keep-together="always"/>
    </style:style>
    <style:style style:name="Table18" style:family="table">
      <style:table-properties style:width="16.715cm" fo:margin-left="0cm" table:align="left" fo:background-color="transparent" style:may-break-between-rows="true" table:border-model="collapsing">
        <style:background-image/>
      </style:table-properties>
    </style:style>
    <style:style style:name="Table18.A" style:family="table-column">
      <style:table-column-properties style:column-width="3.175cm"/>
    </style:style>
    <style:style style:name="Table18.D" style:family="table-column">
      <style:table-column-properties style:column-width="7.19cm"/>
    </style:style>
    <style:style style:name="Table18.1" style:family="table-row">
      <style:table-row-properties fo:background-color="#c0c0c0" fo:keep-together="always">
        <style:background-image/>
      </style:table-row-properties>
    </style:style>
    <style:style style:name="Table18.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8.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8.2" style:family="table-row">
      <style:table-row-properties fo:keep-together="always"/>
    </style:style>
    <style:style style:name="Table1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lways"/>
    </style:style>
    <style:style style:name="Table18.6" style:family="table-row">
      <style:table-row-properties fo:keep-together="always"/>
    </style:style>
    <style:style style:name="Table18.7" style:family="table-row">
      <style:table-row-properties fo:keep-together="always"/>
    </style:style>
    <style:style style:name="Table19" style:family="table">
      <style:table-properties style:width="16.715cm" fo:margin-left="0cm" table:align="left" fo:background-color="transparent" style:may-break-between-rows="true" table:border-model="collapsing">
        <style:background-image/>
      </style:table-properties>
    </style:style>
    <style:style style:name="Table19.A" style:family="table-column">
      <style:table-column-properties style:column-width="3.175cm"/>
    </style:style>
    <style:style style:name="Table19.D" style:family="table-column">
      <style:table-column-properties style:column-width="7.19cm"/>
    </style:style>
    <style:style style:name="Table19.1" style:family="table-row">
      <style:table-row-properties fo:background-color="#c0c0c0" fo:keep-together="always">
        <style:background-image/>
      </style:table-row-properties>
    </style:style>
    <style:style style:name="Table19.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9.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9.2" style:family="table-row">
      <style:table-row-properties fo:keep-together="always"/>
    </style:style>
    <style:style style:name="Table1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9.3" style:family="table-row">
      <style:table-row-properties fo:keep-together="always"/>
    </style:style>
    <style:style style:name="Table19.4" style:family="table-row">
      <style:table-row-properties fo:keep-together="always"/>
    </style:style>
    <style:style style:name="Table19.5" style:family="table-row">
      <style:table-row-properties fo:keep-together="always"/>
    </style:style>
    <style:style style:name="Table19.6" style:family="table-row">
      <style:table-row-properties fo:keep-together="always"/>
    </style:style>
    <style:style style:name="Table19.7" style:family="table-row">
      <style:table-row-properties fo:keep-together="always"/>
    </style:style>
    <style:style style:name="Table19.8" style:family="table-row">
      <style:table-row-properties fo:keep-together="always"/>
    </style:style>
    <style:style style:name="Table19.9" style:family="table-row">
      <style:table-row-properties fo:keep-together="always"/>
    </style:style>
    <style:style style:name="Table19.10" style:family="table-row">
      <style:table-row-properties fo:keep-together="always"/>
    </style:style>
    <style:style style:name="Table19.11" style:family="table-row">
      <style:table-row-properties fo:keep-together="always"/>
    </style:style>
    <style:style style:name="Table19.12" style:family="table-row">
      <style:table-row-properties fo:keep-together="always"/>
    </style:style>
    <style:style style:name="Table19.13" style:family="table-row">
      <style:table-row-properties fo:keep-together="always"/>
    </style:style>
    <style:style style:name="Table19.14" style:family="table-row">
      <style:table-row-properties fo:keep-together="always"/>
    </style:style>
    <style:style style:name="Table19.15" style:family="table-row">
      <style:table-row-properties fo:keep-together="auto"/>
    </style:style>
    <style:style style:name="Table19.16" style:family="table-row">
      <style:table-row-properties fo:keep-together="always"/>
    </style:style>
    <style:style style:name="Table19.17" style:family="table-row">
      <style:table-row-properties fo:keep-together="always"/>
    </style:style>
    <style:style style:name="Table19.18" style:family="table-row">
      <style:table-row-properties fo:keep-together="always"/>
    </style:style>
    <style:style style:name="Table20" style:family="table">
      <style:table-properties style:width="16.715cm" fo:margin-left="0cm" table:align="left" fo:background-color="transparent" style:shadow="none" style:may-break-between-rows="true" table:border-model="collapsing">
        <style:background-image/>
      </style:table-properties>
    </style:style>
    <style:style style:name="Table20.A" style:family="table-column">
      <style:table-column-properties style:column-width="3.175cm"/>
    </style:style>
    <style:style style:name="Table20.D" style:family="table-column">
      <style:table-column-properties style:column-width="7.19cm"/>
    </style:style>
    <style:style style:name="Table20.1" style:family="table-row">
      <style:table-row-properties fo:background-color="#c0c0c0" fo:keep-together="always">
        <style:background-image/>
      </style:table-row-properties>
    </style:style>
    <style:style style:name="Table2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0.2" style:family="table-row">
      <style:table-row-properties fo:keep-together="always"/>
    </style:style>
    <style:style style:name="Table2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uto"/>
    </style:style>
    <style:style style:name="Table20.9" style:family="table-row">
      <style:table-row-properties fo:keep-together="auto"/>
    </style:style>
    <style:style style:name="Table20.10" style:family="table-row">
      <style:table-row-properties fo:keep-together="always"/>
    </style:style>
    <style:style style:name="Table20.11" style:family="table-row">
      <style:table-row-properties fo:keep-together="always"/>
    </style:style>
    <style:style style:name="Table20.12" style:family="table-row">
      <style:table-row-properties fo:keep-together="always"/>
    </style:style>
    <style:style style:name="Table22" style:family="table">
      <style:table-properties style:width="16.715cm" fo:margin-left="0cm" table:align="left" fo:background-color="transparent" style:may-break-between-rows="true" table:border-model="collapsing">
        <style:background-image/>
      </style:table-properties>
    </style:style>
    <style:style style:name="Table22.A" style:family="table-column">
      <style:table-column-properties style:column-width="3.175cm"/>
    </style:style>
    <style:style style:name="Table22.D" style:family="table-column">
      <style:table-column-properties style:column-width="7.19cm"/>
    </style:style>
    <style:style style:name="Table22.1" style:family="table-row">
      <style:table-row-properties fo:background-color="#c0c0c0" fo:keep-together="always">
        <style:background-image/>
      </style:table-row-properties>
    </style:style>
    <style:style style:name="Table22.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2.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2.2" style:family="table-row">
      <style:table-row-properties fo:keep-together="always"/>
    </style:style>
    <style:style style:name="Table2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2.3" style:family="table-row">
      <style:table-row-properties fo:keep-together="always"/>
    </style:style>
    <style:style style:name="Table22.4" style:family="table-row">
      <style:table-row-properties fo:keep-together="always"/>
    </style:style>
    <style:style style:name="Table22.5" style:family="table-row">
      <style:table-row-properties fo:keep-together="always"/>
    </style:style>
    <style:style style:name="Table22.6" style:family="table-row">
      <style:table-row-properties fo:keep-together="always"/>
    </style:style>
    <style:style style:name="Table23" style:family="table">
      <style:table-properties style:width="16.715cm" fo:margin-left="0cm" table:align="left" fo:background-color="transparent" style:may-break-between-rows="true" table:border-model="collapsing">
        <style:background-image/>
      </style:table-properties>
    </style:style>
    <style:style style:name="Table23.A" style:family="table-column">
      <style:table-column-properties style:column-width="3.175cm"/>
    </style:style>
    <style:style style:name="Table23.D" style:family="table-column">
      <style:table-column-properties style:column-width="7.19cm"/>
    </style:style>
    <style:style style:name="Table23.1" style:family="table-row">
      <style:table-row-properties fo:background-color="#c0c0c0" fo:keep-together="always">
        <style:background-image/>
      </style:table-row-properties>
    </style:style>
    <style:style style:name="Table23.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3.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3.2" style:family="table-row">
      <style:table-row-properties fo:keep-together="always"/>
    </style:style>
    <style:style style:name="Table2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4" style:family="table">
      <style:table-properties style:width="16.715cm" fo:margin-left="0cm" table:align="left" fo:background-color="transparent" style:may-break-between-rows="true" table:border-model="collapsing">
        <style:background-image/>
      </style:table-properties>
    </style:style>
    <style:style style:name="Table24.A" style:family="table-column">
      <style:table-column-properties style:column-width="3.175cm"/>
    </style:style>
    <style:style style:name="Table24.D" style:family="table-column">
      <style:table-column-properties style:column-width="7.19cm"/>
    </style:style>
    <style:style style:name="Table24.1" style:family="table-row">
      <style:table-row-properties fo:background-color="#c0c0c0" fo:keep-together="always">
        <style:background-image/>
      </style:table-row-properties>
    </style:style>
    <style:style style:name="Table2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4.2" style:family="table-row">
      <style:table-row-properties fo:keep-together="auto"/>
    </style:style>
    <style:style style:name="Table2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4.3" style:family="table-row">
      <style:table-row-properties fo:keep-together="auto"/>
    </style:style>
    <style:style style:name="Table6" style:family="table">
      <style:table-properties style:width="16.715cm" fo:margin-left="0cm" table:align="left" fo:background-color="transparent" style:may-break-between-rows="true" table:border-model="collapsing">
        <style:background-image/>
      </style:table-properties>
    </style:style>
    <style:style style:name="Table6.A" style:family="table-column">
      <style:table-column-properties style:column-width="3.175cm"/>
    </style:style>
    <style:style style:name="Table6.C" style:family="table-column">
      <style:table-column-properties style:column-width="10.365cm"/>
    </style:style>
    <style:style style:name="Table6.1" style:family="table-row">
      <style:table-row-properties fo:background-color="#c0c0c0" fo:keep-together="always">
        <style:background-image/>
      </style:table-row-properties>
    </style:style>
    <style:style style:name="Table6.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6.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6.2" style:family="table-row">
      <style:table-row-properties fo:keep-together="always"/>
    </style:style>
    <style:style style:name="Table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6.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28" style:family="table">
      <style:table-properties style:width="16.715cm" fo:margin-left="0cm" table:align="left" fo:background-color="transparent" style:may-break-between-rows="true" table:border-model="collapsing">
        <style:background-image/>
      </style:table-properties>
    </style:style>
    <style:style style:name="Table28.A" style:family="table-column">
      <style:table-column-properties style:column-width="4.89cm"/>
    </style:style>
    <style:style style:name="Table28.B" style:family="table-column">
      <style:table-column-properties style:column-width="11.825cm"/>
    </style:style>
    <style:style style:name="Table28.1" style:family="table-row">
      <style:table-row-properties fo:background-color="#c0c0c0" fo:keep-together="always">
        <style:background-image/>
      </style:table-row-properties>
    </style:style>
    <style:style style:name="Table28.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8.2" style:family="table-row">
      <style:table-row-properties fo:keep-together="always"/>
    </style:style>
    <style:style style:name="Table2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8.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8.3" style:family="table-row">
      <style:table-row-properties fo:keep-together="always"/>
    </style:style>
    <style:style style:name="Table28.4" style:family="table-row">
      <style:table-row-properties fo:keep-together="always"/>
    </style:style>
    <style:style style:name="Table28.5" style:family="table-row">
      <style:table-row-properties fo:keep-together="always"/>
    </style:style>
    <style:style style:name="Table28.6" style:family="table-row">
      <style:table-row-properties fo:keep-together="always"/>
    </style:style>
    <style:style style:name="Table28.7" style:family="table-row">
      <style:table-row-properties fo:keep-together="always"/>
    </style:style>
    <style:style style:name="Table28.8" style:family="table-row">
      <style:table-row-properties fo:keep-together="always"/>
    </style:style>
    <style:style style:name="Table28.9" style:family="table-row">
      <style:table-row-properties fo:keep-together="always"/>
    </style:style>
    <style:style style:name="Table1" style:family="table">
      <style:table-properties style:width="16.715cm" fo:margin-left="0cm" table:align="left" fo:background-color="transparent" style:may-break-between-rows="true" table:border-model="collapsing">
        <style:background-image/>
      </style:table-properties>
    </style:style>
    <style:style style:name="Table1.A" style:family="table-column">
      <style:table-column-properties style:column-width="3.209cm"/>
    </style:style>
    <style:style style:name="Table1.B" style:family="table-column">
      <style:table-column-properties style:column-width="3.103cm"/>
    </style:style>
    <style:style style:name="Table1.C" style:family="table-column">
      <style:table-column-properties style:column-width="3.182cm"/>
    </style:style>
    <style:style style:name="Table1.D" style:family="table-column">
      <style:table-column-properties style:column-width="7.221cm"/>
    </style:style>
    <style:style style:name="Table1.1" style:family="table-row">
      <style:table-row-properties fo:background-color="#c0c0c0" fo:keep-together="always">
        <style:background-image/>
      </style:table-row-properties>
    </style:style>
    <style:style style:name="Table1.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2" style:family="table-row">
      <style:table-row-properties fo:keep-together="auto"/>
    </style:style>
    <style:style style:name="Table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lways"/>
    </style:style>
    <style:style style:name="Table21" style:family="table">
      <style:table-properties style:width="16.715cm" fo:margin-left="0cm" table:align="left" fo:background-color="transparent" style:may-break-between-rows="true" table:border-model="collapsing">
        <style:background-image/>
      </style:table-properties>
    </style:style>
    <style:style style:name="Table21.A" style:family="table-column">
      <style:table-column-properties style:column-width="3.196cm"/>
    </style:style>
    <style:style style:name="Table21.B" style:family="table-column">
      <style:table-column-properties style:column-width="3.113cm"/>
    </style:style>
    <style:style style:name="Table21.C" style:family="table-column">
      <style:table-column-properties style:column-width="3.194cm"/>
    </style:style>
    <style:style style:name="Table21.D" style:family="table-column">
      <style:table-column-properties style:column-width="7.211cm"/>
    </style:style>
    <style:style style:name="Table21.1" style:family="table-row">
      <style:table-row-properties fo:background-color="#c0c0c0" fo:keep-together="always">
        <style:background-image/>
      </style:table-row-properties>
    </style:style>
    <style:style style:name="Table21.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1.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1.2" style:family="table-row">
      <style:table-row-properties fo:keep-together="always"/>
    </style:style>
    <style:style style:name="Table2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9" style:family="table">
      <style:table-properties style:width="16.715cm" fo:margin-left="0cm" table:align="left" fo:background-color="transparent" style:may-break-between-rows="true" table:border-model="collapsing">
        <style:background-image/>
      </style:table-properties>
    </style:style>
    <style:style style:name="Table9.A" style:family="table-column">
      <style:table-column-properties style:column-width="3.175cm"/>
    </style:style>
    <style:style style:name="Table9.D" style:family="table-column">
      <style:table-column-properties style:column-width="7.19cm"/>
    </style:style>
    <style:style style:name="Table9.1" style:family="table-row">
      <style:table-row-properties fo:background-color="#c0c0c0" fo:keep-together="always">
        <style:background-image/>
      </style:table-row-properties>
    </style:style>
    <style:style style:name="Table9.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9.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9.2" style:family="table-row">
      <style:table-row-properties fo:keep-together="always"/>
    </style:style>
    <style:style style:name="Table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9.3" style:family="table-row">
      <style:table-row-properties fo:keep-together="always"/>
    </style:style>
    <style:style style:name="Table9.4" style:family="table-row">
      <style:table-row-properties fo:keep-together="always"/>
    </style:style>
    <style:style style:name="Table9.5" style:family="table-row">
      <style:table-row-properties fo:keep-together="always"/>
    </style:style>
    <style:style style:name="Table9.6" style:family="table-row">
      <style:table-row-properties fo:keep-together="always"/>
    </style:style>
    <style:style style:name="Table9.7" style:family="table-row">
      <style:table-row-properties fo:keep-together="always"/>
    </style:style>
    <style:style style:name="Table10" style:family="table">
      <style:table-properties style:width="16.715cm" fo:margin-left="0cm" table:align="left" fo:background-color="transparent" style:may-break-between-rows="true" table:border-model="collapsing">
        <style:background-image/>
      </style:table-properties>
    </style:style>
    <style:style style:name="Table10.A" style:family="table-column">
      <style:table-column-properties style:column-width="3.175cm"/>
    </style:style>
    <style:style style:name="Table10.D" style:family="table-column">
      <style:table-column-properties style:column-width="7.19cm"/>
    </style:style>
    <style:style style:name="Table10.1" style:family="table-row">
      <style:table-row-properties fo:background-color="#c0c0c0" fo:keep-together="always">
        <style:background-image/>
      </style:table-row-properties>
    </style:style>
    <style:style style:name="Table1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0.2" style:family="table-row">
      <style:table-row-properties fo:keep-together="always"/>
    </style:style>
    <style:style style:name="Table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0.3" style:family="table-row">
      <style:table-row-properties fo:keep-together="always"/>
    </style:style>
    <style:style style:name="Table10.4" style:family="table-row">
      <style:table-row-properties fo:keep-together="always"/>
    </style:style>
    <style:style style:name="Table10.5" style:family="table-row">
      <style:table-row-properties fo:keep-together="always"/>
    </style:style>
    <style:style style:name="Table10.6" style:family="table-row">
      <style:table-row-properties fo:keep-together="always"/>
    </style:style>
    <style:style style:name="Table11" style:family="table">
      <style:table-properties style:width="16.715cm" fo:margin-left="0cm" table:align="left" fo:background-color="transparent" style:may-break-between-rows="true" table:border-model="collapsing">
        <style:background-image/>
      </style:table-properties>
    </style:style>
    <style:style style:name="Table11.A" style:family="table-column">
      <style:table-column-properties style:column-width="3.175cm"/>
    </style:style>
    <style:style style:name="Table11.D" style:family="table-column">
      <style:table-column-properties style:column-width="7.19cm"/>
    </style:style>
    <style:style style:name="Table11.1" style:family="table-row">
      <style:table-row-properties fo:background-color="#c0c0c0" fo:keep-together="always">
        <style:background-image/>
      </style:table-row-properties>
    </style:style>
    <style:style style:name="Table11.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1.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1.2" style:family="table-row">
      <style:table-row-properties fo:keep-together="always"/>
    </style:style>
    <style:style style:name="Table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1.3" style:family="table-row">
      <style:table-row-properties fo:keep-together="always"/>
    </style:style>
    <style:style style:name="Table11.4" style:family="table-row">
      <style:table-row-properties fo:keep-together="always"/>
    </style:style>
    <style:style style:name="Table11.5" style:family="table-row">
      <style:table-row-properties fo:keep-together="always"/>
    </style:style>
    <style:style style:name="Table11.6" style:family="table-row">
      <style:table-row-properties fo:keep-together="always"/>
    </style:style>
    <style:style style:name="Table11.7" style:family="table-row">
      <style:table-row-properties fo:keep-together="always"/>
    </style:style>
    <style:style style:name="Table14" style:family="table">
      <style:table-properties style:width="16.715cm" fo:margin-left="0cm" table:align="left" fo:background-color="transparent" style:may-break-between-rows="true" table:border-model="collapsing">
        <style:background-image/>
      </style:table-properties>
    </style:style>
    <style:style style:name="Table14.A" style:family="table-column">
      <style:table-column-properties style:column-width="3.175cm"/>
    </style:style>
    <style:style style:name="Table14.D" style:family="table-column">
      <style:table-column-properties style:column-width="7.19cm"/>
    </style:style>
    <style:style style:name="Table14.1" style:family="table-row">
      <style:table-row-properties fo:background-color="#c0c0c0" fo:keep-together="always">
        <style:background-image/>
      </style:table-row-properties>
    </style:style>
    <style:style style:name="Table1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4.2" style:family="table-row">
      <style:table-row-properties fo:keep-together="always"/>
    </style:style>
    <style:style style:name="Table1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4.3" style:family="table-row">
      <style:table-row-properties fo:keep-together="always"/>
    </style:style>
    <style:style style:name="Table14.4" style:family="table-row">
      <style:table-row-properties fo:keep-together="always"/>
    </style:style>
    <style:style style:name="Table14.5" style:family="table-row">
      <style:table-row-properties fo:keep-together="always"/>
    </style:style>
    <style:style style:name="Table14.6" style:family="table-row">
      <style:table-row-properties fo:keep-together="always"/>
    </style:style>
    <style:style style:name="Table14.7" style:family="table-row">
      <style:table-row-properties fo:keep-together="always"/>
    </style:style>
    <style:style style:name="Table14.8" style:family="table-row">
      <style:table-row-properties fo:keep-together="always"/>
    </style:style>
    <style:style style:name="Table14.9" style:family="table-row">
      <style:table-row-properties fo:keep-together="always"/>
    </style:style>
    <style:style style:name="Table14.10" style:family="table-row">
      <style:table-row-properties fo:keep-together="always"/>
    </style:style>
    <style:style style:name="Table14.11" style:family="table-row">
      <style:table-row-properties fo:keep-together="always"/>
    </style:style>
    <style:style style:name="Table14.12" style:family="table-row">
      <style:table-row-properties fo:keep-together="always"/>
    </style:style>
    <style:style style:name="Table14.13" style:family="table-row">
      <style:table-row-properties fo:keep-together="always"/>
    </style:style>
    <style:style style:name="Table14.14" style:family="table-row">
      <style:table-row-properties fo:keep-together="always"/>
    </style:style>
    <style:style style:name="Table14.15" style:family="table-row">
      <style:table-row-properties fo:keep-together="auto"/>
    </style:style>
    <style:style style:name="Table14.16" style:family="table-row">
      <style:table-row-properties fo:keep-together="always"/>
    </style:style>
    <style:style style:name="Table14.17" style:family="table-row">
      <style:table-row-properties fo:keep-together="always"/>
    </style:style>
    <style:style style:name="Table14.18" style:family="table-row">
      <style:table-row-properties fo:keep-together="always"/>
    </style:style>
    <style:style style:name="Table14.19" style:family="table-row">
      <style:table-row-properties fo:keep-together="always"/>
    </style:style>
    <style:style style:name="Table14.20" style:family="table-row">
      <style:table-row-properties fo:keep-together="always"/>
    </style:style>
    <style:style style:name="Table25" style:family="table">
      <style:table-properties style:width="16.715cm" fo:margin-left="0cm" table:align="left" fo:background-color="transparent" style:may-break-between-rows="true" table:border-model="collapsing">
        <style:background-image/>
      </style:table-properties>
    </style:style>
    <style:style style:name="Table25.A" style:family="table-column">
      <style:table-column-properties style:column-width="3.175cm"/>
    </style:style>
    <style:style style:name="Table25.D" style:family="table-column">
      <style:table-column-properties style:column-width="7.19cm"/>
    </style:style>
    <style:style style:name="Table25.1" style:family="table-row">
      <style:table-row-properties fo:background-color="#c0c0c0" fo:keep-together="always">
        <style:background-image/>
      </style:table-row-properties>
    </style:style>
    <style:style style:name="Table25.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5.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5.2" style:family="table-row">
      <style:table-row-properties fo:keep-together="always"/>
    </style:style>
    <style:style style:name="Table2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7" style:family="table">
      <style:table-properties style:width="16.715cm" fo:margin-left="0cm" table:align="left" fo:background-color="transparent" style:may-break-between-rows="true" table:border-model="collapsing">
        <style:background-image/>
      </style:table-properties>
    </style:style>
    <style:style style:name="Table27.A" style:family="table-column">
      <style:table-column-properties style:column-width="3.175cm"/>
    </style:style>
    <style:style style:name="Table27.D" style:family="table-column">
      <style:table-column-properties style:column-width="7.19cm"/>
    </style:style>
    <style:style style:name="Table27.1" style:family="table-row">
      <style:table-row-properties fo:background-color="#c0c0c0" fo:keep-together="always">
        <style:background-image/>
      </style:table-row-properties>
    </style:style>
    <style:style style:name="Table27.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7.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7.2" style:family="table-row">
      <style:table-row-properties fo:keep-together="always"/>
    </style:style>
    <style:style style:name="Table2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7.3" style:family="table-row">
      <style:table-row-properties fo:keep-together="always"/>
    </style:style>
    <style:style style:name="Table27.4" style:family="table-row">
      <style:table-row-properties fo:keep-together="always"/>
    </style:style>
    <style:style style:name="Table27.5" style:family="table-row">
      <style:table-row-properties fo:keep-together="always"/>
    </style:style>
    <style:style style:name="Table27.6" style:family="table-row">
      <style:table-row-properties fo:keep-together="always"/>
    </style:style>
    <style:style style:name="Table27.7" style:family="table-row">
      <style:table-row-properties fo:keep-together="always"/>
    </style:style>
    <style:style style:name="Table27.8" style:family="table-row">
      <style:table-row-properties fo:keep-together="always"/>
    </style:style>
    <style:style style:name="Table27.9" style:family="table-row">
      <style:table-row-properties fo:keep-together="always"/>
    </style:style>
    <style:style style:name="Table27.10" style:family="table-row">
      <style:table-row-properties fo:keep-together="always"/>
    </style:style>
    <style:style style:name="Table27.11" style:family="table-row">
      <style:table-row-properties fo:keep-together="always"/>
    </style:style>
    <style:style style:name="Table27.12" style:family="table-row">
      <style:table-row-properties fo:keep-together="always"/>
    </style:style>
    <style:style style:name="Table27.1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173cm" style:type="right" style:leader-style="dotted" style:leader-text="."/>
        </style:tab-stops>
      </style:paragraph-properties>
    </style:style>
    <style:style style:name="P7" style:family="paragraph" style:parent-style-name="Contents_20_3">
      <style:paragraph-properties>
        <style:tab-stops>
          <style:tab-stop style:position="15.644cm" style:type="right" style:leader-style="dotted" style:leader-text="."/>
        </style:tab-stops>
      </style:paragraph-properties>
    </style:style>
    <style:style style:name="P8" style:family="paragraph" style:parent-style-name="Text_20_body">
      <style:text-properties officeooo:paragraph-rsid="01104e2c"/>
    </style:style>
    <style:style style:name="P9" style:family="paragraph" style:parent-style-name="Column_20_Contents">
      <style:text-properties officeooo:rsid="0110a887" officeooo:paragraph-rsid="0110a887"/>
    </style:style>
    <style:style style:name="P10" style:family="paragraph" style:parent-style-name="Column_20_Contents">
      <style:text-properties officeooo:rsid="012990c4" officeooo:paragraph-rsid="012990c4"/>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3c5904"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42fcf2"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4457a2"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449318"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466791"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46d696"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483bd2"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a5cacd" officeooo:paragraph-rsid="013c5904"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5687d2" officeooo:paragraph-rsid="013c5904"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a37393" officeooo:paragraph-rsid="013c5904"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a37393"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ad7d81" officeooo:paragraph-rsid="013c5904"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7d5247" officeooo:paragraph-rsid="013c5904"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abb7aa" officeooo:paragraph-rsid="013c5904"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aebfb0" officeooo:paragraph-rsid="013c5904"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5ab508" officeooo:paragraph-rsid="013c5904"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5b7a2f" officeooo:paragraph-rsid="013c5904"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56a7c"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612bd"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a9330"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8a338"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c0079"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d7271"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7253c"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d8ba7"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8effeb"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8effeb" officeooo:paragraph-rsid="014457a2"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8abb18"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f5120"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20e60"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20e60" officeooo:paragraph-rsid="01449318"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2d13d"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c368c3"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c368c3" officeooo:paragraph-rsid="01449318" style:font-size-asian="10.5pt" style:font-style-asian="normal" style:font-weight-asian="normal" style:font-size-complex="10.5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a7524b"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63512e"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77bc9f"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650e64"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85f1e2"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674cc"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8de15d"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8de15d" officeooo:paragraph-rsid="01466791" style:font-size-asian="10.5pt" style:font-style-asian="normal" style:font-weight-asian="normal" style:font-size-complex="10.5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466791" officeooo:paragraph-rsid="01466791" style:font-size-asian="10.5pt" style:font-style-asian="normal" style:font-weight-asian="normal" style:font-size-complex="10.5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466791" officeooo:paragraph-rsid="01483bd2" style:font-size-asian="10.5pt" style:font-style-asian="normal" style:font-weight-asian="normal" style:font-size-complex="10.5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46d696" officeooo:paragraph-rsid="0146d696" style:font-size-asian="10.5pt" style:font-style-asian="normal" style:font-weight-asian="normal" style:font-size-complex="10.5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46d696" officeooo:paragraph-rsid="01483bd2" style:font-size-asian="10.5pt" style:font-style-asian="normal" style:font-weight-asian="normal" style:font-size-complex="10.5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483bd2" officeooo:paragraph-rsid="01483bd2" style:font-size-asian="10.5pt" style:font-style-asian="normal" style:font-weight-asian="normal" style:font-size-complex="10.5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4b4494" officeooo:paragraph-rsid="014b4494"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20e60" officeooo:paragraph-rsid="013c9921" fo:background-color="transparent"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3c9921" fo:background-color="transparent"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56a7c" officeooo:paragraph-rsid="013c9921" fo:background-color="transparent"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8effeb" officeooo:paragraph-rsid="01466791" fo:background-color="transparent"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4b4494" officeooo:paragraph-rsid="014b4494" fo:background-color="transparent" style:font-size-asian="10.5pt" style:font-style-asian="normal" style:font-weight-asian="normal" style:font-size-complex="10.5pt" style:font-style-complex="normal" style:font-weight-complex="normal" style:text-overline-style="none" style:text-overline-color="font-color" loext:padding="0cm" loext:border="none"/>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13c5904" style:font-size-asian="10.5pt" style:font-style-asian="italic" style:font-weight-asian="bold" style:font-size-complex="10.5pt" style:font-style-complex="italic" style:font-weight-complex="bold"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13c9921" style:font-size-asian="10.5pt" style:font-style-asian="italic" style:font-weight-asian="bold" style:font-size-complex="10.5pt" style:font-style-complex="italic" style:font-weight-complex="bold"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1483bd2" style:font-size-asian="10.5pt" style:font-style-asian="italic" style:font-weight-asian="bold" style:font-size-complex="10.5pt" style:font-style-complex="italic" style:font-weight-complex="bold" style:text-overline-style="none" style:text-overline-color="font-color"/>
    </style:style>
    <style:style style:name="P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a5cacd" officeooo:paragraph-rsid="013c5904" style:font-size-asian="10.5pt" style:font-style-asian="italic" style:font-weight-asian="bold" style:font-size-complex="10.5pt" style:font-style-complex="italic" style:font-weight-complex="bold"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9ac82f" officeooo:paragraph-rsid="013c5904" style:font-size-asian="10.5pt" style:font-style-asian="italic" style:font-weight-asian="bold" style:font-size-complex="10.5pt" style:font-style-complex="italic" style:font-weight-complex="bold"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9ac82f" officeooo:paragraph-rsid="013c99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9ac82f" officeooo:paragraph-rsid="01483bd2" style:font-size-asian="10.5pt" style:font-style-asian="italic" style:font-weight-asian="bold" style:font-size-complex="10.5pt" style:font-style-complex="italic" style:font-weight-complex="bold" style:text-overline-style="none" style:text-overline-color="font-color"/>
    </style:style>
    <style:style style:name="P7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a2d656" officeooo:paragraph-rsid="013c5904" style:font-size-asian="10.5pt" style:font-style-asian="italic" style:font-weight-asian="bold" style:font-size-complex="10.5pt" style:font-style-complex="italic" style:font-weight-complex="bold" style:text-overline-style="none" style:text-overline-color="font-color"/>
    </style:style>
    <style:style style:name="P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a5593d" officeooo:paragraph-rsid="013c5904" style:font-size-asian="10.5pt" style:font-style-asian="italic" style:font-weight-asian="bold" style:font-size-complex="10.5pt" style:font-style-complex="italic" style:font-weight-complex="bold" style:text-overline-style="none" style:text-overline-color="font-color"/>
    </style:style>
    <style:style style:name="P7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b8a338" officeooo:paragraph-rsid="013c9921" style:font-size-asian="10.5pt" style:font-style-asian="italic" style:font-weight-asian="bold" style:font-size-complex="10.5pt" style:font-style-complex="italic" style:font-weight-complex="bold" style:text-overline-style="none" style:text-overline-color="font-color"/>
    </style:style>
    <style:style style:name="P7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b8a338" officeooo:paragraph-rsid="01483bd2" style:font-size-asian="10.5pt" style:font-style-asian="italic" style:font-weight-asian="bold" style:font-size-complex="10.5pt" style:font-style-complex="italic" style:font-weight-complex="bold" style:text-overline-style="none" style:text-overline-color="font-color"/>
    </style:style>
    <style:style style:name="P7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b20e60" officeooo:paragraph-rsid="013c9921" style:font-size-asian="10.5pt" style:font-style-asian="italic" style:font-weight-asian="bold" style:font-size-complex="10.5pt" style:font-style-complex="italic" style:font-weight-complex="bold" style:text-overline-style="none" style:text-overline-color="font-color"/>
    </style:style>
    <style:style style:name="P7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b20e60" officeooo:paragraph-rsid="014b4494" style:font-size-asian="10.5pt" style:font-style-asian="italic" style:font-weight-asian="bold" style:font-size-complex="10.5pt" style:font-style-complex="italic" style:font-weight-complex="bold" style:text-overline-style="none" style:text-overline-color="font-color"/>
    </style:style>
    <style:style style:name="P78" style:family="paragraph" style:parent-style-name="Column_20_Contents">
      <style:text-properties officeooo:rsid="013a7971" officeooo:paragraph-rsid="013a7971"/>
    </style:style>
    <style:style style:name="P79" style:family="paragraph" style:parent-style-name="Column_20_Contents">
      <style:text-properties officeooo:rsid="013bd7f5" officeooo:paragraph-rsid="013bd7f5"/>
    </style:style>
    <style:style style:name="P80" style:family="paragraph" style:parent-style-name="Text_20_body">
      <style:text-properties officeooo:paragraph-rsid="013c5904"/>
    </style:style>
    <style:style style:name="P81" style:family="paragraph" style:parent-style-name="Text_20_Note">
      <style:text-properties officeooo:rsid="00c5c7c5" officeooo:paragraph-rsid="013c9921"/>
    </style:style>
    <style:style style:name="P82" style:family="paragraph" style:parent-style-name="Text_20_body">
      <style:text-properties officeooo:rsid="00c5c7c5" officeooo:paragraph-rsid="013c9921"/>
    </style:style>
    <style:style style:name="P83" style:family="paragraph" style:parent-style-name="Text_20_Note">
      <style:text-properties officeooo:rsid="00c5c7c5" officeooo:paragraph-rsid="013c5904"/>
    </style:style>
    <style:style style:name="P84" style:family="paragraph" style:parent-style-name="Text_20_Body_20_List_20_Intro">
      <style:text-properties officeooo:paragraph-rsid="013c9921"/>
    </style:style>
    <style:style style:name="P85" style:family="paragraph" style:parent-style-name="Text_20_body">
      <style:text-properties officeooo:paragraph-rsid="013c9921"/>
    </style:style>
    <style:style style:name="P86" style:family="paragraph" style:parent-style-name="Text_20_body">
      <style:text-properties officeooo:rsid="01483bd2" officeooo:paragraph-rsid="01483bd2"/>
    </style:style>
    <style:style style:name="P87" style:family="paragraph" style:parent-style-name="New_20_Chapter" style:master-page-name="First_20_Page">
      <style:paragraph-properties style:page-number="auto" fo:break-before="page"/>
    </style:style>
    <style:style style:name="P8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b8a338" officeooo:paragraph-rsid="013c9921" style:font-size-asian="10.5pt" style:font-style-asian="italic" style:font-weight-asian="bold" style:font-size-complex="10.5pt" style:font-style-complex="italic" style:font-weight-complex="bold" style:text-overline-style="none" style:text-overline-color="font-color"/>
    </style:style>
    <style:style style:name="P8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9ac82f" officeooo:paragraph-rsid="013c9921" style:font-size-asian="10.5pt" style:font-style-asian="italic" style:font-weight-asian="bold" style:font-size-complex="10.5pt" style:font-style-complex="italic" style:font-weight-complex="bold" style:text-overline-style="none" style:text-overline-color="font-color"/>
    </style:style>
    <style:style style:name="P9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13c9921" style:font-size-asian="10.5pt" style:font-style-asian="italic" style:font-weight-asian="bold" style:font-size-complex="10.5pt" style:font-style-complex="italic" style:font-weight-complex="bold" style:text-overline-style="none" style:text-overline-color="font-color"/>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fo:language="en" fo:country="US"/>
    </style:style>
    <style:style style:name="P93" style:family="paragraph" style:parent-style-name="Heading_20_1">
      <style:text-properties officeooo:paragraph-rsid="013c5904"/>
    </style:style>
    <style:style style:name="P94" style:family="paragraph" style:parent-style-name="Heading_20_1">
      <style:text-properties officeooo:paragraph-rsid="013c9921"/>
    </style:style>
    <style:style style:name="P95" style:family="paragraph" style:parent-style-name="Heading_20_1">
      <style:text-properties officeooo:rsid="00c5c7c5" officeooo:paragraph-rsid="013c9921"/>
    </style:style>
    <style:style style:name="P96" style:family="paragraph" style:parent-style-name="Heading_20_2">
      <style:text-properties officeooo:paragraph-rsid="013c5904"/>
    </style:style>
    <style:style style:name="P97" style:family="paragraph" style:parent-style-name="Heading_20_2">
      <style:text-properties fo:color="#18a303" loext:opacity="100%" style:font-name="Liberation Sans1" fo:font-size="14pt" fo:font-style="normal" fo:font-weight="bold" officeooo:rsid="00af376f" officeooo:paragraph-rsid="013c5904" style:font-name-asian="Noto Sans Mono CJK JP" style:font-size-asian="10.5pt" style:font-style-asian="italic" style:font-weight-asian="normal" style:font-name-complex="Noto Sans" style:font-size-complex="14pt" style:font-style-complex="italic" style:font-weight-complex="normal"/>
    </style:style>
    <style:style style:name="P98" style:family="paragraph" style:parent-style-name="Heading_20_2">
      <style:text-properties fo:color="#18a303" loext:opacity="100%" style:font-name="Liberation Sans1" fo:font-size="14pt" fo:font-style="normal" fo:font-weight="bold" officeooo:rsid="0185f1e2" officeooo:paragraph-rsid="013c9921" style:font-name-asian="Noto Sans Mono CJK JP" style:font-size-asian="10.5pt" style:font-style-asian="italic" style:font-weight-asian="normal" style:font-name-complex="Noto Sans" style:font-size-complex="14pt" style:font-style-complex="italic" style:font-weight-complex="normal"/>
    </style:style>
    <style:style style:name="P99" style:family="paragraph" style:parent-style-name="Heading_20_2">
      <style:text-properties officeooo:rsid="01483bd2" officeooo:paragraph-rsid="01483bd2"/>
    </style:style>
    <style:style style:name="P100" style:family="paragraph" style:parent-style-name="Heading_20_2">
      <style:text-properties officeooo:paragraph-rsid="01483bd2"/>
    </style:style>
    <style:style style:name="P101" style:family="paragraph" style:parent-style-name="Heading_20_2">
      <style:text-properties officeooo:paragraph-rsid="013c9921"/>
    </style:style>
    <style:style style:name="P102" style:family="paragraph" style:parent-style-name="Heading_20_2">
      <style:text-properties officeooo:rsid="016d7449" officeooo:paragraph-rsid="013c9921"/>
    </style:style>
    <style:style style:name="P103" style:family="paragraph" style:parent-style-name="Heading_20_2">
      <style:text-properties officeooo:rsid="00b56a7c" officeooo:paragraph-rsid="013c9921"/>
    </style:style>
    <style:style style:name="P104" style:family="paragraph" style:parent-style-name="Heading_20_3">
      <style:text-properties officeooo:paragraph-rsid="013c9921"/>
    </style:style>
    <style:style style:name="P105" style:family="paragraph" style:parent-style-name="Heading_20_Note">
      <style:text-properties officeooo:rsid="00c5c7c5" officeooo:paragraph-rsid="013c5904"/>
    </style:style>
    <style:style style:name="P106" style:family="paragraph" style:parent-style-name="Heading_20_Note">
      <style:text-properties officeooo:rsid="00c5c7c5" officeooo:paragraph-rsid="013c9921"/>
    </style:style>
    <style:style style:name="P107" style:family="paragraph" style:parent-style-name="Heading_20_Note">
      <style:text-properties officeooo:rsid="00cc74e4" officeooo:paragraph-rsid="013c9921"/>
    </style:style>
    <style:style style:name="P108" style:family="paragraph" style:parent-style-name="List_20_1">
      <style:text-properties officeooo:paragraph-rsid="013c9921"/>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20e60"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20e60" officeooo:paragraph-rsid="014457a2" style:font-size-asian="10.5pt" style:font-style-asian="normal" style:font-weight-asian="normal" style:font-size-complex="10.5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20e60" officeooo:paragraph-rsid="01483bd2" style:font-size-asian="10.5pt" style:font-style-asian="normal" style:font-weight-asian="normal" style:font-size-complex="10.5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b2d13d"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4457a2" style:font-size-asian="10.5pt" style:font-style-asian="normal" style:font-weight-asian="normal" style:font-size-complex="10.5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483bd2" officeooo:paragraph-rsid="01483bd2" style:font-size-asian="10.5pt" style:font-style-asian="normal" style:font-weight-asian="normal" style:font-size-complex="10.5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181ef40" officeooo:paragraph-rsid="013c9921" style:font-size-asian="10.5pt" style:font-style-asian="normal" style:font-weight-asian="normal" style:font-size-complex="10.5pt" style:font-style-complex="normal" style:font-weight-complex="normal" style:text-overline-style="none" style:text-overline-color="font-color"/>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5" fo:font-size="11pt" officeooo:rsid="01552756" style:font-size-asian="10.5pt" style:font-weight-asian="normal" style:font-weight-complex="normal"/>
    </style:style>
    <style:style style:name="T6" style:family="text">
      <style:text-properties style:font-name="Liberation Sans5" fo:font-size="11pt" officeooo:rsid="0185f1e2" style:font-size-asian="10.5pt" style:font-weight-asian="normal" style:font-weight-complex="normal"/>
    </style:style>
    <style:style style:name="T7" style:family="text">
      <style:text-properties style:font-name="Liberation Sans5" fo:font-size="11pt" officeooo:rsid="01650e64" style:font-size-asian="10.5pt"/>
    </style:style>
    <style:style style:name="T8" style:family="text">
      <style:text-properties style:font-name="Liberation Sans5" fo:font-size="11pt" officeooo:rsid="0166bacb" style:font-size-asian="10.5pt"/>
    </style:style>
    <style:style style:name="T9" style:family="text">
      <style:text-properties style:font-name="Liberation Sans5" fo:font-size="11pt" officeooo:rsid="016a37f3" style:font-size-asian="10.5pt"/>
    </style:style>
    <style:style style:name="T10" style:family="text">
      <style:text-properties style:font-name="Liberation Sans5" fo:font-size="11pt" officeooo:rsid="016beebd" style:font-size-asian="10.5pt"/>
    </style:style>
    <style:style style:name="T11" style:family="text">
      <style:text-properties style:font-name="Liberation Sans5" fo:font-size="11pt" officeooo:rsid="016d0ac2" style:font-size-asian="10.5pt"/>
    </style:style>
    <style:style style:name="T12" style:family="text">
      <style:text-properties style:font-name="Liberation Sans5" fo:font-size="11pt" officeooo:rsid="016fc0ab" style:font-size-asian="10.5pt"/>
    </style:style>
    <style:style style:name="T13" style:family="text">
      <style:text-properties style:font-name="Liberation Sans5" fo:font-size="11pt" officeooo:rsid="01751bd5" style:font-size-asian="10.5pt"/>
    </style:style>
    <style:style style:name="T14" style:family="text">
      <style:text-properties style:font-name="Liberation Sans5" fo:font-size="11pt" officeooo:rsid="0185f1e2" style:font-size-asian="10.5pt"/>
    </style:style>
    <style:style style:name="T15" style:family="text">
      <style:text-properties style:font-name="Liberation Sans5" fo:font-size="11pt" officeooo:rsid="00b20e60" style:font-size-asian="10.5pt"/>
    </style:style>
    <style:style style:name="T16" style:family="text">
      <style:text-properties style:font-name="Liberation Sans5" fo:font-size="11pt" officeooo:rsid="016d0ac2" style:font-name-asian="DejaVu Sans" style:font-size-asian="10.5pt" style:font-name-complex="DejaVu Sans"/>
    </style:style>
    <style:style style:name="T17" style:family="text">
      <style:text-properties style:font-name="Liberation Sans5" officeooo:rsid="0166bacb" style:font-name-asian="DejaVu Sans" style:font-name-complex="DejaVu Sans"/>
    </style:style>
    <style:style style:name="T18" style:family="text">
      <style:text-properties style:font-name="Liberation Sans5" officeooo:rsid="016d0ac2" style:font-name-asian="DejaVu Sans" style:font-name-complex="DejaVu Sans"/>
    </style:style>
    <style:style style:name="T19" style:family="text">
      <style:text-properties style:font-name="Liberation Sans5" fo:font-size="10.5pt" fo:font-style="normal" style:font-style-asian="normal" style:font-weight-asian="normal" style:font-style-complex="normal"/>
    </style:style>
    <style:style style:name="T20" style:family="text">
      <style:text-properties style:font-name="Liberation Sans5" fo:font-size="10.5pt" fo:font-style="normal" officeooo:rsid="00abb7aa" style:font-style-asian="normal" style:font-weight-asian="normal" style:font-style-complex="normal"/>
    </style:style>
    <style:style style:name="T21" style:family="text">
      <style:text-properties style:font-name="Liberation Sans5" fo:font-size="10.5pt" fo:font-style="normal" officeooo:rsid="00b56a7c" style:font-style-asian="normal" style:font-weight-asian="normal" style:font-style-complex="normal"/>
    </style:style>
    <style:style style:name="T22" style:family="text">
      <style:text-properties style:font-name="Liberation Sans5" fo:font-size="10.5pt" fo:font-style="normal" officeooo:rsid="00b20e60" style:font-style-asian="normal" style:font-weight-asian="normal" style:font-style-complex="normal"/>
    </style:style>
    <style:style style:name="T23" style:family="text">
      <style:text-properties style:font-name="Liberation Sans5" fo:font-size="10.5pt" fo:font-style="normal" officeooo:rsid="00b56a7c" fo:background-color="transparent" loext:char-shading-value="0" style:font-style-asian="normal" style:font-weight-asian="normal" style:font-style-complex="normal" loext:padding="0cm" loext:border="none"/>
    </style:style>
    <style:style style:name="T24" style:family="text">
      <style:text-properties officeooo:rsid="009105aa"/>
    </style:style>
    <style:style style:name="T25" style:family="text">
      <style:text-properties officeooo:rsid="009a0fd8"/>
    </style:style>
    <style:style style:name="T26" style:family="text">
      <style:text-properties style:font-name="Liberation Sans3" fo:font-size="10.5pt" fo:font-style="italic" officeooo:rsid="009cf76c" fo:background-color="transparent" loext:char-shading-value="0" style:font-style-asian="italic" style:font-weight-asian="normal" style:font-style-complex="italic" loext:padding="0cm" loext:border="none"/>
    </style:style>
    <style:style style:name="T27" style:family="text">
      <style:text-properties style:font-name="Liberation Sans3" fo:font-size="10.5pt" fo:font-style="italic" officeooo:rsid="00a37393" fo:background-color="transparent" loext:char-shading-value="0" style:font-style-asian="italic" style:font-weight-asian="normal" style:font-style-complex="italic" loext:padding="0cm" loext:border="none"/>
    </style:style>
    <style:style style:name="T28" style:family="text">
      <style:text-properties style:font-name="Liberation Sans3" fo:font-size="10.5pt" fo:font-style="italic" officeooo:rsid="009ea48f" fo:background-color="transparent" loext:char-shading-value="0" style:font-style-asian="italic" style:font-weight-asian="normal" style:font-style-complex="italic" loext:padding="0cm" loext:border="none"/>
    </style:style>
    <style:style style:name="T29" style:family="text">
      <style:text-properties style:font-name="Liberation Sans3" fo:font-size="10.5pt" fo:font-style="italic" officeooo:rsid="00a2d656" fo:background-color="transparent" loext:char-shading-value="0" style:font-style-asian="italic" style:font-weight-asian="normal" style:font-style-complex="italic" loext:padding="0cm" loext:border="none"/>
    </style:style>
    <style:style style:name="T30" style:family="text">
      <style:text-properties style:font-name="Liberation Sans3" fo:font-size="10.5pt" fo:font-style="italic" officeooo:rsid="00b20e60" fo:background-color="transparent" loext:char-shading-value="0" style:font-style-asian="italic" style:font-weight-asian="normal" style:font-style-complex="italic" loext:padding="0cm" loext:border="none"/>
    </style:style>
    <style:style style:name="T31" style:family="text">
      <style:text-properties style:font-name="Liberation Sans3" fo:font-size="10.5pt" fo:font-style="italic" officeooo:rsid="00af376f" fo:background-color="transparent" loext:char-shading-value="0" style:font-style-asian="italic" style:font-weight-asian="normal" style:font-style-complex="italic" loext:padding="0cm" loext:border="none"/>
    </style:style>
    <style:style style:name="T32" style:family="text">
      <style:text-properties style:font-name="Liberation Sans3" fo:font-size="10.5pt" fo:font-style="italic" officeooo:rsid="00bd7271" fo:background-color="transparent" loext:char-shading-value="0" style:font-style-asian="italic" style:font-weight-asian="normal" style:font-style-complex="italic" loext:padding="0cm" loext:border="none"/>
    </style:style>
    <style:style style:name="T33" style:family="text">
      <style:text-properties style:font-name="Liberation Sans3" fo:font-size="10.5pt" fo:font-style="italic" officeooo:rsid="015d6933" fo:background-color="transparent" loext:char-shading-value="0" style:font-style-asian="italic" style:font-weight-asian="normal" style:font-style-complex="italic" loext:padding="0cm" loext:border="none"/>
    </style:style>
    <style:style style:name="T34" style:family="text">
      <style:text-properties style:font-name="Liberation Sans3" fo:font-size="10.5pt" fo:font-style="italic" officeooo:rsid="00bd8ba7" fo:background-color="transparent" loext:char-shading-value="0" style:font-style-asian="italic" style:font-weight-asian="normal" style:font-style-complex="italic" loext:padding="0cm" loext:border="none"/>
    </style:style>
    <style:style style:name="T35" style:family="text">
      <style:text-properties style:font-name="Liberation Sans3" fo:font-size="10.5pt" fo:font-style="italic" officeooo:rsid="01483bd2" fo:background-color="transparent" loext:char-shading-value="0" style:font-style-asian="italic" style:font-weight-asian="normal" style:font-style-complex="italic" loext:padding="0cm" loext:border="none"/>
    </style:style>
    <style:style style:name="T36" style:family="text">
      <style:text-properties style:font-name="Liberation Sans3" fo:font-style="italic" officeooo:rsid="00b612bd" fo:background-color="transparent" loext:char-shading-value="0" style:font-style-asian="italic" style:font-style-complex="italic" loext:padding="0cm" loext:border="none"/>
    </style:style>
    <style:style style:name="T37" style:family="text">
      <style:text-properties style:font-name="Liberation Sans3" fo:font-style="italic" officeooo:rsid="00bd7271" fo:background-color="transparent" loext:char-shading-value="0" style:font-style-asian="italic" style:font-style-complex="italic" loext:padding="0cm" loext:border="none"/>
    </style:style>
    <style:style style:name="T38" style:family="text">
      <style:text-properties style:font-name="Liberation Sans3" fo:font-style="italic" officeooo:rsid="00bd8ba7" fo:background-color="transparent" loext:char-shading-value="0" style:font-style-asian="italic" style:font-style-complex="italic" loext:padding="0cm" loext:border="none"/>
    </style:style>
    <style:style style:name="T39" style:family="text">
      <style:text-properties officeooo:rsid="011699d5"/>
    </style:style>
    <style:style style:name="T40" style:family="text">
      <style:text-properties style:font-name="Liberation Sans4" officeooo:rsid="0166bacb" style:font-name-asian="Liberation Sans4" style:font-name-complex="Liberation Sans4"/>
    </style:style>
    <style:style style:name="T41" style:family="text">
      <style:text-properties style:font-name="Liberation Sans4" officeooo:rsid="016d0ac2" style:font-name-asian="Liberation Sans4" style:font-name-complex="Liberation Sans4"/>
    </style:style>
    <style:style style:name="T42" style:family="text">
      <style:text-properties officeooo:rsid="013a7971"/>
    </style:style>
    <style:style style:name="T43" style:family="text">
      <style:text-properties officeooo:rsid="013bd7f5"/>
    </style:style>
    <style:style style:name="T44" style:family="text">
      <style:text-properties officeooo:rsid="009db8c4"/>
    </style:style>
    <style:style style:name="T45" style:family="text">
      <style:text-properties officeooo:rsid="00b50c79"/>
    </style:style>
    <style:style style:name="T46" style:family="text">
      <style:text-properties officeooo:rsid="00a5cacd"/>
    </style:style>
    <style:style style:name="T47" style:family="text">
      <style:text-properties officeooo:rsid="00aa15ca"/>
    </style:style>
    <style:style style:name="T48" style:family="text">
      <style:text-properties officeooo:rsid="00aa2ca2"/>
    </style:style>
    <style:style style:name="T49" style:family="text">
      <style:text-properties officeooo:rsid="015a351e"/>
    </style:style>
    <style:style style:name="T50" style:family="text">
      <style:text-properties officeooo:rsid="0197184f"/>
    </style:style>
    <style:style style:name="T51" style:family="text">
      <style:text-properties officeooo:rsid="009ac82f"/>
    </style:style>
    <style:style style:name="T52" style:family="text">
      <style:text-properties officeooo:rsid="009ea48f"/>
    </style:style>
    <style:style style:name="T53" style:family="text">
      <style:text-properties officeooo:rsid="009b5285"/>
    </style:style>
    <style:style style:name="T54" style:family="text">
      <style:text-properties officeooo:rsid="015687d2"/>
    </style:style>
    <style:style style:name="T55" style:family="text">
      <style:text-properties officeooo:rsid="00a37393"/>
    </style:style>
    <style:style style:name="T56" style:family="text">
      <style:text-properties officeooo:rsid="01992dcd"/>
    </style:style>
    <style:style style:name="T57" style:family="text">
      <style:text-properties officeooo:rsid="009e613e"/>
    </style:style>
    <style:style style:name="T58" style:family="text">
      <style:text-properties officeooo:rsid="009f096c"/>
    </style:style>
    <style:style style:name="T59" style:family="text">
      <style:text-properties officeooo:rsid="01797041"/>
    </style:style>
    <style:style style:name="T60" style:family="text">
      <style:text-properties officeooo:rsid="019719b0"/>
    </style:style>
    <style:style style:name="T61" style:family="text">
      <style:text-properties officeooo:rsid="00a2d656"/>
    </style:style>
    <style:style style:name="T62" style:family="text">
      <style:text-properties officeooo:rsid="00ad7d81"/>
    </style:style>
    <style:style style:name="T63" style:family="text">
      <style:text-properties officeooo:rsid="01581a0b"/>
    </style:style>
    <style:style style:name="T64" style:family="text">
      <style:text-properties officeooo:rsid="00a88886"/>
    </style:style>
    <style:style style:name="T65" style:family="text">
      <style:text-properties officeooo:rsid="017af024"/>
    </style:style>
    <style:style style:name="T66" style:family="text">
      <style:text-properties officeooo:rsid="00b20e60"/>
    </style:style>
    <style:style style:name="T67" style:family="text">
      <style:text-properties officeooo:rsid="00abb7aa"/>
    </style:style>
    <style:style style:name="T68" style:family="text">
      <style:text-properties officeooo:rsid="015b7a2f"/>
    </style:style>
    <style:style style:name="T69" style:family="text">
      <style:text-properties officeooo:rsid="017eadfc"/>
    </style:style>
    <style:style style:name="T70" style:family="text">
      <style:text-properties officeooo:rsid="017d5247"/>
    </style:style>
    <style:style style:name="T71" style:family="text">
      <style:text-properties officeooo:rsid="017da51f"/>
    </style:style>
    <style:style style:name="T72" style:family="text">
      <style:text-properties officeooo:rsid="00aebfb0"/>
    </style:style>
    <style:style style:name="T73" style:family="text">
      <style:text-properties officeooo:rsid="00a6a7b1"/>
    </style:style>
    <style:style style:name="T74" style:family="text">
      <style:text-properties officeooo:rsid="017eb4ff"/>
    </style:style>
    <style:style style:name="T75" style:family="text">
      <style:text-properties officeooo:rsid="00b8a338"/>
    </style:style>
    <style:style style:name="T76" style:family="text">
      <style:text-properties officeooo:rsid="0190602d"/>
    </style:style>
    <style:style style:name="T77" style:family="text">
      <style:text-properties officeooo:rsid="016061b5"/>
    </style:style>
    <style:style style:name="T78" style:family="text">
      <style:text-properties officeooo:rsid="00a7524b"/>
    </style:style>
    <style:style style:name="T79" style:family="text">
      <style:text-properties officeooo:rsid="00bc0079"/>
    </style:style>
    <style:style style:name="T80" style:family="text">
      <style:text-properties officeooo:rsid="00b7253c"/>
    </style:style>
    <style:style style:name="T81" style:family="text">
      <style:text-properties officeooo:rsid="00b56a7c"/>
    </style:style>
    <style:style style:name="T82" style:family="text">
      <style:text-properties officeooo:rsid="01806769"/>
    </style:style>
    <style:style style:name="T83" style:family="text">
      <style:text-properties officeooo:rsid="00bd7271"/>
    </style:style>
    <style:style style:name="T84" style:family="text">
      <style:text-properties officeooo:rsid="015d6933"/>
    </style:style>
    <style:style style:name="T85" style:family="text">
      <style:text-properties officeooo:rsid="01971c69"/>
    </style:style>
    <style:style style:name="T86" style:family="text">
      <style:text-properties officeooo:rsid="00bd8ba7"/>
    </style:style>
    <style:style style:name="T87" style:family="text">
      <style:text-properties officeooo:rsid="00b2d13d"/>
    </style:style>
    <style:style style:name="T88" style:family="text">
      <style:text-properties officeooo:rsid="0181ef40"/>
    </style:style>
    <style:style style:name="T89" style:family="text">
      <style:text-properties officeooo:rsid="00c368c3"/>
    </style:style>
    <style:style style:name="T90" style:family="text">
      <style:text-properties officeooo:rsid="00ac0c76"/>
    </style:style>
    <style:style style:name="T91" style:family="text">
      <style:text-properties officeooo:rsid="0161c62a"/>
    </style:style>
    <style:style style:name="T92" style:family="text">
      <style:text-properties officeooo:rsid="0163512e"/>
    </style:style>
    <style:style style:name="T93" style:family="text">
      <style:text-properties officeooo:rsid="017301a4"/>
    </style:style>
    <style:style style:name="T94" style:family="text">
      <style:text-properties officeooo:rsid="01691367"/>
    </style:style>
    <style:style style:name="T95" style:family="text">
      <style:text-properties officeooo:rsid="01642672"/>
    </style:style>
    <style:style style:name="T96" style:family="text">
      <style:text-properties officeooo:rsid="01739e90"/>
    </style:style>
    <style:style style:name="T97" style:family="text">
      <style:text-properties officeooo:rsid="01985204"/>
    </style:style>
    <style:style style:name="T98" style:family="text">
      <style:text-properties officeooo:rsid="01650e64"/>
    </style:style>
    <style:style style:name="T99" style:family="text">
      <style:text-properties officeooo:rsid="0166bacb"/>
    </style:style>
    <style:style style:name="T100" style:family="text">
      <style:text-properties officeooo:rsid="016beebd"/>
    </style:style>
    <style:style style:name="T101" style:family="text">
      <style:text-properties officeooo:rsid="016d0ac2"/>
    </style:style>
    <style:style style:name="T102" style:family="text">
      <style:text-properties officeooo:rsid="016fc0ab"/>
    </style:style>
    <style:style style:name="T103" style:family="text">
      <style:text-properties officeooo:rsid="01751bd5"/>
    </style:style>
    <style:style style:name="T104" style:family="text">
      <style:text-properties officeooo:rsid="016d7449"/>
    </style:style>
    <style:style style:name="T105" style:family="text">
      <style:text-properties officeooo:rsid="016e2883"/>
    </style:style>
    <style:style style:name="T106" style:family="text">
      <style:text-properties officeooo:rsid="0185f1e2"/>
    </style:style>
    <style:style style:name="T107" style:family="text">
      <style:text-properties officeooo:rsid="00c5c7c5"/>
    </style:style>
    <style:style style:name="T108" style:family="text">
      <style:text-properties officeooo:rsid="0188efae"/>
    </style:style>
    <style:style style:name="T109" style:family="text">
      <style:text-properties officeooo:rsid="0186df29"/>
    </style:style>
    <style:style style:name="T110" style:family="text">
      <style:text-properties officeooo:rsid="00cc3d9d"/>
    </style:style>
    <style:style style:name="T111" style:family="text">
      <style:text-properties officeooo:rsid="01883c89"/>
    </style:style>
    <style:style style:name="T112" style:family="text">
      <style:text-properties officeooo:rsid="00b674cc"/>
    </style:style>
    <style:style style:name="T113" style:family="text">
      <style:text-properties officeooo:rsid="018c82db"/>
    </style:style>
    <style:style style:name="T114" style:family="text">
      <style:text-properties officeooo:rsid="018de15d"/>
    </style:style>
    <style:style style:name="T115" style:family="text">
      <style:text-properties officeooo:rsid="013e126d"/>
    </style:style>
    <style:style style:name="T116" style:family="text">
      <style:text-properties officeooo:rsid="0142fcf2"/>
    </style:style>
    <style:style style:name="T117" style:family="text">
      <style:text-properties officeooo:rsid="009cf76c"/>
    </style:style>
    <style:style style:name="T118" style:family="text">
      <style:text-properties officeooo:rsid="00acd7c6"/>
    </style:style>
    <style:style style:name="T119" style:family="text">
      <style:text-properties officeooo:rsid="00ba9330"/>
    </style:style>
    <style:style style:name="T120" style:family="text">
      <style:text-properties officeooo:rsid="00b4c2d4"/>
    </style:style>
    <style:style style:name="T121" style:family="text">
      <style:text-properties officeooo:rsid="019a9a35"/>
    </style:style>
    <style:style style:name="T122" style:family="text">
      <style:text-properties style:font-name="Liberation Sans"/>
    </style:style>
    <style:style style:name="T123" style:family="text">
      <style:text-properties officeooo:rsid="01466791"/>
    </style:style>
    <style:style style:name="T124" style:family="text">
      <style:text-properties officeooo:rsid="0146d696"/>
    </style:style>
    <style:style style:name="T125" style:family="text">
      <style:text-properties officeooo:rsid="0146f0c9"/>
    </style:style>
    <style:style style:name="T126" style:family="text">
      <style:text-properties officeooo:rsid="01483bd2"/>
    </style:style>
    <style:style style:name="T127" style:family="text">
      <style:text-properties officeooo:rsid="014b4494"/>
    </style:style>
    <style:style style:name="T128" style:family="text">
      <style:text-properties officeooo:rsid="00af376f"/>
    </style:style>
    <style:style style:name="T129" style:family="text">
      <style:text-properties officeooo:rsid="00b612bd"/>
    </style:style>
    <style:style style:name="T130" style:family="text">
      <style:text-properties fo:font-style="normal" style:font-style-asian="normal" style:font-style-complex="normal"/>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weight="normal" style:font-weight-asian="normal" style:font-weight-complex="normal"/>
    </style:style>
    <style:style style:name="T133" style:family="text">
      <style:text-properties fo:font-style="italic" fo:font-weight="normal" style:font-style-asian="italic" style:font-weight-asian="normal" style:font-style-complex="italic" style:font-weight-complex="normal"/>
    </style:style>
    <style:style style:name="T134"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87"><draw:frame draw:style-name="fr1"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Draw Guide</text:user-defined><text:s/><text:user-defined style:data-style-name="N0" text:name="LibreOffive Version">7.4</text:user-defined></text:p>
      </text:section>
      <text:section text:style-name="Sect1" text:name="SEC_TITLE">
        <text:p text:style-name="Title">Appendix A, <text:line-break/>Keyboard Shortcuts</text:p>
        <text:p text:style-name="Subtitle"/>
      </text:section>
      <text:section text:style-name="Sect1" text:name="Section1" text:condition="ooow:book eq 1" text:display="condition">
        <text:h text:style-name="P91" text:outline-level="1"><text:bookmark-start text:name="__RefHeading__5636_1566568644"/>Copyright<text:bookmark-end text:name="__RefHeading__5636_1566568644"/></text:h>
        <text:p text:style-name="P8">This document is Copyright © 2023 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78">Peter Schofield</text:p>
          <text:p text:style-name="P9"/>
          <text:p text:style-name="P9"/>
          <text:p text:style-name="P10"/>
        </text:section>
        <text:p text:style-name="Definition_20_Term">Contributors for previous editions:</text:p>
        <text:section text:style-name="Sect2" text:name="Section4">
          <text:p text:style-name="Column_20_Contents">Kees Kriek</text:p>
          <text:p text:style-name="Column_20_Contents">Jean Hollis Weber</text:p>
          <text:p text:style-name="P79">Peter Schofield</text:p>
          <text:p text:style-name="P10"/>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loguides@community.documentfoundation.org" text:style-name="Internet_20_link" text:visited-style-name="Visited_20_Internet_20_Link">loguides@community.documentfoundation.org</text:a>.</text:p>
        <text:list xml:id="list2365913687"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Published January 2023. Based on LibreOffice 7.4 Community.<text:line-break/>Other versions of LibreOffice may differ in appearance and functionality.</text:p>
        <text:p text:style-name="P4"/>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 text:style-name="Index_20_Link" text:visited-style-name="Index_20_Link">Publication date and software version<text:tab/>2</text:a></text:p>
            <text:p text:style-name="P5"><text:a xlink:type="simple" xlink:href="#__RefHeading___Toc1331_4256543436" text:style-name="Index_20_Link" text:visited-style-name="Index_20_Link">Introduction<text:tab/>4</text:a></text:p>
            <text:p text:style-name="P5"><text:a xlink:type="simple" xlink:href="#__RefHeading___Toc4760_3216157548" text:style-name="Index_20_Link" text:visited-style-name="Index_20_Link">macOS keyboard shortcuts<text:tab/>4</text:a></text:p>
            <text:p text:style-name="P6"><text:a xlink:type="simple" xlink:href="#__RefHeading___Toc13507_2404689771" text:style-name="Index_20_Link" text:visited-style-name="Index_20_Link">Shift, Control and Alt keys<text:tab/>4</text:a></text:p>
            <text:p text:style-name="P6"><text:a xlink:type="simple" xlink:href="#__RefHeading___Toc13509_2404689771" text:style-name="Index_20_Link" text:visited-style-name="Index_20_Link">Home and End keys<text:tab/>4</text:a></text:p>
            <text:p text:style-name="P6"><text:a xlink:type="simple" xlink:href="#__RefHeading___Toc13511_2404689771" text:style-name="Index_20_Link" text:visited-style-name="Index_20_Link">Page Up and Page Down<text:tab/>4</text:a></text:p>
            <text:p text:style-name="P5"><text:a xlink:type="simple" xlink:href="#__RefHeading___Toc1771_4135320096" text:style-name="Index_20_Link" text:visited-style-name="Index_20_Link">Draw function key and keyboard shortcuts<text:tab/>5</text:a></text:p>
            <text:p text:style-name="P6"><text:a xlink:type="simple" xlink:href="#__RefHeading___Toc6380_4202357337" text:style-name="Index_20_Link" text:visited-style-name="Index_20_Link">Draw function keys<text:tab/>5</text:a></text:p>
            <text:p text:style-name="P6"><text:a xlink:type="simple" xlink:href="#__RefHeading___Toc3301_1276520686" text:style-name="Index_20_Link" text:visited-style-name="Index_20_Link">Draw keyboard shortcuts<text:tab/>5</text:a></text:p>
            <text:p text:style-name="P6"><text:a xlink:type="simple" xlink:href="#__RefHeading___Toc3303_1276520686" text:style-name="Index_20_Link" text:visited-style-name="Index_20_Link">Editing text keyboard shortcuts<text:tab/>7</text:a></text:p>
            <text:p text:style-name="P5"><text:a xlink:type="simple" xlink:href="#__RefHeading___Toc49828_2023013896" text:style-name="Index_20_Link" text:visited-style-name="Index_20_Link">Menu function key and keyboard shortcuts<text:tab/>8</text:a></text:p>
            <text:p text:style-name="P6"><text:a xlink:type="simple" xlink:href="#__RefHeading___Toc11714_163122149" text:style-name="Index_20_Link" text:visited-style-name="Index_20_Link">LibreOffice<text:tab/>8</text:a></text:p>
            <text:p text:style-name="P6"><text:a xlink:type="simple" xlink:href="#__RefHeading___Toc4857_909684015" text:style-name="Index_20_Link" text:visited-style-name="Index_20_Link">File menu<text:tab/>8</text:a></text:p>
            <text:p text:style-name="P6"><text:a xlink:type="simple" xlink:href="#__RefHeading___Toc4859_909684015" text:style-name="Index_20_Link" text:visited-style-name="Index_20_Link">Edit Menu<text:tab/>9</text:a></text:p>
            <text:p text:style-name="P6"><text:a xlink:type="simple" xlink:href="#__RefHeading___Toc4861_909684015" text:style-name="Index_20_Link" text:visited-style-name="Index_20_Link">View menu<text:tab/>10</text:a></text:p>
            <text:p text:style-name="P6"><text:a xlink:type="simple" xlink:href="#__RefHeading___Toc4863_909684015" text:style-name="Index_20_Link" text:visited-style-name="Index_20_Link">Insert menu<text:tab/>10</text:a></text:p>
            <text:p text:style-name="P6"><text:a xlink:type="simple" xlink:href="#__RefHeading___Toc4865_909684015" text:style-name="Index_20_Link" text:visited-style-name="Index_20_Link">Format menu<text:tab/>10</text:a></text:p>
            <text:p text:style-name="P6"><text:a xlink:type="simple" xlink:href="#__RefHeading___Toc49830_2023013896" text:style-name="Index_20_Link" text:visited-style-name="Index_20_Link">Shape menu<text:tab/>11</text:a></text:p>
            <text:p text:style-name="P6"><text:a xlink:type="simple" xlink:href="#__RefHeading___Toc4871_909684015" text:style-name="Index_20_Link" text:visited-style-name="Index_20_Link">Tools menu<text:tab/>11</text:a></text:p>
            <text:p text:style-name="P6"><text:a xlink:type="simple" xlink:href="#__RefHeading___Toc4873_909684015" text:style-name="Index_20_Link" text:visited-style-name="Index_20_Link">Windows menu<text:tab/>12</text:a></text:p>
            <text:p text:style-name="P6"><text:a xlink:type="simple" xlink:href="#__RefHeading___Toc4875_909684015" text:style-name="Index_20_Link" text:visited-style-name="Index_20_Link">Help menu<text:tab/>12</text:a></text:p>
            <text:p text:style-name="P5"><text:a xlink:type="simple" xlink:href="#__RefHeading___Toc49832_2023013896" text:style-name="Index_20_Link" text:visited-style-name="Index_20_Link">General function key and keyboard shortcuts<text:tab/>12</text:a></text:p>
            <text:p text:style-name="P6"><text:a xlink:type="simple" xlink:href="#__RefHeading___Toc9926_3300173436" text:style-name="Index_20_Link" text:visited-style-name="Index_20_Link">Opening menus and menu items<text:tab/>12</text:a></text:p>
            <text:p text:style-name="P7"><text:a xlink:type="simple" xlink:href="#__RefHeading___Toc9928_3300173436" text:style-name="Index_20_Link" text:visited-style-name="Index_20_Link">Accessing Menu bar commands<text:tab/>13</text:a></text:p>
            <text:p text:style-name="P7"><text:a xlink:type="simple" xlink:href="#__RefHeading___Toc9930_3300173436" text:style-name="Index_20_Link" text:visited-style-name="Index_20_Link">Accessing toolbar commands<text:tab/>13</text:a></text:p>
            <text:p text:style-name="P6"><text:a xlink:type="simple" xlink:href="#__RefHeading___Toc9932_3300173436" text:style-name="Index_20_Link" text:visited-style-name="Index_20_Link">Controlling dialogs<text:tab/>14</text:a></text:p>
            <text:p text:style-name="P5"><text:a xlink:type="simple" xlink:href="#__RefHeading___Toc2462_1619732305" text:style-name="Index_20_Link" text:visited-style-name="Index_20_Link">Toolbar function key and keyboard shortcuts<text:tab/>14</text:a></text:p>
            <text:p text:style-name="P6"><text:a xlink:type="simple" xlink:href="#__RefHeading___Toc6561_1619732305" text:style-name="Index_20_Link" text:visited-style-name="Index_20_Link">Drawing<text:tab/>14</text:a></text:p>
            <text:p text:style-name="P6"><text:a xlink:type="simple" xlink:href="#__RefHeading___Toc6125_4033873741" text:style-name="Index_20_Link" text:visited-style-name="Index_20_Link">Find<text:tab/>14</text:a></text:p>
            <text:p text:style-name="P6"><text:a xlink:type="simple" xlink:href="#__RefHeading___Toc6563_1619732305" text:style-name="Index_20_Link" text:visited-style-name="Index_20_Link">Form Design<text:tab/>15</text:a></text:p>
            <text:p text:style-name="P6"><text:a xlink:type="simple" xlink:href="#__RefHeading___Toc6565_1619732305" text:style-name="Index_20_Link" text:visited-style-name="Index_20_Link">Image<text:tab/>15</text:a></text:p>
            <text:p text:style-name="P6"><text:a xlink:type="simple" xlink:href="#__RefHeading___Toc6567_1619732305" text:style-name="Index_20_Link" text:visited-style-name="Index_20_Link">Line and Filling<text:tab/>15</text:a></text:p>
            <text:p text:style-name="P6"><text:a xlink:type="simple" xlink:href="#__RefHeading___Toc6573_1619732305" text:style-name="Index_20_Link" text:visited-style-name="Index_20_Link">Standard<text:tab/>16</text:a></text:p>
            <text:p text:style-name="P6"><text:a xlink:type="simple" xlink:href="#__RefHeading___Toc6382_4202357337" text:style-name="Index_20_Link" text:visited-style-name="Index_20_Link">Standard (Viewing Mode)<text:tab/>17</text:a></text:p>
            <text:p text:style-name="P6"><text:a xlink:type="simple" xlink:href="#__RefHeading___Toc6384_4202357337" text:style-name="Index_20_Link" text:visited-style-name="Index_20_Link">Text Formatting<text:tab/>17</text:a></text:p>
          </text:index-body>
        </text:table-of-content>
        <text:p text:style-name="P4"/>
      </text:section>
      <text:section text:style-name="Sect1" text:name="SEC_DISPLAYAREA">
        <text:h text:style-name="P92" text:outline-level="1"><text:bookmark-start text:name="__RefHeading___Toc1331_4256543436"/>Introduction<text:bookmark-end text:name="__RefHeading___Toc1331_4256543436"/></text:h>
        <text:p text:style-name="P80">LibreOffice can be used without requiring a pointing device, such as a mouse or trackball, by using the keyboard shortcuts that are available in Draw.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P80">For help with LibreOffice keyboard shortcuts, or using LibreOffice with a keyboard only, search the LibreOffice Help using the “shortcut” or “accessibility” as keywords.</text:p>
        <text:p text:style-name="P80">In addition to using keyboard shortcuts that are listed in this appendix, keyboard shortcuts can also be defined. Assign keyboard shortcuts to standard Impress functions or macros and save them for use with Draw only, or with the other modules in LibreOffice. To customize keyboard shortcuts, see the <text:span text:style-name="Emphasis">Getting Started Guide</text:span> for more information.</text:p>
        <text:h text:style-name="P93" text:outline-level="1"><text:bookmark-start text:name="__RefHeading___Toc4760_3216157548"/>macOS keyboard shortcuts<text:bookmark-end text:name="__RefHeading___Toc4760_3216157548"/></text:h>
        <text:p text:style-name="P80">Some keystrokes and menu items are different on a macOS computer from those used in Windows or Linux computers. This due to the way the different operating systems work and the different types of keyboards used. Also, the labelling on the keyboards may vary depending on the age of the computer and style of keyboard being used. The following information shows the most common variations in keyboard shortcuts and keyboard labelling.</text:p>
        <text:h text:style-name="P96" text:outline-level="2"><text:bookmark-start text:name="__RefHeading___Toc13507_2404689771"/>Shift, Control and Alt keys<text:bookmark-end text:name="__RefHeading___Toc13507_2404689771"/></text:h>
        <table:table table:name="Table5" table:style-name="Table5" table:template-name="LO User Guides">
          <table:table-column table:style-name="Table5.A" table:number-columns-repeated="2"/>
          <table:table-header-rows>
            <table:table-row table:style-name="Table5.1">
              <table:table-cell table:style-name="Table5.A1" office:value-type="string">
                <text:p text:style-name="P68">Windows or Linux</text:p>
              </table:table-cell>
              <table:table-cell table:style-name="Table5.B1" office:value-type="string">
                <text:p text:style-name="P68">macOS</text:p>
              </table:table-cell>
            </table:table-row>
          </table:table-header-rows>
          <table:table-row table:style-name="Table5.2">
            <table:table-cell table:style-name="Table5.A2" office:value-type="string">
              <text:p text:style-name="P19"><text:span text:style-name="Keystroke">Control</text:span> or <text:span text:style-name="Keystroke">Ctrl</text:span></text:p>
            </table:table-cell>
            <table:table-cell table:style-name="Table5.B2" office:value-type="string">
              <text:p text:style-name="P11">⌘ or <text:span text:style-name="Keystroke">Cmd</text:span> or <text:span text:style-name="Keystroke">Command</text:span></text:p>
            </table:table-cell>
          </table:table-row>
          <table:table-row table:style-name="Table5.1">
            <table:table-cell table:style-name="Table5.A2" office:value-type="string">
              <text:p text:style-name="P19"><text:span text:style-name="Keystroke">Alt</text:span></text:p>
            </table:table-cell>
            <table:table-cell table:style-name="Table5.B2" office:value-type="string">
              <text:p text:style-name="P11">⌥ or <text:span text:style-name="Keystroke">Option</text:span> or <text:span text:style-name="Keystroke">Alt</text:span></text:p>
            </table:table-cell>
          </table:table-row>
          <table:table-row table:style-name="Table5.1">
            <table:table-cell table:style-name="Table5.A2" office:value-type="string">
              <text:p text:style-name="P19"><text:span text:style-name="Keystroke">Shift</text:span> or ⇧</text:p>
            </table:table-cell>
            <table:table-cell table:style-name="Table5.B2" office:value-type="string">
              <text:p text:style-name="P11"><text:span text:style-name="Keystroke">Shift</text:span> or ⇧</text:p>
            </table:table-cell>
          </table:table-row>
          <table:table-row table:style-name="Table5.1">
            <table:table-cell table:style-name="Table5.A2" office:value-type="string">
              <text:p text:style-name="P19"><text:span text:style-name="Keystroke">Caps Lock</text:span></text:p>
            </table:table-cell>
            <table:table-cell table:style-name="Table5.B2" office:value-type="string">
              <text:p text:style-name="P11">⇪ or <text:span text:style-name="Keystroke">Caps Lock</text:span></text:p>
            </table:table-cell>
          </table:table-row>
          <table:table-row table:style-name="Table5.1">
            <table:table-cell table:style-name="Table5.A2" office:value-type="string">
              <text:p text:style-name="P19"><text:span text:style-name="Keystroke">Control</text:span> or <text:span text:style-name="Keystroke">Ctrl</text:span></text:p>
            </table:table-cell>
            <table:table-cell table:style-name="Table5.B2" office:value-type="string">
              <text:p text:style-name="P11">⌃ or <text:span text:style-name="Keystroke">Control</text:span> or <text:span text:style-name="Keystroke">Ctrl</text:span></text:p>
            </table:table-cell>
          </table:table-row>
        </table:table>
        <text:h text:style-name="P96" text:outline-level="2"><text:bookmark-start text:name="__RefHeading___Toc13509_2404689771"/>Home and End keys<text:bookmark-end text:name="__RefHeading___Toc13509_2404689771"/></text:h>
        <table:table table:name="Table12" table:style-name="Table12" table:template-name="LO User Guides">
          <table:table-column table:style-name="Table12.A" table:number-columns-repeated="2"/>
          <table:table-header-rows>
            <table:table-row table:style-name="Table12.1">
              <table:table-cell table:style-name="Table12.A1" office:value-type="string">
                <text:p text:style-name="P68">Windows or Linux</text:p>
              </table:table-cell>
              <table:table-cell table:style-name="Table12.B1" office:value-type="string">
                <text:p text:style-name="P68">macOS</text:p>
              </table:table-cell>
            </table:table-row>
          </table:table-header-rows>
          <table:table-row table:style-name="Table12.2">
            <table:table-cell table:style-name="Table12.A2" office:value-type="string">
              <text:p text:style-name="P19"><text:span text:style-name="Keystroke">Home</text:span></text:p>
            </table:table-cell>
            <table:table-cell table:style-name="Table12.B2" office:value-type="string">
              <text:p text:style-name="P11"><text:span text:style-name="Keystroke">Fn+Left Arrow</text:span></text:p>
            </table:table-cell>
          </table:table-row>
          <table:table-row table:style-name="Table12.1">
            <table:table-cell table:style-name="Table12.A2" office:value-type="string">
              <text:p text:style-name="P19"><text:span text:style-name="Keystroke">End</text:span></text:p>
            </table:table-cell>
            <table:table-cell table:style-name="Table12.B2" office:value-type="string">
              <text:p text:style-name="P11"><text:span text:style-name="Keystroke">Fn+Right Arrow</text:span></text:p>
            </table:table-cell>
          </table:table-row>
        </table:table>
        <text:h text:style-name="P96" text:outline-level="2"><text:bookmark-start text:name="__RefHeading___Toc13511_2404689771"/>Page Up and Page Down<text:bookmark-end text:name="__RefHeading___Toc13511_2404689771"/></text:h>
        <table:table table:name="Table13" table:style-name="Table13" table:template-name="LO User Guides">
          <table:table-column table:style-name="Table13.A" table:number-columns-repeated="2"/>
          <table:table-header-rows>
            <table:table-row table:style-name="Table13.1">
              <table:table-cell table:style-name="Table13.A1" office:value-type="string">
                <text:p text:style-name="P68">Windows or Linux</text:p>
              </table:table-cell>
              <table:table-cell table:style-name="Table13.B1" office:value-type="string">
                <text:p text:style-name="P68">macOS</text:p>
              </table:table-cell>
            </table:table-row>
          </table:table-header-rows>
          <table:table-row table:style-name="Table13.2">
            <table:table-cell table:style-name="Table13.A2" office:value-type="string">
              <text:p text:style-name="P19"><text:span text:style-name="Keystroke">Screen Up</text:span></text:p>
            </table:table-cell>
            <table:table-cell table:style-name="Table13.B2" office:value-type="string">
              <text:p text:style-name="P11"><text:span text:style-name="Keystroke">Fn+Up Arrow</text:span></text:p>
            </table:table-cell>
          </table:table-row>
          <table:table-row table:style-name="Table13.1">
            <table:table-cell table:style-name="Table13.A2" office:value-type="string">
              <text:p text:style-name="P19"><text:span text:style-name="Keystroke">Page Up</text:span></text:p>
            </table:table-cell>
            <table:table-cell table:style-name="Table13.B2" office:value-type="string">
              <text:p text:style-name="P11">⌥ or <text:span text:style-name="Keystroke">Option</text:span> or <text:span text:style-name="Keystroke">Alt</text:span>+<text:span text:style-name="Keystroke">Fn</text:span>+<text:span text:style-name="Keystroke">Up Arrow</text:span></text:p>
            </table:table-cell>
          </table:table-row>
          <table:table-row table:style-name="Table13.1">
            <table:table-cell table:style-name="Table13.A2" office:value-type="string">
              <text:p text:style-name="P19"><text:span text:style-name="Keystroke">Screen Down</text:span></text:p>
            </table:table-cell>
            <table:table-cell table:style-name="Table13.B2" office:value-type="string">
              <text:p text:style-name="P11"><text:span text:style-name="Keystroke">Fn</text:span>+<text:span text:style-name="Keystroke">Down Arrow</text:span></text:p>
            </table:table-cell>
          </table:table-row>
          <table:table-row table:style-name="Table13.1">
            <table:table-cell table:style-name="Table13.A2" office:value-type="string">
              <text:p text:style-name="P19"><text:span text:style-name="Keystroke">Page Down</text:span></text:p>
            </table:table-cell>
            <table:table-cell table:style-name="Table13.B2" office:value-type="string">
              <text:p text:style-name="P11">⌥ or <text:span text:style-name="Keystroke">Option</text:span> or <text:span text:style-name="Keystroke">Alt</text:span>+<text:span text:style-name="Keystroke">Fn</text:span>+<text:span text:style-name="Keystroke">Down Arrow</text:span></text:p>
            </table:table-cell>
          </table:table-row>
        </table:table>
        <text:list xml:id="list85860450769010" text:continue-numbering="true" text:style-name="Heading_20_Note">
          <text:list-item>
            <text:p text:style-name="P105"><text:soft-page-break/>Note</text:p>
          </text:list-item>
        </text:list>
        <text:p text:style-name="P83">Some keyboard shortcuts are not available for computers using macOS and are indicated in the following tables by a blank cell.</text:p>
        <text:h text:style-name="Heading_20_1" text:outline-level="1"><text:bookmark-start text:name="__RefHeading___Toc1771_4135320096"/>Draw function key and keyboard shortcuts<text:bookmark-end text:name="__RefHeading___Toc1771_4135320096"/></text:h>
        <text:h text:style-name="P96" text:outline-level="2"><text:bookmark-start text:name="__RefHeading___Toc6380_4202357337"/>Draw function keys<text:bookmark-end text:name="__RefHeading___Toc6380_4202357337"/></text:h>
        <table:table table:name="Table26" table:style-name="Table26" table:template-name="LO User Guides">
          <table:table-column table:style-name="Table26.A" table:number-columns-repeated="2"/>
          <table:table-column table:style-name="Table26.C"/>
          <table:table-header-rows>
            <table:table-row table:style-name="Table26.1">
              <table:table-cell table:style-name="Table26.A1" office:value-type="string">
                <text:p text:style-name="P69">Windows<text:line-break/>Linux</text:p>
              </table:table-cell>
              <table:table-cell table:style-name="Table26.A1" office:value-type="string">
                <text:p text:style-name="P69">macOS</text:p>
              </table:table-cell>
              <table:table-cell table:style-name="Table26.C1" office:value-type="string">
                <text:p text:style-name="P65">Effect</text:p>
              </table:table-cell>
            </table:table-row>
          </table:table-header-rows>
          <table:table-row table:style-name="Table26.2">
            <table:table-cell table:style-name="Table26.A2" office:value-type="string">
              <text:p text:style-name="P20"><text:span text:style-name="Keystroke">F1</text:span></text:p>
            </table:table-cell>
            <table:table-cell table:style-name="Table26.A2" office:value-type="string">
              <text:p text:style-name="P20"><text:span text:style-name="Keystroke">F1</text:span></text:p>
            </table:table-cell>
            <table:table-cell table:style-name="Table26.C2" office:value-type="string">
              <text:p text:style-name="P20">Opens LibreOffice Draw help.</text:p>
            </table:table-cell>
          </table:table-row>
          <table:table-row table:style-name="Table26.3">
            <table:table-cell table:style-name="Table26.A2" office:value-type="string">
              <text:p text:style-name="P11"><text:span text:style-name="Keystroke">F2</text:span></text:p>
            </table:table-cell>
            <table:table-cell table:style-name="Table26.A2" office:value-type="string">
              <text:p text:style-name="P11"><text:span text:style-name="Keystroke">F2</text:span></text:p>
            </table:table-cell>
            <table:table-cell table:style-name="Table26.C2" office:value-type="string">
              <text:p text:style-name="P11">Switches to text edit mode and opens the Text Formatting toolbar.</text:p>
            </table:table-cell>
          </table:table-row>
          <table:table-row table:style-name="Table26.4">
            <table:table-cell table:style-name="Table26.A2" office:value-type="string">
              <text:p text:style-name="P11"><text:span text:style-name="Keystroke">F3</text:span></text:p>
            </table:table-cell>
            <table:table-cell table:style-name="Table26.A2" office:value-type="string">
              <text:p text:style-name="P11"><text:span text:style-name="Keystroke">F3</text:span></text:p>
            </table:table-cell>
            <table:table-cell table:style-name="Table26.C2" office:value-type="string">
              <text:p text:style-name="P11">Enters a group of objects for editing.</text:p>
            </table:table-cell>
          </table:table-row>
          <table:table-row table:style-name="Table26.5">
            <table:table-cell table:style-name="Table26.A2" office:value-type="string">
              <text:p text:style-name="P11"><text:span text:style-name="Keystroke">Shift+F3</text:span></text:p>
            </table:table-cell>
            <table:table-cell table:style-name="Table26.A2" office:value-type="string">
              <text:p text:style-name="P11"><text:span text:style-name="Keystroke">Shift+F3</text:span></text:p>
            </table:table-cell>
            <table:table-cell table:style-name="Table26.C2" office:value-type="string">
              <text:p text:style-name="P11">Opens the Duplicate dialog of a selected object.</text:p>
            </table:table-cell>
          </table:table-row>
          <table:table-row table:style-name="Table26.6">
            <table:table-cell table:style-name="Table26.A2" office:value-type="string">
              <text:p text:style-name="P11"><text:span text:style-name="Keystroke">Ctrl+F3</text:span></text:p>
            </table:table-cell>
            <table:table-cell table:style-name="Table26.A2" office:value-type="string">
              <text:p text:style-name="P11">⌘<text:span text:style-name="Keystroke">+F3</text:span></text:p>
            </table:table-cell>
            <table:table-cell table:style-name="Table26.C2" office:value-type="string">
              <text:p text:style-name="P11">Exits a group of objects.</text:p>
            </table:table-cell>
          </table:table-row>
          <table:table-row table:style-name="Table26.7">
            <table:table-cell table:style-name="Table26.A2" office:value-type="string">
              <text:p text:style-name="P11"><text:span text:style-name="Keystroke">F4</text:span></text:p>
            </table:table-cell>
            <table:table-cell table:style-name="Table26.A2" office:value-type="string">
              <text:p text:style-name="P11"><text:span text:style-name="Keystroke">F4</text:span></text:p>
            </table:table-cell>
            <table:table-cell table:style-name="Table26.C2" office:value-type="string">
              <text:p text:style-name="P11">Opens the Position and Size dialog of a selected object.</text:p>
            </table:table-cell>
          </table:table-row>
          <table:table-row table:style-name="Table26.8">
            <table:table-cell table:style-name="Table26.A2" office:value-type="string">
              <text:p text:style-name="P11"><text:span text:style-name="Keystroke">F5</text:span></text:p>
            </table:table-cell>
            <table:table-cell table:style-name="Table26.A2" office:value-type="string">
              <text:p text:style-name="P11"><text:span text:style-name="Keystroke">F5</text:span></text:p>
            </table:table-cell>
            <table:table-cell table:style-name="Table26.C2" office:value-type="string">
              <text:p text:style-name="P11">Opens the Navigator.</text:p>
            </table:table-cell>
          </table:table-row>
          <table:table-row table:style-name="Table26.9">
            <table:table-cell table:style-name="Table26.A2" office:value-type="string">
              <text:p text:style-name="P11"><text:span text:style-name="Keystroke">F6</text:span></text:p>
            </table:table-cell>
            <table:table-cell table:style-name="Table26.A2" office:value-type="string">
              <text:p text:style-name="P11"><text:span text:style-name="Keystroke">F6</text:span></text:p>
            </table:table-cell>
            <table:table-cell table:style-name="Table26.C2" office:value-type="string">
              <text:p text:style-name="P11">Forward navigation of the emphasis within the on screen elements.</text:p>
            </table:table-cell>
          </table:table-row>
          <table:table-row table:style-name="Table26.10">
            <table:table-cell table:style-name="Table26.A2" office:value-type="string">
              <text:p text:style-name="P11"><text:span text:style-name="Keystroke">Shift+F6</text:span></text:p>
            </table:table-cell>
            <table:table-cell table:style-name="Table26.A2" office:value-type="string">
              <text:p text:style-name="P11"><text:span text:style-name="Keystroke">Shift+F6</text:span></text:p>
            </table:table-cell>
            <table:table-cell table:style-name="Table26.C2" office:value-type="string">
              <text:p text:style-name="P11">Backward navigation of the emphasis within the on screen elements.</text:p>
            </table:table-cell>
          </table:table-row>
          <table:table-row table:style-name="Table26.11">
            <table:table-cell table:style-name="Table26.A2" office:value-type="string">
              <text:p text:style-name="P11"><text:span text:style-name="Keystroke">F7</text:span></text:p>
            </table:table-cell>
            <table:table-cell table:style-name="Table26.A2" office:value-type="string">
              <text:p text:style-name="P11"><text:span text:style-name="Keystroke">F7</text:span></text:p>
            </table:table-cell>
            <table:table-cell table:style-name="Table26.C2" office:value-type="string">
              <text:p text:style-name="P11">Starts the spelling checker. Only available in text editing mode.</text:p>
            </table:table-cell>
          </table:table-row>
          <table:table-row table:style-name="Table26.12">
            <table:table-cell table:style-name="Table26.A2" office:value-type="string">
              <text:p text:style-name="P11"><text:span text:style-name="Keystroke">Shift+F7</text:span></text:p>
            </table:table-cell>
            <table:table-cell table:style-name="Table26.A2" office:value-type="string">
              <text:p text:style-name="P11"><text:span text:style-name="Keystroke">Shift+F7</text:span></text:p>
            </table:table-cell>
            <table:table-cell table:style-name="Table26.C2" office:value-type="string">
              <text:p text:style-name="P11">Switches on or off the automatic spell checking. Only available in text editing mode.</text:p>
            </table:table-cell>
          </table:table-row>
          <table:table-row table:style-name="Table26.13">
            <table:table-cell table:style-name="Table26.A2" office:value-type="string">
              <text:p text:style-name="P11"><text:span text:style-name="Keystroke">Ctrl+F7</text:span></text:p>
            </table:table-cell>
            <table:table-cell table:style-name="Table26.A2" office:value-type="string">
              <text:p text:style-name="P11">⌘<text:span text:style-name="Keystroke">+F7</text:span></text:p>
            </table:table-cell>
            <table:table-cell table:style-name="Table26.C2" office:value-type="string">
              <text:p text:style-name="P21">Opens the Thesaurus dialog for the language being used. Only available in text editing mode.</text:p>
            </table:table-cell>
          </table:table-row>
          <table:table-row table:style-name="Table26.14">
            <table:table-cell table:style-name="Table26.A2" office:value-type="string">
              <text:p text:style-name="P11"><text:span text:style-name="Keystroke">F8</text:span></text:p>
            </table:table-cell>
            <table:table-cell table:style-name="Table26.A2" office:value-type="string">
              <text:p text:style-name="P11"><text:span text:style-name="Keystroke">F8</text:span></text:p>
            </table:table-cell>
            <table:table-cell table:style-name="Table26.C2" office:value-type="string">
              <text:p text:style-name="P11">Opens the Edit Points toolbar.</text:p>
            </table:table-cell>
          </table:table-row>
          <table:table-row table:style-name="Table26.15">
            <table:table-cell table:style-name="Table26.A2" office:value-type="string">
              <text:p text:style-name="P11"><text:span text:style-name="Keystroke">Ctrl+Shift+F8</text:span></text:p>
            </table:table-cell>
            <table:table-cell table:style-name="Table26.A2" office:value-type="string">
              <text:p text:style-name="P11">⌘<text:span text:style-name="Keystroke">+Shift+F8</text:span></text:p>
            </table:table-cell>
            <table:table-cell table:style-name="Table26.C2" office:value-type="string">
              <text:p text:style-name="P11">Fits text to frame of a selected object.</text:p>
            </table:table-cell>
          </table:table-row>
          <table:table-row table:style-name="Table26.16">
            <table:table-cell table:style-name="Table26.A2" office:value-type="string">
              <text:p text:style-name="P11"><text:span text:style-name="Keystroke">Shift+F10</text:span></text:p>
            </table:table-cell>
            <table:table-cell table:style-name="Table26.A2" office:value-type="string">
              <text:p text:style-name="P11"><text:span text:style-name="Keystroke">Shift+F10</text:span></text:p>
            </table:table-cell>
            <table:table-cell table:style-name="Table26.C2" office:value-type="string">
              <text:p text:style-name="P11">Opens the context menu of a selected object.</text:p>
            </table:table-cell>
          </table:table-row>
          <table:table-row table:style-name="Table26.17">
            <table:table-cell table:style-name="Table26.A2" office:value-type="string">
              <text:p text:style-name="P11"><text:span text:style-name="Keystroke">F11</text:span></text:p>
            </table:table-cell>
            <table:table-cell table:style-name="Table26.A2" office:value-type="string">
              <text:p text:style-name="P11">⌘<text:span text:style-name="Keystroke">+T</text:span></text:p>
            </table:table-cell>
            <table:table-cell table:style-name="Table26.C2" office:value-type="string">
              <text:p text:style-name="P11">Opens the Styles deck on the Sidebar.</text:p>
            </table:table-cell>
          </table:table-row>
        </table:table>
        <text:h text:style-name="P97" text:outline-level="2"><text:bookmark-start text:name="__RefHeading___Toc3301_1276520686"/>Draw keyboard shortcuts<text:bookmark-end text:name="__RefHeading___Toc3301_1276520686"/></text:h>
        <table:table table:name="Table7" table:style-name="Table7" table:template-name="LO User Guides">
          <table:table-column table:style-name="Table7.A" table:number-columns-repeated="2"/>
          <table:table-column table:style-name="Table7.C"/>
          <table:table-header-rows>
            <table:table-row table:style-name="Table7.1">
              <table:table-cell table:style-name="Table7.A1" office:value-type="string">
                <text:p text:style-name="P72">Windows<text:line-break/>Linux</text:p>
              </table:table-cell>
              <table:table-cell table:style-name="Table7.A1" office:value-type="string">
                <text:p text:style-name="P72">macOS</text:p>
              </table:table-cell>
              <table:table-cell table:style-name="Table7.C1" office:value-type="string">
                <text:p text:style-name="P65">Effect</text:p>
              </table:table-cell>
            </table:table-row>
          </table:table-header-rows>
          <table:table-row table:style-name="Table7.2">
            <table:table-cell table:style-name="Table7.A2" office:value-type="string">
              <text:p text:style-name="P11"><text:span text:style-name="Keystroke">Plus (+)</text:span></text:p>
            </table:table-cell>
            <table:table-cell table:style-name="Table7.A2" office:value-type="string">
              <text:p text:style-name="P23"><text:span text:style-name="Keystroke">Fn+Shift++</text:span></text:p>
            </table:table-cell>
            <table:table-cell table:style-name="Table7.C2" office:value-type="string">
              <text:p text:style-name="P11">Zooms in.</text:p>
            </table:table-cell>
          </table:table-row>
          <table:table-row table:style-name="Table7.3">
            <table:table-cell table:style-name="Table7.A2" office:value-type="string">
              <text:p text:style-name="P11"><text:span text:style-name="Keystroke">Minus (-)</text:span></text:p>
            </table:table-cell>
            <table:table-cell table:style-name="Table7.A2" office:value-type="string">
              <text:p text:style-name="P23"><text:span text:style-name="Keystroke">Fn+––</text:span></text:p>
            </table:table-cell>
            <table:table-cell table:style-name="Table7.C2" office:value-type="string">
              <text:p text:style-name="P11">Zooms out.</text:p>
            </table:table-cell>
          </table:table-row>
          <table:table-row table:style-name="Table7.4">
            <table:table-cell table:style-name="Table7.A2" office:value-type="string">
              <text:p text:style-name="P11"><text:span text:style-name="Keystroke">Times (×)</text:span> on number pad</text:p>
            </table:table-cell>
            <table:table-cell table:style-name="Table7.A2" office:value-type="string">
              <text:p text:style-name="P11"><text:span text:style-name="Keystroke">Times (*)</text:span> on numeric keyboard</text:p>
            </table:table-cell>
            <table:table-cell table:style-name="Table7.C2" office:value-type="string">
              <text:p text:style-name="P11">Fits the drawing to fill the Workspace view.</text:p>
            </table:table-cell>
          </table:table-row>
          <table:table-row table:style-name="Table7.5">
            <table:table-cell table:style-name="Table7.A2" office:value-type="string">
              <text:p text:style-name="P11"><text:span text:style-name="Keystroke">Divide (÷)</text:span> on number pad</text:p>
            </table:table-cell>
            <table:table-cell table:style-name="Table7.A2" office:value-type="string">
              <text:p text:style-name="P11"><text:span text:style-name="Keystroke">Divide (/)</text:span> on numeric keyboard</text:p>
            </table:table-cell>
            <table:table-cell table:style-name="Table7.C2" office:value-type="string">
              <text:p text:style-name="P11">Zooms in on the selected object.</text:p>
            </table:table-cell>
          </table:table-row>
          <text:soft-page-break/>
          <table:table-row table:style-name="Table7.6">
            <table:table-cell table:style-name="Table7.A2" office:value-type="string">
              <text:p text:style-name="P11"><text:span text:style-name="Keystroke">Ctrl+Shift+G</text:span></text:p>
            </table:table-cell>
            <table:table-cell table:style-name="Table7.A2" office:value-type="string">
              <text:p text:style-name="P11">⌘<text:span text:style-name="Keystroke">+Shift+G</text:span></text:p>
            </table:table-cell>
            <table:table-cell table:style-name="Table7.C2" office:value-type="string">
              <text:p text:style-name="P11">Groups selected objects.</text:p>
            </table:table-cell>
          </table:table-row>
          <table:table-row table:style-name="Table7.7">
            <table:table-cell table:style-name="Table7.A2" office:value-type="string">
              <text:p text:style-name="P11"><text:span text:style-name="Keystroke">Shift+Ctrl+Alt +G</text:span></text:p>
            </table:table-cell>
            <table:table-cell table:style-name="Table7.A2" office:value-type="string">
              <text:p text:style-name="P11">⌘<text:span text:style-name="Keystroke">+Shift+</text:span>⌥<text:span text:style-name="Keystroke">+G</text:span></text:p>
            </table:table-cell>
            <table:table-cell table:style-name="Table7.C2" office:value-type="string">
              <text:p text:style-name="P11">Ungroups selected group.</text:p>
            </table:table-cell>
          </table:table-row>
          <table:table-row table:style-name="Table7.8">
            <table:table-cell table:style-name="Table7.A2" office:value-type="string">
              <text:p text:style-name="P11"><text:span text:style-name="Keystroke">Ctrl+click</text:span></text:p>
            </table:table-cell>
            <table:table-cell table:style-name="Table7.A2" office:value-type="string">
              <text:p text:style-name="P11">⌘<text:span text:style-name="Keystroke">+click</text:span></text:p>
            </table:table-cell>
            <table:table-cell table:style-name="Table7.C2" office:value-type="string">
              <text:p text:style-name="P11">Enters a group to edit individual objects in the group. Click outside the group to return to normal view.</text:p>
            </table:table-cell>
          </table:table-row>
          <table:table-row table:style-name="Table7.9">
            <table:table-cell table:style-name="Table7.A2" office:value-type="string">
              <text:p text:style-name="P11"><text:span text:style-name="Keystroke">Ctrl+Shift+K</text:span></text:p>
            </table:table-cell>
            <table:table-cell table:style-name="Table7.A2" office:value-type="string">
              <text:p text:style-name="P11">⌘<text:span text:style-name="Keystroke">+Shift+K</text:span></text:p>
            </table:table-cell>
            <table:table-cell table:style-name="Table7.C2" office:value-type="string">
              <text:p text:style-name="P11">Combines selected objects.</text:p>
            </table:table-cell>
          </table:table-row>
          <table:table-row table:style-name="Table7.10">
            <table:table-cell table:style-name="Table7.A2" office:value-type="string">
              <text:p text:style-name="P11"><text:span text:style-name="Keystroke">Ctrl+</text:span><text:span text:style-name="Keystroke">Shift+<text:line-break/></text:span><text:span text:style-name="Keystroke">Alt+K</text:span></text:p>
            </table:table-cell>
            <table:table-cell table:style-name="Table7.A2" office:value-type="string">
              <text:p text:style-name="P11">⌘<text:span text:style-name="Keystroke">+Shift+</text:span>⌥<text:span text:style-name="Keystroke">+K</text:span></text:p>
            </table:table-cell>
            <table:table-cell table:style-name="Table7.C2" office:value-type="string">
              <text:p text:style-name="P11">Splits a selected object that has been combined from a group of two or more objects.</text:p>
            </table:table-cell>
          </table:table-row>
          <table:table-row table:style-name="Table7.11">
            <table:table-cell table:style-name="Table7.A2" office:value-type="string">
              <text:p text:style-name="P11"><text:span text:style-name="Keystroke">Ctrl++</text:span></text:p>
            </table:table-cell>
            <table:table-cell table:style-name="Table7.A2" office:value-type="string">
              <text:p text:style-name="P11">⌘<text:span text:style-name="Keystroke">++</text:span></text:p>
            </table:table-cell>
            <table:table-cell table:style-name="Table7.C2" office:value-type="string">
              <text:p text:style-name="P11">Brings current selection forward.</text:p>
            </table:table-cell>
          </table:table-row>
          <table:table-row table:style-name="Table7.12">
            <table:table-cell table:style-name="Table7.A2" office:value-type="string">
              <text:p text:style-name="P13"><text:span text:style-name="Keystroke">Ctrl</text:span></text:p>
              <text:p text:style-name="P13"><text:span text:style-name="Keystroke">+Shift++</text:span></text:p>
            </table:table-cell>
            <table:table-cell table:style-name="Table7.A2" office:value-type="string">
              <text:p text:style-name="P11">⌘<text:span text:style-name="Keystroke">+Shift++</text:span></text:p>
            </table:table-cell>
            <table:table-cell table:style-name="Table7.C2" office:value-type="string">
              <text:p text:style-name="P11">Brings current selection to the front.</text:p>
            </table:table-cell>
          </table:table-row>
          <table:table-row table:style-name="Table7.13">
            <table:table-cell table:style-name="Table7.A2" office:value-type="string">
              <text:p text:style-name="P11"><text:span text:style-name="Keystroke">Ctrl+-</text:span></text:p>
            </table:table-cell>
            <table:table-cell table:style-name="Table7.A2" office:value-type="string">
              <text:p text:style-name="P11">⌘<text:span text:style-name="Keystroke">+-</text:span></text:p>
            </table:table-cell>
            <table:table-cell table:style-name="Table7.C2" office:value-type="string">
              <text:p text:style-name="P11">Sends current selection backward.</text:p>
            </table:table-cell>
          </table:table-row>
          <table:table-row table:style-name="Table7.14">
            <table:table-cell table:style-name="Table7.A2" office:value-type="string">
              <text:p text:style-name="P11"><text:span text:style-name="Keystroke">Ctrl+Shift+-</text:span></text:p>
            </table:table-cell>
            <table:table-cell table:style-name="Table7.A2" office:value-type="string">
              <text:p text:style-name="P11">⌘<text:span text:style-name="Keystroke">+Shift+-</text:span></text:p>
            </table:table-cell>
            <table:table-cell table:style-name="Table7.C2" office:value-type="string">
              <text:p text:style-name="P11">Sends current selection to the back.</text:p>
            </table:table-cell>
          </table:table-row>
          <table:table-row table:style-name="Table7.15">
            <table:table-cell table:style-name="Table7.A2" office:value-type="string">
              <text:p text:style-name="P11"><text:span text:style-name="Keystroke">Page Up</text:span></text:p>
            </table:table-cell>
            <table:table-cell table:style-name="Table7.A2" office:value-type="string">
              <text:p text:style-name="P11">⌥<text:span text:style-name="Keystroke">+Fn+Up Arrow</text:span></text:p>
            </table:table-cell>
            <table:table-cell table:style-name="Table7.C2" office:value-type="string">
              <text:p text:style-name="P11">Switches to previous page. No function on the first page.</text:p>
            </table:table-cell>
          </table:table-row>
          <table:table-row table:style-name="Table7.16">
            <table:table-cell table:style-name="Table7.A2" office:value-type="string">
              <text:p text:style-name="P11"><text:span text:style-name="Keystroke">Page Down</text:span></text:p>
            </table:table-cell>
            <table:table-cell table:style-name="Table7.A2" office:value-type="string">
              <text:p text:style-name="P11">⌥<text:span text:style-name="Keystroke">+Fn+Down Arrow</text:span></text:p>
            </table:table-cell>
            <table:table-cell table:style-name="Table7.C2" office:value-type="string">
              <text:p text:style-name="P11">Switches to next page. No function on the last page.</text:p>
            </table:table-cell>
          </table:table-row>
          <table:table-row table:style-name="Table7.17">
            <table:table-cell table:style-name="Table7.A2" office:value-type="string">
              <text:p text:style-name="P11"><text:span text:style-name="Keystroke">Ctrl+Page Up</text:span></text:p>
            </table:table-cell>
            <table:table-cell table:style-name="Table7.A2" office:value-type="string">
              <text:p text:style-name="P11">⌘<text:span text:style-name="Keystroke">+Fn+Up Arrow</text:span></text:p>
            </table:table-cell>
            <table:table-cell table:style-name="Table7.C2" office:value-type="string">
              <text:p text:style-name="P11">Switches to previous layer.</text:p>
            </table:table-cell>
          </table:table-row>
          <table:table-row table:style-name="Table7.18">
            <table:table-cell table:style-name="Table7.A2" office:value-type="string">
              <text:p text:style-name="P11"><text:span text:style-name="Keystroke">Ctrl+Page Down</text:span></text:p>
            </table:table-cell>
            <table:table-cell table:style-name="Table7.A2" office:value-type="string">
              <text:p text:style-name="P11">⌘<text:span text:style-name="Keystroke">+Fn+Down Arrow</text:span></text:p>
            </table:table-cell>
            <table:table-cell table:style-name="Table7.C2" office:value-type="string">
              <text:p text:style-name="P11">Switches to next layer.</text:p>
            </table:table-cell>
          </table:table-row>
          <table:table-row table:style-name="Table7.19">
            <table:table-cell table:style-name="Table7.A2" office:value-type="string">
              <text:p text:style-name="P11"><text:span text:style-name="Keystroke">Arrow</text:span></text:p>
            </table:table-cell>
            <table:table-cell table:style-name="Table7.A2" office:value-type="string">
              <text:p text:style-name="P11"><text:span text:style-name="Keystroke">Arrow</text:span></text:p>
            </table:table-cell>
            <table:table-cell table:style-name="Table7.C2" office:value-type="string">
              <text:p text:style-name="P11">Moves a selected object in the direction of the arrow.</text:p>
            </table:table-cell>
          </table:table-row>
          <table:table-row table:style-name="Table7.20">
            <table:table-cell table:style-name="Table7.A2" office:value-type="string">
              <text:p text:style-name="P11"><text:span text:style-name="Keystroke">Ctrl+Arrow</text:span></text:p>
            </table:table-cell>
            <table:table-cell table:style-name="Table7.A2" office:value-type="string">
              <text:p text:style-name="P11"><text:span text:style-name="Keystroke">Ctrl+Arrow</text:span></text:p>
            </table:table-cell>
            <table:table-cell table:style-name="Table7.C2" office:value-type="string">
              <text:p text:style-name="P11">Moves the page view in the direction of the arrow.</text:p>
            </table:table-cell>
          </table:table-row>
          <table:table-row table:style-name="Table7.21">
            <table:table-cell table:style-name="Table7.A2" office:value-type="string">
              <text:p text:style-name="P11"><text:span text:style-name="Keystroke">Left Arrow</text:span></text:p>
            </table:table-cell>
            <table:table-cell table:style-name="Table7.A2" office:value-type="string">
              <text:p text:style-name="P11"><text:span text:style-name="Keystroke">Left Arrow</text:span></text:p>
            </table:table-cell>
            <table:table-cell table:style-name="Table7.C2" office:value-type="string">
              <text:p text:style-name="P11">With Pages Pane selected, switches to the previous page in a drawing. No function on the first page.</text:p>
            </table:table-cell>
          </table:table-row>
          <table:table-row table:style-name="Table7.22">
            <table:table-cell table:style-name="Table7.A2" office:value-type="string">
              <text:p text:style-name="P11"><text:span text:style-name="Keystroke">Right Arrow</text:span></text:p>
            </table:table-cell>
            <table:table-cell table:style-name="Table7.A2" office:value-type="string">
              <text:p text:style-name="P11"><text:span text:style-name="Keystroke">Right Arrow</text:span></text:p>
            </table:table-cell>
            <table:table-cell table:style-name="Table7.C2" office:value-type="string">
              <text:p text:style-name="P11">With Pages Pane selected, switches to the next page in a drawing. No function on the last page.</text:p>
            </table:table-cell>
          </table:table-row>
          <table:table-row table:style-name="Table7.23">
            <table:table-cell table:style-name="Table7.A2" office:value-type="string">
              <text:p text:style-name="P24"><text:span text:style-name="Keystroke">Shift</text:span></text:p>
            </table:table-cell>
            <table:table-cell table:style-name="Table7.A2" office:value-type="string">
              <text:p text:style-name="P24"><text:span text:style-name="Keystroke">Shift</text:span></text:p>
            </table:table-cell>
            <table:table-cell table:style-name="Table7.C2" office:value-type="string">
              <text:p text:style-name="P11">When selecting objects, adds or removes object to or from a selection of objects.</text:p>
            </table:table-cell>
          </table:table-row>
          <table:table-row table:style-name="Table7.24">
            <table:table-cell table:style-name="Table7.A2" office:value-type="string">
              <text:p text:style-name="P11"><text:span text:style-name="Keystroke">Shift</text:span></text:p>
            </table:table-cell>
            <table:table-cell table:style-name="Table7.A2" office:value-type="string">
              <text:p text:style-name="P11"><text:span text:style-name="Keystroke">Shift</text:span></text:p>
            </table:table-cell>
            <table:table-cell table:style-name="Table7.C2" office:value-type="string">
              <text:p text:style-name="P11">Hold down <text:span text:style-name="Keystroke">Shift</text:span> then click and drag a selection handle when resizing an object to maintain the proportions of the object.</text:p>
            </table:table-cell>
          </table:table-row>
          <table:table-row table:style-name="Table7.25">
            <table:table-cell table:style-name="Table7.A2" office:value-type="string">
              <text:p text:style-name="P11"><text:span text:style-name="Keystroke">Shift</text:span></text:p>
            </table:table-cell>
            <table:table-cell table:style-name="Table7.A2" office:value-type="string">
              <text:p text:style-name="P11"><text:span text:style-name="Keystroke">Shift</text:span></text:p>
            </table:table-cell>
            <table:table-cell table:style-name="Table7.C2" office:value-type="string">
              <text:p text:style-name="P11">Hold down the <text:span text:style-name="Keystroke">Shift</text:span> key while moving a selected object to constrain the movement in multiples of 45 degrees.</text:p>
            </table:table-cell>
          </table:table-row>
          <table:table-row table:style-name="Table7.26">
            <table:table-cell table:style-name="Table7.A2" office:value-type="string">
              <text:p text:style-name="P11"><text:span text:style-name="Keystroke">Shift</text:span></text:p>
            </table:table-cell>
            <table:table-cell table:style-name="Table7.A2" office:value-type="string">
              <text:p text:style-name="P11"><text:span text:style-name="Keystroke">Shift</text:span></text:p>
            </table:table-cell>
            <table:table-cell table:style-name="Table7.C2" office:value-type="string">
              <text:p text:style-name="P11">Hold down the <text:span text:style-name="Keystroke">Shift</text:span> key before selecting several adjacent objects or characters. Click at the start of a selection, move to the end of the selection.</text:p>
            </table:table-cell>
          </table:table-row>
          <table:table-row table:style-name="Table7.27">
            <table:table-cell table:style-name="Table7.A2" office:value-type="string">
              <text:p text:style-name="P11"><text:span text:style-name="Keystroke">Ctrl</text:span></text:p>
            </table:table-cell>
            <table:table-cell table:style-name="Table7.A2" office:value-type="string">
              <text:p text:style-name="P11">⌘</text:p>
            </table:table-cell>
            <table:table-cell table:style-name="Table7.C2" office:value-type="string">
              <text:p text:style-name="P11">Hold down the <text:span text:style-name="Keystroke">Ctrl</text:span> (⌘) <text:span text:style-name="Keystroke">key, </text:span>then click and drag a selected object to create a copy of the object. Note that this shortcut works only when the <text:span text:style-name="Strong_20_Emphasis">Copy when moving option</text:span> in <text:span text:style-name="Strong_20_Emphasis">LibreOffice &gt; Preferences &gt; LibreOffice Draw &gt; General</text:span> is enabled (this option is enabled by default).</text:p>
            </table:table-cell>
          </table:table-row>
          <text:soft-page-break/>
          <table:table-row table:style-name="Table7.28">
            <table:table-cell table:style-name="Table7.A2" office:value-type="string">
              <text:p text:style-name="P11"><text:span text:style-name="Keystroke">Alt</text:span></text:p>
            </table:table-cell>
            <table:table-cell table:style-name="Table7.A2" office:value-type="string">
              <text:p text:style-name="P25">⌥</text:p>
            </table:table-cell>
            <table:table-cell table:style-name="Table7.C2" office:value-type="string">
              <text:p text:style-name="P11">Hold down the <text:span text:style-name="Keystroke">Alt</text:span> <text:span text:style-name="Keystroke">(</text:span>⌥<text:span text:style-name="Keystroke">)</text:span> key and draw or resize an object from the centre of the object.</text:p>
            </table:table-cell>
          </table:table-row>
          <table:table-row table:style-name="Table7.29">
            <table:table-cell table:style-name="Table7.A2" office:value-type="string">
              <text:p text:style-name="P11"><text:span text:style-name="Keystroke">Alt</text:span></text:p>
            </table:table-cell>
            <table:table-cell table:style-name="Table7.A2" office:value-type="string">
              <text:p text:style-name="P26">⌥</text:p>
            </table:table-cell>
            <table:table-cell table:style-name="Table7.C2" office:value-type="string">
              <text:p text:style-name="P13">Hold down the <text:span text:style-name="Keystroke">Alt</text:span> <text:span text:style-name="Keystroke">(</text:span>⌥<text:span text:style-name="Keystroke">)</text:span> key when selecting an object that is behind the currently selected object.</text:p>
            </table:table-cell>
          </table:table-row>
          <table:table-row table:style-name="Table7.30">
            <table:table-cell table:style-name="Table7.A2" office:value-type="string">
              <text:p text:style-name="P11"><text:span text:style-name="Keystroke">Alt+ Shift</text:span></text:p>
            </table:table-cell>
            <table:table-cell table:style-name="Table7.A2" office:value-type="string">
              <text:p text:style-name="P26">⌥<text:span text:style-name="Keystroke">+Shift</text:span></text:p>
            </table:table-cell>
            <table:table-cell table:style-name="Table7.C2" office:value-type="string">
              <text:p text:style-name="P13">Hold down <text:span text:style-name="Keystroke">the Alt (</text:span>⌥<text:span text:style-name="Keystroke">)+Shift</text:span> keys when selecting an object that is in front of the currently selected object.</text:p>
            </table:table-cell>
          </table:table-row>
          <table:table-row table:style-name="Table7.31">
            <table:table-cell table:style-name="Table7.A2" office:value-type="string">
              <text:p text:style-name="P11"><text:span text:style-name="Keystroke">Tab</text:span></text:p>
            </table:table-cell>
            <table:table-cell table:style-name="Table7.A2" office:value-type="string">
              <text:p text:style-name="P11"><text:span text:style-name="Keystroke">Tab</text:span></text:p>
            </table:table-cell>
            <table:table-cell table:style-name="Table7.C2" office:value-type="string">
              <text:p text:style-name="P11">Selects objects in the order in which they were created.</text:p>
            </table:table-cell>
          </table:table-row>
          <table:table-row table:style-name="Table7.32">
            <table:table-cell table:style-name="Table7.A2" office:value-type="string">
              <text:p text:style-name="P11"><text:span text:style-name="Keystroke">Shift+Tab</text:span></text:p>
            </table:table-cell>
            <table:table-cell table:style-name="Table7.A2" office:value-type="string">
              <text:p text:style-name="P11"><text:span text:style-name="Keystroke">Shift+Tab</text:span></text:p>
            </table:table-cell>
            <table:table-cell table:style-name="Table7.C2" office:value-type="string">
              <text:p text:style-name="P11">Selects objects in the reverse order in which they were created.</text:p>
            </table:table-cell>
          </table:table-row>
          <table:table-row table:style-name="Table7.33">
            <table:table-cell table:style-name="Table7.A2" office:value-type="string">
              <text:p text:style-name="P11"><text:span text:style-name="Keystroke">Esc</text:span></text:p>
            </table:table-cell>
            <table:table-cell table:style-name="Table7.A2" office:value-type="string">
              <text:p text:style-name="P11"><text:span text:style-name="Keystroke">Esc</text:span></text:p>
            </table:table-cell>
            <table:table-cell table:style-name="Table7.C2" office:value-type="string">
              <text:p text:style-name="P11">Exits current mode.</text:p>
            </table:table-cell>
          </table:table-row>
          <table:table-row table:style-name="Table7.34">
            <table:table-cell table:style-name="Table7.A2" office:value-type="string">
              <text:p text:style-name="P11"><text:span text:style-name="Keystroke">Enter</text:span></text:p>
            </table:table-cell>
            <table:table-cell table:style-name="Table7.A2" office:value-type="string">
              <text:p text:style-name="P11"><text:span text:style-name="Keystroke">Enter</text:span></text:p>
            </table:table-cell>
            <table:table-cell table:style-name="Table7.C2" office:value-type="string">
              <text:p text:style-name="P11">Enters text mode if a text object in the drawing is selected.</text:p>
            </table:table-cell>
          </table:table-row>
          <table:table-row table:style-name="Table7.35">
            <table:table-cell table:style-name="Table7.A2" office:value-type="string">
              <text:p text:style-name="P11"><text:span text:style-name="Keystroke">Ctrl+Enter</text:span></text:p>
            </table:table-cell>
            <table:table-cell table:style-name="Table7.A2" office:value-type="string">
              <text:p text:style-name="P11">⌘<text:span text:style-name="Keystroke">+Enter</text:span></text:p>
            </table:table-cell>
            <table:table-cell table:style-name="Table7.C2" office:value-type="string">
              <text:p text:style-name="P27">Inserts a new page after the selected page in a drawing.</text:p>
            </table:table-cell>
          </table:table-row>
          <table:table-row table:style-name="Table7.36">
            <table:table-cell table:style-name="Table7.A2" office:value-type="string">
              <text:p text:style-name="P28"><text:span text:style-name="Keystroke">Home</text:span></text:p>
            </table:table-cell>
            <table:table-cell table:style-name="Table7.A2" office:value-type="string">
              <text:p text:style-name="P28"><text:span text:style-name="Keystroke">Fn+Left Arrow</text:span></text:p>
            </table:table-cell>
            <table:table-cell table:style-name="Table7.C2" office:value-type="string">
              <text:p text:style-name="P28">Selects the first page in a drawing.</text:p>
            </table:table-cell>
          </table:table-row>
          <table:table-row table:style-name="Table7.37">
            <table:table-cell table:style-name="Table7.A2" office:value-type="string">
              <text:p text:style-name="P28"><text:span text:style-name="Keystroke">End</text:span></text:p>
            </table:table-cell>
            <table:table-cell table:style-name="Table7.A2" office:value-type="string">
              <text:p text:style-name="P28"><text:span text:style-name="Keystroke">Fn+Right Arrow</text:span></text:p>
            </table:table-cell>
            <table:table-cell table:style-name="Table7.C2" office:value-type="string">
              <text:p text:style-name="P28">Selects the last page in a drawing.</text:p>
            </table:table-cell>
          </table:table-row>
        </table:table>
        <text:h text:style-name="P96" text:outline-level="2"><text:bookmark-start text:name="__RefHeading___Toc3303_1276520686"/>Editing text keyboard shortcuts<text:bookmark-end text:name="__RefHeading___Toc3303_1276520686"/></text:h>
        <table:table table:name="Table8" table:style-name="Table8" table:template-name="LO User Guides">
          <table:table-column table:style-name="Table8.A"/>
          <table:table-column table:style-name="Table8.B"/>
          <table:table-column table:style-name="Table8.C"/>
          <table:table-header-rows>
            <table:table-row table:style-name="Table8.1">
              <table:table-cell table:style-name="Table8.A1" office:value-type="string">
                <text:p text:style-name="P73">Windows<text:line-break/>Linux</text:p>
              </table:table-cell>
              <table:table-cell table:style-name="Table8.A1" office:value-type="string">
                <text:p text:style-name="P73">macOS</text:p>
              </table:table-cell>
              <table:table-cell table:style-name="Table8.C1" office:value-type="string">
                <text:p text:style-name="P65">Effect</text:p>
              </table:table-cell>
            </table:table-row>
          </table:table-header-rows>
          <table:table-row table:style-name="Table8.2">
            <table:table-cell table:style-name="Table8.A2" office:value-type="string">
              <text:p text:style-name="P11"><text:span text:style-name="Keystroke">Ctrl+-</text:span></text:p>
            </table:table-cell>
            <table:table-cell table:style-name="Table8.A2" office:value-type="string">
              <text:p text:style-name="P11">⌘<text:span text:style-name="Keystroke">+-</text:span></text:p>
            </table:table-cell>
            <table:table-cell table:style-name="Table8.C2" office:value-type="string">
              <text:p text:style-name="P11">Inserts a custom hyphen (soft hyphen) in text at the cursor position.</text:p>
            </table:table-cell>
          </table:table-row>
          <table:table-row table:style-name="Table8.3">
            <table:table-cell table:style-name="Table8.A2" office:value-type="string">
              <text:p text:style-name="P11"><text:span text:style-name="Keystroke">Ctrl+Shift+-</text:span></text:p>
            </table:table-cell>
            <table:table-cell table:style-name="Table8.A2" office:value-type="string">
              <text:p text:style-name="P11">⌘<text:span text:style-name="Keystroke">+Shift+-</text:span></text:p>
            </table:table-cell>
            <table:table-cell table:style-name="Table8.C2" office:value-type="string">
              <text:p text:style-name="P11">Inserts a non-breaking hyphen (hard hyphen) in text at the cursor position. </text:p>
            </table:table-cell>
          </table:table-row>
          <table:table-row table:style-name="Table8.4">
            <table:table-cell table:style-name="Table8.A2" office:value-type="string">
              <text:p text:style-name="P11"><text:span text:style-name="Keystroke">Ctrl+Shift+<text:line-break/>Space</text:span></text:p>
            </table:table-cell>
            <table:table-cell table:style-name="Table8.A2" office:value-type="string">
              <text:p text:style-name="P11">⌘<text:span text:style-name="Keystroke">+Shift+Space</text:span></text:p>
            </table:table-cell>
            <table:table-cell table:style-name="Table8.C2" office:value-type="string">
              <text:p text:style-name="P11">Inserts a non-breaking space, which is not used for hyphenation and is not expanded if the text is justified.</text:p>
            </table:table-cell>
          </table:table-row>
          <table:table-row table:style-name="Table8.5">
            <table:table-cell table:style-name="Table8.A2" office:value-type="string">
              <text:p text:style-name="P11"><text:span text:style-name="Keystroke">Shift+Enter</text:span></text:p>
            </table:table-cell>
            <table:table-cell table:style-name="Table8.A2" office:value-type="string">
              <text:p text:style-name="P11"><text:span text:style-name="Keystroke">Shift+Enter</text:span></text:p>
            </table:table-cell>
            <table:table-cell table:style-name="Table8.C2" office:value-type="string">
              <text:p text:style-name="P11">Inserts a line break without paragraph change.</text:p>
            </table:table-cell>
          </table:table-row>
          <table:table-row table:style-name="Table8.6">
            <table:table-cell table:style-name="Table8.A2" office:value-type="string">
              <text:p text:style-name="P11"><text:span text:style-name="Keystroke">Left arrow</text:span></text:p>
            </table:table-cell>
            <table:table-cell table:style-name="Table8.A2" office:value-type="string">
              <text:p text:style-name="P11"><text:span text:style-name="Keystroke">Left arrow</text:span></text:p>
            </table:table-cell>
            <table:table-cell table:style-name="Table8.C2" office:value-type="string">
              <text:p text:style-name="P11">Moves the cursor one character to the left.</text:p>
            </table:table-cell>
          </table:table-row>
          <table:table-row table:style-name="Table8.7">
            <table:table-cell table:style-name="Table8.A2" office:value-type="string">
              <text:p text:style-name="P11"><text:span text:style-name="Keystroke">Shift+Left arrow</text:span></text:p>
            </table:table-cell>
            <table:table-cell table:style-name="Table8.A2" office:value-type="string">
              <text:p text:style-name="P11"><text:span text:style-name="Keystroke">Shift+Left arrow</text:span></text:p>
            </table:table-cell>
            <table:table-cell table:style-name="Table8.C2" office:value-type="string">
              <text:p text:style-name="P11">Moves the cursor one character to the left and selects the character.</text:p>
            </table:table-cell>
          </table:table-row>
          <table:table-row table:style-name="Table8.8">
            <table:table-cell table:style-name="Table8.A2" office:value-type="string">
              <text:p text:style-name="P11"><text:span text:style-name="Keystroke">Ctrl+Left arrow</text:span></text:p>
            </table:table-cell>
            <table:table-cell table:style-name="Table8.A2" office:value-type="string">
              <text:p text:style-name="P11">⌥<text:span text:style-name="Keystroke">+Left arrow</text:span></text:p>
            </table:table-cell>
            <table:table-cell table:style-name="Table8.C2" office:value-type="string">
              <text:p text:style-name="P11">Moves the cursor to the beginning of the previous word.</text:p>
            </table:table-cell>
          </table:table-row>
          <table:table-row table:style-name="Table8.9">
            <table:table-cell table:style-name="Table8.A2" office:value-type="string">
              <text:p text:style-name="P11"><text:span text:style-name="Keystroke">Ctrl+Shift+<text:line-break/>Left arrow</text:span></text:p>
            </table:table-cell>
            <table:table-cell table:style-name="Table8.A2" office:value-type="string">
              <text:p text:style-name="P11">⌥<text:span text:style-name="Keystroke">+Shift+Left arrow</text:span></text:p>
            </table:table-cell>
            <table:table-cell table:style-name="Table8.C2" office:value-type="string">
              <text:p text:style-name="P11">Moves the cursor to the left and selects the word on the left.</text:p>
            </table:table-cell>
          </table:table-row>
          <table:table-row table:style-name="Table8.10">
            <table:table-cell table:style-name="Table8.A2" office:value-type="string">
              <text:p text:style-name="P11"><text:span text:style-name="Keystroke">Right arrow</text:span></text:p>
            </table:table-cell>
            <table:table-cell table:style-name="Table8.A2" office:value-type="string">
              <text:p text:style-name="P11"><text:span text:style-name="Keystroke">Right arrow</text:span></text:p>
            </table:table-cell>
            <table:table-cell table:style-name="Table8.C2" office:value-type="string">
              <text:p text:style-name="P11">Moves the cursor one character to the right.</text:p>
            </table:table-cell>
          </table:table-row>
          <table:table-row table:style-name="Table8.11">
            <table:table-cell table:style-name="Table8.A2" office:value-type="string">
              <text:p text:style-name="P11"><text:span text:style-name="Keystroke">Shift+Right arrow</text:span></text:p>
            </table:table-cell>
            <table:table-cell table:style-name="Table8.A2" office:value-type="string">
              <text:p text:style-name="P11"><text:span text:style-name="Keystroke">Shift+Right arrow</text:span></text:p>
            </table:table-cell>
            <table:table-cell table:style-name="Table8.C2" office:value-type="string">
              <text:p text:style-name="P11">Moves the cursor one character to the right and selects the character.</text:p>
            </table:table-cell>
          </table:table-row>
          <table:table-row table:style-name="Table8.12">
            <table:table-cell table:style-name="Table8.A2" office:value-type="string">
              <text:p text:style-name="P11"><text:span text:style-name="Keystroke">Ctrl+Right arrow</text:span></text:p>
            </table:table-cell>
            <table:table-cell table:style-name="Table8.A2" office:value-type="string">
              <text:p text:style-name="P11">⌥<text:span text:style-name="Keystroke">+Right arrow</text:span></text:p>
            </table:table-cell>
            <table:table-cell table:style-name="Table8.C2" office:value-type="string">
              <text:p text:style-name="P11">Moves the cursor to the beginning of the next word.</text:p>
            </table:table-cell>
          </table:table-row>
          <table:table-row table:style-name="Table8.13">
            <table:table-cell table:style-name="Table8.A2" office:value-type="string">
              <text:p text:style-name="P11"><text:span text:style-name="Keystroke">Ctrl+Shift+<text:line-break/>Right arrow</text:span></text:p>
            </table:table-cell>
            <table:table-cell table:style-name="Table8.A2" office:value-type="string">
              <text:p text:style-name="P11">⌥<text:span text:style-name="Keystroke">+Shift+Right arrow</text:span></text:p>
            </table:table-cell>
            <table:table-cell table:style-name="Table8.C2" office:value-type="string">
              <text:p text:style-name="P11">Moves the cursor to the right and selects the word on the right.</text:p>
            </table:table-cell>
          </table:table-row>
          <table:table-row table:style-name="Table8.14">
            <table:table-cell table:style-name="Table8.A2" office:value-type="string">
              <text:p text:style-name="P11"><text:span text:style-name="Keystroke">Up arrow</text:span></text:p>
            </table:table-cell>
            <table:table-cell table:style-name="Table8.A2" office:value-type="string">
              <text:p text:style-name="P11"><text:span text:style-name="Keystroke">Up arrow</text:span></text:p>
            </table:table-cell>
            <table:table-cell table:style-name="Table8.C2" office:value-type="string">
              <text:p text:style-name="P11">Moves the cursor up one line.</text:p>
            </table:table-cell>
          </table:table-row>
          <text:soft-page-break/>
          <table:table-row table:style-name="Table8.15">
            <table:table-cell table:style-name="Table8.A2" office:value-type="string">
              <text:p text:style-name="P11"><text:span text:style-name="Keystroke">Shift+Up arrow</text:span></text:p>
            </table:table-cell>
            <table:table-cell table:style-name="Table8.A2" office:value-type="string">
              <text:p text:style-name="P11"><text:span text:style-name="Keystroke">Shift+Up arrow</text:span></text:p>
            </table:table-cell>
            <table:table-cell table:style-name="Table8.C2" office:value-type="string">
              <text:p text:style-name="P11">Moves the cursor up one line in the text and selects the lines of text.</text:p>
            </table:table-cell>
          </table:table-row>
          <table:table-row table:style-name="Table8.16">
            <table:table-cell table:style-name="Table8.A2" office:value-type="string">
              <text:p text:style-name="P11"><text:span text:style-name="Keystroke">Ctrl+Up arrow</text:span></text:p>
            </table:table-cell>
            <table:table-cell table:style-name="Table8.A2" office:value-type="string">
              <text:p text:style-name="P11">⌥<text:span text:style-name="Keystroke">+Up arrow</text:span></text:p>
            </table:table-cell>
            <table:table-cell table:style-name="Table8.C2" office:value-type="string">
              <text:p text:style-name="P11">Moves the cursor to the beginning of the paragraph.</text:p>
            </table:table-cell>
          </table:table-row>
          <table:table-row table:style-name="Table8.17">
            <table:table-cell table:style-name="Table8.A2" office:value-type="string">
              <text:p text:style-name="P11"><text:span text:style-name="Keystroke">Ctrl+Shift+Up arrow</text:span></text:p>
            </table:table-cell>
            <table:table-cell table:style-name="Table8.A2" office:value-type="string">
              <text:p text:style-name="P11">⌥<text:span text:style-name="Keystroke">+Shift+Up arrow</text:span></text:p>
            </table:table-cell>
            <table:table-cell table:style-name="Table8.C2" office:value-type="string">
              <text:p text:style-name="P11">Moves the cursor to the beginning of the paragraph. Selects the text in the paragraph from the cursor position to the beginning of the paragraph.</text:p>
            </table:table-cell>
          </table:table-row>
          <table:table-row table:style-name="Table8.18">
            <table:table-cell table:style-name="Table8.A2" office:value-type="string">
              <text:p text:style-name="P11"><text:span text:style-name="Keystroke">Down arrow</text:span></text:p>
            </table:table-cell>
            <table:table-cell table:style-name="Table8.A2" office:value-type="string">
              <text:p text:style-name="P11"><text:span text:style-name="Keystroke">Down arrow</text:span></text:p>
            </table:table-cell>
            <table:table-cell table:style-name="Table8.C2" office:value-type="string">
              <text:p text:style-name="P11">Moves the cursor down one line.</text:p>
            </table:table-cell>
          </table:table-row>
          <table:table-row table:style-name="Table8.19">
            <table:table-cell table:style-name="Table8.A2" office:value-type="string">
              <text:p text:style-name="P11"><text:span text:style-name="Keystroke">Shift+Down arrow</text:span></text:p>
            </table:table-cell>
            <table:table-cell table:style-name="Table8.A2" office:value-type="string">
              <text:p text:style-name="P11">⌥<text:span text:style-name="Keystroke">+Down arrow</text:span></text:p>
            </table:table-cell>
            <table:table-cell table:style-name="Table8.C2" office:value-type="string">
              <text:p text:style-name="P11">Moves the cursor down one line in the text and selects the lines of text.</text:p>
            </table:table-cell>
          </table:table-row>
          <table:table-row table:style-name="Table8.20">
            <table:table-cell table:style-name="Table8.A2" office:value-type="string">
              <text:p text:style-name="P11"><text:span text:style-name="Keystroke">Ctrl+Down arrow</text:span></text:p>
            </table:table-cell>
            <table:table-cell table:style-name="Table8.A2" office:value-type="string">
              <text:p text:style-name="P11">⌘<text:span text:style-name="Keystroke">+Down arrow</text:span></text:p>
            </table:table-cell>
            <table:table-cell table:style-name="Table8.C2" office:value-type="string">
              <text:p text:style-name="P11">Moves the cursor to the end of the paragraph.</text:p>
            </table:table-cell>
          </table:table-row>
          <table:table-row table:style-name="Table8.21">
            <table:table-cell table:style-name="Table8.A2" office:value-type="string">
              <text:p text:style-name="P11"><text:span text:style-name="Keystroke">Ctrl+Shift+<text:line-break/>Down arrow</text:span></text:p>
            </table:table-cell>
            <table:table-cell table:style-name="Table8.A2" office:value-type="string">
              <text:p text:style-name="P11">⌥<text:span text:style-name="Keystroke">+Shift+Down arrow</text:span></text:p>
            </table:table-cell>
            <table:table-cell table:style-name="Table8.C2" office:value-type="string">
              <text:p text:style-name="P11">Moves the cursor to the end of the paragraph. Selects the text in the paragraph from the cursor position to the end of the paragraph.</text:p>
            </table:table-cell>
          </table:table-row>
          <table:table-row table:style-name="Table8.22">
            <table:table-cell table:style-name="Table8.A2" office:value-type="string">
              <text:p text:style-name="P11"><text:span text:style-name="Keystroke">Ctrl+Backspace</text:span></text:p>
            </table:table-cell>
            <table:table-cell table:style-name="Table8.A2" office:value-type="string">
              <text:p text:style-name="P11">⌘<text:span text:style-name="Keystroke">+Backspace</text:span></text:p>
            </table:table-cell>
            <table:table-cell table:style-name="Table8.C2" office:value-type="string">
              <text:p text:style-name="P11">Deletes the text from the cursor position to the beginning of the word.</text:p>
            </table:table-cell>
          </table:table-row>
          <table:table-row table:style-name="Table8.23">
            <table:table-cell table:style-name="Table8.A2" office:value-type="string">
              <text:p text:style-name="P11"><text:span text:style-name="Keystroke">Ctrl+Shift+<text:line-break/>Backspace</text:span></text:p>
            </table:table-cell>
            <table:table-cell table:style-name="Table8.A2" office:value-type="string">
              <text:p text:style-name="P11">⌘<text:span text:style-name="Keystroke">+Shift+<text:line-break/>Backspace</text:span></text:p>
            </table:table-cell>
            <table:table-cell table:style-name="Table8.C2" office:value-type="string">
              <text:p text:style-name="P11">Deletes the text from the cursor position to the beginning of the sentence.</text:p>
            </table:table-cell>
          </table:table-row>
        </table:table>
        <text:h text:style-name="P94" text:outline-level="1"><text:bookmark-start text:name="__RefHeading___Toc49828_2023013896"/>Menu function key and keyboard shortcuts<text:bookmark-end text:name="__RefHeading___Toc49828_2023013896"/></text:h>
        <text:p text:style-name="P82">The function key and keyboard shortcuts listed in the following tables are available in each menu category on the Menu bar. The tables give the menu item or sub-item, operating system validity, and the effect or purpose of the shortcut.</text:p>
        <text:list xml:id="list85861044763838" text:continue-numbering="true" text:style-name="Heading_20_Note">
          <text:list-item>
            <text:p text:style-name="P107">Note</text:p>
          </text:list-item>
        </text:list>
        <text:p text:style-name="P81">The menus listed below are in the same order as displayed on the Menu bar from left to right.</text:p>
        <text:h text:style-name="P99" text:outline-level="2"><text:bookmark-start text:name="__RefHeading___Toc11714_163122149"/>LibreOffice<text:bookmark-end text:name="__RefHeading___Toc11714_163122149"/></text:h>
        <text:p text:style-name="P86">The LibreOffice menu is only available for computers using the macOS operating system.</text:p>
        <table:table table:name="Table2" table:style-name="Table2" table:template-name="LO User Guides">
          <table:table-column table:style-name="Table2.A" table:number-columns-repeated="2"/>
          <table:table-column table:style-name="Table2.C"/>
          <table:table-row table:style-name="Table2.1">
            <table:table-cell table:style-name="Table2.A1" office:value-type="string">
              <text:p text:style-name="P75">Menu item or sub-item</text:p>
            </table:table-cell>
            <table:table-cell table:style-name="Table2.A1" office:value-type="string">
              <text:p text:style-name="P71">macOS</text:p>
            </table:table-cell>
            <table:table-cell table:style-name="Table2.C1" office:value-type="string">
              <text:p text:style-name="P67">Effect</text:p>
            </table:table-cell>
          </table:table-row>
          <table:table-row table:style-name="Table2.2">
            <table:table-cell table:style-name="Table2.A2" office:value-type="string">
              <text:p text:style-name="P58">Preferences</text:p>
            </table:table-cell>
            <table:table-cell table:style-name="Table2.A2" office:value-type="string">
              <text:p text:style-name="P18">⌘<text:span text:style-name="Keystroke">+,</text:span></text:p>
            </table:table-cell>
            <table:table-cell table:style-name="Table2.C2" office:value-type="string">
              <text:p text:style-name="P55">Opens the Options dialog.</text:p>
            </table:table-cell>
          </table:table-row>
          <table:table-row table:style-name="Table2.3">
            <table:table-cell table:style-name="Table2.A2" office:value-type="string">
              <text:p text:style-name="P58">Hide LibreOffice</text:p>
            </table:table-cell>
            <table:table-cell table:style-name="Table2.A2" office:value-type="string">
              <text:p text:style-name="P18">⌘<text:span text:style-name="Keystroke">+H</text:span></text:p>
            </table:table-cell>
            <table:table-cell table:style-name="Table2.C2" office:value-type="string">
              <text:p text:style-name="P58">Temporarily hides LibreOffice, but does not close LibreOffice.</text:p>
            </table:table-cell>
          </table:table-row>
          <table:table-row table:style-name="Table2.4">
            <table:table-cell table:style-name="Table2.A2" office:value-type="string">
              <text:p text:style-name="P57">Exit LibreOffice</text:p>
            </table:table-cell>
            <table:table-cell table:style-name="Table2.A2" office:value-type="string">
              <text:p text:style-name="P18">⌘<text:span text:style-name="Keystroke">+Q</text:span></text:p>
            </table:table-cell>
            <table:table-cell table:style-name="Table2.C2" office:value-type="string">
              <text:p text:style-name="P58">Closes LibreOffice. Make sure all LibreOffice files are saved before using.</text:p>
            </table:table-cell>
          </table:table-row>
        </table:table>
        <text:h text:style-name="P100" text:outline-level="2"><text:bookmark-start text:name="__RefHeading___Toc4857_909684015"/>File menu<text:bookmark-end text:name="__RefHeading___Toc4857_909684015"/></text:h>
        <table:table table:name="Table15" table:style-name="Table15" table:template-name="LO User Guides">
          <table:table-column table:style-name="Table15.A" table:number-columns-repeated="3"/>
          <table:table-column table:style-name="Table15.D"/>
          <table:table-header-rows>
            <table:table-row table:style-name="Table15.1">
              <table:table-cell table:style-name="Table15.A1" office:value-type="string">
                <text:p text:style-name="P74">Menu item or sub-item</text:p>
              </table:table-cell>
              <table:table-cell table:style-name="Table15.A1" office:value-type="string">
                <text:p text:style-name="P70">Windows<text:line-break/>Linux</text:p>
              </table:table-cell>
              <table:table-cell table:style-name="Table15.C1" office:value-type="string">
                <text:p text:style-name="P70">macOS</text:p>
              </table:table-cell>
              <table:table-cell table:style-name="Table15.C1" office:value-type="string">
                <text:p text:style-name="P66">Effect</text:p>
              </table:table-cell>
            </table:table-row>
          </table:table-header-rows>
          <table:table-row table:style-name="Table15.2">
            <table:table-cell table:style-name="Table15.A2" office:value-type="string">
              <text:p text:style-name="P54">New</text:p>
            </table:table-cell>
            <table:table-cell table:style-name="Table15.A2" office:value-type="string">
              <text:p text:style-name="P54"><text:span text:style-name="Keystroke">Ctrl+N</text:span></text:p>
            </table:table-cell>
            <table:table-cell table:style-name="Table15.C2" office:value-type="string">
              <text:p text:style-name="P16">⌘<text:span text:style-name="Keystroke">+N</text:span></text:p>
            </table:table-cell>
            <table:table-cell table:style-name="Table15.C2" office:value-type="string">
              <text:p text:style-name="P54">Opens a new drawing.</text:p>
            </table:table-cell>
          </table:table-row>
          <text:soft-page-break/>
          <table:table-row table:style-name="Table15.3">
            <table:table-cell table:style-name="Table15.A2" office:value-type="string">
              <text:p text:style-name="P56">Templates</text:p>
            </table:table-cell>
            <table:table-cell table:style-name="Table15.A2" office:value-type="string">
              <text:p text:style-name="P56"><text:span text:style-name="Keystroke">Shift+Ctrl+N</text:span></text:p>
            </table:table-cell>
            <table:table-cell table:style-name="Table15.C2" office:value-type="string">
              <text:p text:style-name="P17">⌘<text:span text:style-name="Keystroke">+Shift+N</text:span></text:p>
            </table:table-cell>
            <table:table-cell table:style-name="Table15.C2" office:value-type="string">
              <text:p text:style-name="P56">Opens the Drawings category in the Templates dialog.</text:p>
            </table:table-cell>
          </table:table-row>
          <table:table-row table:style-name="Table15.4">
            <table:table-cell table:style-name="Table15.A2" office:value-type="string">
              <text:p text:style-name="P29">Open</text:p>
            </table:table-cell>
            <table:table-cell table:style-name="Table15.A2" office:value-type="string">
              <text:p text:style-name="P12"><text:span text:style-name="Keystroke">Ctrl+O</text:span></text:p>
            </table:table-cell>
            <table:table-cell table:style-name="Table15.C2" office:value-type="string">
              <text:p text:style-name="P12">⌘<text:span text:style-name="Keystroke">+O</text:span></text:p>
            </table:table-cell>
            <table:table-cell table:style-name="Table15.C2" office:value-type="string">
              <text:p text:style-name="P29">Opens a file browser allowing navigation to a folder and file selection.</text:p>
            </table:table-cell>
          </table:table-row>
          <table:table-row table:style-name="Table15.5">
            <table:table-cell table:style-name="Table15.A2" office:value-type="string">
              <text:p text:style-name="P56">Manage Templates</text:p>
            </table:table-cell>
            <table:table-cell table:style-name="Table15.A2" office:value-type="string">
              <text:p text:style-name="P56"><text:span text:style-name="Keystroke">Shift+Ctrl+N</text:span></text:p>
            </table:table-cell>
            <table:table-cell table:style-name="Table15.C2" office:value-type="string">
              <text:p text:style-name="P17">⌘<text:span text:style-name="Keystroke">+Shift+N</text:span></text:p>
            </table:table-cell>
            <table:table-cell table:style-name="Table15.C2" office:value-type="string">
              <text:p text:style-name="P56">Opens the Drawings category in the Templates dialog.</text:p>
            </table:table-cell>
          </table:table-row>
          <table:table-row table:style-name="Table15.6">
            <table:table-cell table:style-name="Table15.A2" office:value-type="string">
              <text:p text:style-name="P29">Save</text:p>
            </table:table-cell>
            <table:table-cell table:style-name="Table15.A2" office:value-type="string">
              <text:p text:style-name="P12"><text:span text:style-name="Keystroke">Ctrl+S</text:span></text:p>
            </table:table-cell>
            <table:table-cell table:style-name="Table15.C2" office:value-type="string">
              <text:p text:style-name="P12">⌘<text:span text:style-name="Keystroke">+S</text:span></text:p>
            </table:table-cell>
            <table:table-cell table:style-name="Table15.C2" office:value-type="string">
              <text:p text:style-name="P29">Saves the open drawing.</text:p>
            </table:table-cell>
          </table:table-row>
          <table:table-row table:style-name="Table15.7">
            <table:table-cell table:style-name="Table15.A2" office:value-type="string">
              <text:p text:style-name="P29">Save As</text:p>
            </table:table-cell>
            <table:table-cell table:style-name="Table15.A2" office:value-type="string">
              <text:p text:style-name="P12"><text:span text:style-name="Keystroke">Ctrl+Shift+S</text:span></text:p>
            </table:table-cell>
            <table:table-cell table:style-name="Table15.C2" office:value-type="string">
              <text:p text:style-name="P12">⌘<text:span text:style-name="Keystroke">+Shift+S</text:span></text:p>
            </table:table-cell>
            <table:table-cell table:style-name="Table15.C2" office:value-type="string">
              <text:p text:style-name="P29">Opens a file browser allowing navigation to a folder and save the open drawing as a new file.</text:p>
            </table:table-cell>
          </table:table-row>
          <table:table-row table:style-name="Table15.8">
            <table:table-cell table:style-name="Table15.A2" office:value-type="string">
              <text:p text:style-name="P29">Print</text:p>
            </table:table-cell>
            <table:table-cell table:style-name="Table15.A2" office:value-type="string">
              <text:p text:style-name="P12"><text:span text:style-name="Keystroke">Ctrl+P</text:span></text:p>
            </table:table-cell>
            <table:table-cell table:style-name="Table15.C2" office:value-type="string">
              <text:p text:style-name="P12">⌘<text:span text:style-name="Keystroke">+P</text:span></text:p>
            </table:table-cell>
            <table:table-cell table:style-name="Table15.C2" office:value-type="string">
              <text:p text:style-name="P29">Opens the Print dialog allowing selection of how the drawing is printed.</text:p>
            </table:table-cell>
          </table:table-row>
          <table:table-row table:style-name="Table15.9">
            <table:table-cell table:style-name="Table15.A2" office:value-type="string">
              <text:p text:style-name="P56">Exit LibreOffice</text:p>
            </table:table-cell>
            <table:table-cell table:style-name="Table15.A2" office:value-type="string">
              <text:p text:style-name="P56">Ctrl+Q</text:p>
            </table:table-cell>
            <table:table-cell table:style-name="Table15.C2" office:value-type="string">
              <text:p text:style-name="P12"/>
            </table:table-cell>
            <table:table-cell table:style-name="Table15.C2" office:value-type="string">
              <text:p text:style-name="P58">Closes LibreOffice. Make sure all files are saved before using.</text:p>
            </table:table-cell>
          </table:table-row>
        </table:table>
        <text:h text:style-name="P101" text:outline-level="2"><text:bookmark-start text:name="__RefHeading___Toc4859_909684015"/>Edit Menu<text:bookmark-end text:name="__RefHeading___Toc4859_909684015"/></text:h>
        <table:table table:name="Table16" table:style-name="Table16" table:template-name="LO User Guides">
          <table:table-column table:style-name="Table16.A" table:number-columns-repeated="3"/>
          <table:table-column table:style-name="Table16.D"/>
          <table:table-row table:style-name="Table16.1">
            <table:table-cell table:style-name="Table16.A1" office:value-type="string">
              <text:p text:style-name="P74">Menu item or sub-item</text:p>
            </table:table-cell>
            <table:table-cell table:style-name="Table16.A1" office:value-type="string">
              <text:p text:style-name="P70">Windows<text:line-break/>Linux</text:p>
            </table:table-cell>
            <table:table-cell table:style-name="Table16.C1" office:value-type="string">
              <text:p text:style-name="P70">macOS</text:p>
            </table:table-cell>
            <table:table-cell table:style-name="Table16.C1" office:value-type="string">
              <text:p text:style-name="P66">Effect</text:p>
            </table:table-cell>
          </table:table-row>
          <table:table-row table:style-name="Table16.2">
            <table:table-cell table:style-name="Table16.A2" office:value-type="string">
              <text:p text:style-name="P30">Undo</text:p>
            </table:table-cell>
            <table:table-cell table:style-name="Table16.A2" office:value-type="string">
              <text:p text:style-name="P12"><text:span text:style-name="Keystroke">Ctrl+Z</text:span></text:p>
            </table:table-cell>
            <table:table-cell table:style-name="Table16.C2" office:value-type="string">
              <text:p text:style-name="P12">⌘<text:span text:style-name="Keystroke">+Z</text:span></text:p>
            </table:table-cell>
            <table:table-cell table:style-name="Table16.C2" office:value-type="string">
              <text:p text:style-name="P30">Undoes the previous editing action.</text:p>
            </table:table-cell>
          </table:table-row>
          <table:table-row table:style-name="Table16.3">
            <table:table-cell table:style-name="Table16.A2" office:value-type="string">
              <text:p text:style-name="P30">Redo</text:p>
            </table:table-cell>
            <table:table-cell table:style-name="Table16.A2" office:value-type="string">
              <text:p text:style-name="P12"><text:span text:style-name="Keystroke">Ctrl+Y</text:span></text:p>
            </table:table-cell>
            <table:table-cell table:style-name="Table16.C2" office:value-type="string">
              <text:p text:style-name="P12">⌘<text:span text:style-name="Keystroke">+Y</text:span></text:p>
            </table:table-cell>
            <table:table-cell table:style-name="Table16.C2" office:value-type="string">
              <text:p text:style-name="P30">Reverses the action of the last <text:span text:style-name="Strong_20_Emphasis">Undo</text:span> command.</text:p>
            </table:table-cell>
          </table:table-row>
          <table:table-row table:style-name="Table16.4">
            <table:table-cell table:style-name="Table16.A2" office:value-type="string">
              <text:p text:style-name="P29">Cut</text:p>
            </table:table-cell>
            <table:table-cell table:style-name="Table16.A2" office:value-type="string">
              <text:p text:style-name="P12"><text:span text:style-name="Keystroke">Ctrl+X</text:span></text:p>
            </table:table-cell>
            <table:table-cell table:style-name="Table16.C2" office:value-type="string">
              <text:p text:style-name="P12">⌘<text:span text:style-name="Keystroke">+X</text:span></text:p>
            </table:table-cell>
            <table:table-cell table:style-name="Table16.C2" office:value-type="string">
              <text:p text:style-name="P29">Deletes the selected object and places it on the clipboard.</text:p>
            </table:table-cell>
          </table:table-row>
          <table:table-row table:style-name="Table16.5">
            <table:table-cell table:style-name="Table16.A2" office:value-type="string">
              <text:p text:style-name="P29">Copy</text:p>
            </table:table-cell>
            <table:table-cell table:style-name="Table16.A2" office:value-type="string">
              <text:p text:style-name="P12"><text:span text:style-name="Keystroke">Ctrl+C</text:span></text:p>
            </table:table-cell>
            <table:table-cell table:style-name="Table16.C2" office:value-type="string">
              <text:p text:style-name="P12">⌘<text:span text:style-name="Keystroke">+C</text:span></text:p>
            </table:table-cell>
            <table:table-cell table:style-name="Table16.C2" office:value-type="string">
              <text:p text:style-name="P29">Copies the selected object to the clipboard.</text:p>
            </table:table-cell>
          </table:table-row>
          <table:table-row table:style-name="Table16.6">
            <table:table-cell table:style-name="Table16.A2" office:value-type="string">
              <text:p text:style-name="P29">Paste</text:p>
            </table:table-cell>
            <table:table-cell table:style-name="Table16.A2" office:value-type="string">
              <text:p text:style-name="P12"><text:span text:style-name="Keystroke">Ctrl+V</text:span></text:p>
            </table:table-cell>
            <table:table-cell table:style-name="Table16.C2" office:value-type="string">
              <text:p text:style-name="P12">⌘<text:span text:style-name="Keystroke">+V</text:span></text:p>
            </table:table-cell>
            <table:table-cell table:style-name="Table16.C2" office:value-type="string">
              <text:p text:style-name="P29">Inserts the contents of the clipboard at the location of the cursor replacing any selected text or objects.</text:p>
            </table:table-cell>
          </table:table-row>
          <table:table-row table:style-name="Table16.7">
            <table:table-cell table:style-name="Table16.A2" office:value-type="string">
              <text:p text:style-name="P31">Paste Special &gt; Paste Special</text:p>
            </table:table-cell>
            <table:table-cell table:style-name="Table16.A2" office:value-type="string">
              <text:p text:style-name="P12"><text:span text:style-name="Keystroke">Ctrl+Shift+V</text:span></text:p>
            </table:table-cell>
            <table:table-cell table:style-name="Table16.C2" office:value-type="string">
              <text:p text:style-name="P12">⌘<text:span text:style-name="Keystroke">+Shift+V</text:span></text:p>
            </table:table-cell>
            <table:table-cell table:style-name="Table16.C2" office:value-type="string">
              <text:p text:style-name="P12">Pastes the contents of the clipboard at the cursor position in a format that is specified using the Paste Special dialog.</text:p>
            </table:table-cell>
          </table:table-row>
          <table:table-row table:style-name="Table16.8">
            <table:table-cell table:style-name="Table16.A2" office:value-type="string">
              <text:p text:style-name="P58">Duplicate</text:p>
            </table:table-cell>
            <table:table-cell table:style-name="Table16.A2" office:value-type="string">
              <text:p text:style-name="P58"><text:span text:style-name="Keystroke">Shift+F3</text:span></text:p>
            </table:table-cell>
            <table:table-cell table:style-name="Table16.C2" office:value-type="string">
              <text:p text:style-name="P58"><text:span text:style-name="Keystroke">Shift+F3</text:span></text:p>
            </table:table-cell>
            <table:table-cell table:style-name="Table16.C2" office:value-type="string">
              <text:p text:style-name="P58">When an object is selected, opens the Duplicate dialog providing options for duplicating a selected object.</text:p>
            </table:table-cell>
          </table:table-row>
          <table:table-row table:style-name="Table16.9">
            <table:table-cell table:style-name="Table16.A2" office:value-type="string">
              <text:p text:style-name="P32">Select All</text:p>
            </table:table-cell>
            <table:table-cell table:style-name="Table16.A2" office:value-type="string">
              <text:p text:style-name="P12"><text:span text:style-name="Keystroke">Ctrl+A</text:span></text:p>
            </table:table-cell>
            <table:table-cell table:style-name="Table16.C2" office:value-type="string">
              <text:p text:style-name="P12">⌘<text:span text:style-name="Keystroke">+A</text:span></text:p>
            </table:table-cell>
            <table:table-cell table:style-name="Table16.C2" office:value-type="string">
              <text:p text:style-name="P32">Selects all the pages and objects in a drawing.</text:p>
            </table:table-cell>
          </table:table-row>
          <table:table-row table:style-name="Table16.10">
            <table:table-cell table:style-name="Table16.A2" office:value-type="string">
              <text:p text:style-name="P58">Find</text:p>
            </table:table-cell>
            <table:table-cell table:style-name="Table16.A2" office:value-type="string">
              <text:p text:style-name="P58"><text:span text:style-name="Keystroke">Ctrl+F</text:span></text:p>
            </table:table-cell>
            <table:table-cell table:style-name="Table16.C2" office:value-type="string">
              <text:p text:style-name="P18">⌘<text:span text:style-name="Keystroke">+F</text:span></text:p>
            </table:table-cell>
            <table:table-cell table:style-name="Table16.C2" office:value-type="string">
              <text:p text:style-name="P58">Opens the Find toolbar.</text:p>
            </table:table-cell>
          </table:table-row>
          <table:table-row table:style-name="Table16.11">
            <table:table-cell table:style-name="Table16.A2" office:value-type="string">
              <text:p text:style-name="P58">Replace</text:p>
            </table:table-cell>
            <table:table-cell table:style-name="Table16.A2" office:value-type="string">
              <text:p text:style-name="P58"><text:span text:style-name="Keystroke">Ctrl+H</text:span></text:p>
            </table:table-cell>
            <table:table-cell table:style-name="Table16.C2" office:value-type="string">
              <text:p text:style-name="P18">⌘+⌥<text:span text:style-name="Keystroke">+F</text:span></text:p>
            </table:table-cell>
            <table:table-cell table:style-name="Table16.C2" office:value-type="string">
              <text:p text:style-name="P58">Opens the Find and Replace dialog.</text:p>
            </table:table-cell>
          </table:table-row>
          <table:table-row table:style-name="Table16.12">
            <table:table-cell table:style-name="Table16.A2" office:value-type="string">
              <text:p text:style-name="P32">Points</text:p>
            </table:table-cell>
            <table:table-cell table:style-name="Table16.A2" office:value-type="string">
              <text:p text:style-name="P12"><text:span text:style-name="Keystroke">F8</text:span></text:p>
            </table:table-cell>
            <table:table-cell table:style-name="Table16.C2" office:value-type="string">
              <text:p text:style-name="P12"><text:span text:style-name="Keystroke">F8</text:span></text:p>
            </table:table-cell>
            <table:table-cell table:style-name="Table16.C2" office:value-type="string">
              <text:p text:style-name="P12">Opens the Edit Points toolbar if there is an object on the drawing that uses editable points, for example a freeform line.</text:p>
            </table:table-cell>
          </table:table-row>
          <table:table-row table:style-name="Table16.13">
            <table:table-cell table:style-name="Table16.A2" office:value-type="string">
              <text:p text:style-name="P58">Edit Mode</text:p>
            </table:table-cell>
            <table:table-cell table:style-name="Table16.A2" office:value-type="string">
              <text:p text:style-name="P18"><text:span text:style-name="Keystroke">Ctrl+Shift+M</text:span></text:p>
            </table:table-cell>
            <table:table-cell table:style-name="Table16.C2" office:value-type="string">
              <text:p text:style-name="P18">⌘<text:span text:style-name="Keystroke">+Shift+M</text:span></text:p>
            </table:table-cell>
            <table:table-cell table:style-name="Table16.C2" office:value-type="string">
              <text:p text:style-name="P58">Allows a read only drawing to be edited if the user has writer permission.</text:p>
            </table:table-cell>
          </table:table-row>
        </table:table>
        <text:h text:style-name="P101" text:outline-level="2"><text:bookmark-start text:name="__RefHeading___Toc4861_909684015"/><text:soft-page-break/>View menu<text:bookmark-end text:name="__RefHeading___Toc4861_909684015"/></text:h>
        <table:table table:name="Table17" table:style-name="Table17" table:template-name="LO User Guides">
          <table:table-column table:style-name="Table17.A" table:number-columns-repeated="3"/>
          <table:table-column table:style-name="Table17.D"/>
          <table:table-header-rows>
            <table:table-row table:style-name="Table17.1">
              <table:table-cell table:style-name="Table17.A1" office:value-type="string">
                <text:p text:style-name="P74">Menu item or sub-item</text:p>
              </table:table-cell>
              <table:table-cell table:style-name="Table17.A1" office:value-type="string">
                <text:p text:style-name="P70">Windows<text:line-break/>Linux</text:p>
              </table:table-cell>
              <table:table-cell table:style-name="Table17.C1" office:value-type="string">
                <text:p text:style-name="P70">macOS</text:p>
              </table:table-cell>
              <table:table-cell table:style-name="Table17.C1" office:value-type="string">
                <text:p text:style-name="P66">Effect</text:p>
              </table:table-cell>
            </table:table-row>
          </table:table-header-rows>
          <table:table-row table:style-name="Table17.2">
            <table:table-cell table:style-name="Table17.A2" office:value-type="string">
              <text:p text:style-name="P33">Rulers</text:p>
            </table:table-cell>
            <table:table-cell table:style-name="Table17.A2" office:value-type="string">
              <text:p text:style-name="P12"><text:span text:style-name="Keystroke">Ctrl+Shift+R</text:span></text:p>
            </table:table-cell>
            <table:table-cell table:style-name="Table17.C2" office:value-type="string">
              <text:p text:style-name="P12">⌘<text:span text:style-name="Keystroke">+Shift+R</text:span></text:p>
            </table:table-cell>
            <table:table-cell table:style-name="Table17.C2" office:value-type="string">
              <text:p text:style-name="P33">Switches the rulers off and on in the Workspace.</text:p>
            </table:table-cell>
          </table:table-row>
          <table:table-row table:style-name="Table17.3">
            <table:table-cell table:style-name="Table17.A2" office:value-type="string">
              <text:p text:style-name="P33">Sidebar</text:p>
            </table:table-cell>
            <table:table-cell table:style-name="Table17.A2" office:value-type="string">
              <text:p text:style-name="P12"><text:span text:style-name="Keystroke">Ctrl+F5</text:span></text:p>
            </table:table-cell>
            <table:table-cell table:style-name="Table17.C2" office:value-type="string">
              <text:p text:style-name="P12">⌘<text:span text:style-name="Keystroke">+F5</text:span></text:p>
            </table:table-cell>
            <table:table-cell table:style-name="Table17.C2" office:value-type="string">
              <text:p text:style-name="P33">Opens or closes the Sidebar.</text:p>
            </table:table-cell>
          </table:table-row>
          <table:table-row table:style-name="Table17.4">
            <table:table-cell table:style-name="Table17.A2" office:value-type="string">
              <text:p text:style-name="P33">Styles</text:p>
            </table:table-cell>
            <table:table-cell table:style-name="Table17.A2" office:value-type="string">
              <text:p text:style-name="P12"><text:span text:style-name="Keystroke">F11</text:span></text:p>
            </table:table-cell>
            <table:table-cell table:style-name="Table17.C2" office:value-type="string">
              <text:p text:style-name="P12">⌘<text:span text:style-name="Keystroke">+T</text:span></text:p>
            </table:table-cell>
            <table:table-cell table:style-name="Table17.C2" office:value-type="string">
              <text:p text:style-name="P12">Opens or closes the Styles deck on the Sidebar.</text:p>
            </table:table-cell>
          </table:table-row>
          <table:table-row table:style-name="Table17.5">
            <table:table-cell table:style-name="Table17.A2" office:value-type="string">
              <text:p text:style-name="P33">Navigator</text:p>
            </table:table-cell>
            <table:table-cell table:style-name="Table17.A2" office:value-type="string">
              <text:p text:style-name="P12"><text:span text:style-name="Keystroke">F5</text:span></text:p>
            </table:table-cell>
            <table:table-cell table:style-name="Table17.C2" office:value-type="string">
              <text:p text:style-name="P12"><text:span text:style-name="Keystroke">F5</text:span></text:p>
            </table:table-cell>
            <table:table-cell table:style-name="Table17.C2" office:value-type="string">
              <text:p text:style-name="P12">Opens the Navigator dialog.</text:p>
            </table:table-cell>
          </table:table-row>
        </table:table>
        <text:h text:style-name="P101" text:outline-level="2"><text:bookmark-start text:name="__RefHeading___Toc4863_909684015"/>Insert menu<text:bookmark-end text:name="__RefHeading___Toc4863_909684015"/></text:h>
        <table:table table:name="Table18" table:style-name="Table18" table:template-name="LO User Guides">
          <table:table-column table:style-name="Table18.A" table:number-columns-repeated="3"/>
          <table:table-column table:style-name="Table18.D"/>
          <table:table-row table:style-name="Table18.1">
            <table:table-cell table:style-name="Table18.A1" office:value-type="string">
              <text:p text:style-name="P74">Menu item or sub-item</text:p>
            </table:table-cell>
            <table:table-cell table:style-name="Table18.A1" office:value-type="string">
              <text:p text:style-name="P70">Windows<text:line-break/>Linux</text:p>
            </table:table-cell>
            <table:table-cell table:style-name="Table18.C1" office:value-type="string">
              <text:p text:style-name="P70">macOS</text:p>
            </table:table-cell>
            <table:table-cell table:style-name="Table18.C1" office:value-type="string">
              <text:p text:style-name="P66">Effect</text:p>
            </table:table-cell>
          </table:table-row>
          <table:table-row table:style-name="Table18.2">
            <table:table-cell table:style-name="Table18.A2" office:value-type="string">
              <text:p text:style-name="P34">Text Box</text:p>
            </table:table-cell>
            <table:table-cell table:style-name="Table18.A2" office:value-type="string">
              <text:p text:style-name="P12"><text:span text:style-name="Keystroke">F2</text:span></text:p>
            </table:table-cell>
            <table:table-cell table:style-name="Table18.C2" office:value-type="string">
              <text:p text:style-name="P12"><text:span text:style-name="Keystroke">F2</text:span></text:p>
            </table:table-cell>
            <table:table-cell table:style-name="Table18.C2" office:value-type="string">
              <text:p text:style-name="P12">Switches to text edit mode and opens the Text Formatting toolbar.</text:p>
            </table:table-cell>
          </table:table-row>
          <table:table-row table:style-name="Table18.3">
            <table:table-cell table:style-name="Table18.A2" office:value-type="string">
              <text:p text:style-name="P34">Comment</text:p>
            </table:table-cell>
            <table:table-cell table:style-name="Table18.A2" office:value-type="string">
              <text:p text:style-name="P12"><text:span text:style-name="Keystroke">Ctrl+Alt+C</text:span></text:p>
            </table:table-cell>
            <table:table-cell table:style-name="Table18.C2" office:value-type="string">
              <text:p text:style-name="P12">⌘<text:span text:style-name="Keystroke">+⌥+C</text:span></text:p>
            </table:table-cell>
            <table:table-cell table:style-name="Table18.C2" office:value-type="string">
              <text:p text:style-name="P34">Inserts a new comment box onto the selected page.</text:p>
            </table:table-cell>
          </table:table-row>
          <table:table-row table:style-name="Table18.4">
            <table:table-cell table:style-name="Table18.A2" office:value-type="string">
              <text:p text:style-name="P34">Hyperlink</text:p>
            </table:table-cell>
            <table:table-cell table:style-name="Table18.A2" office:value-type="string">
              <text:p text:style-name="P12"><text:span text:style-name="Keystroke">Ctrl+K</text:span></text:p>
            </table:table-cell>
            <table:table-cell table:style-name="Table18.C2" office:value-type="string">
              <text:p text:style-name="P60">⌘<text:span text:style-name="Keystroke">+K</text:span></text:p>
            </table:table-cell>
            <table:table-cell table:style-name="Table18.C2" office:value-type="string">
              <text:p text:style-name="P35">Opens the Hyperlink dialog.</text:p>
            </table:table-cell>
          </table:table-row>
          <table:table-row table:style-name="Table18.5">
            <table:table-cell table:style-name="Table18.A2" office:value-type="string">
              <text:p text:style-name="P34">Insert non-breaking space</text:p>
            </table:table-cell>
            <table:table-cell table:style-name="Table18.A2" office:value-type="string">
              <text:p text:style-name="P61"><text:span text:style-name="Keystroke">Ctrl+Shift+<text:line-break/>Space</text:span></text:p>
            </table:table-cell>
            <table:table-cell table:style-name="Table18.C2" office:value-type="string">
              <text:p text:style-name="P12">⌘<text:span text:style-name="Keystroke">+Shift+Space</text:span></text:p>
            </table:table-cell>
            <table:table-cell table:style-name="Table18.C2" office:value-type="string">
              <text:p text:style-name="P34">Inserts a non-breaking space at the cursor position.</text:p>
            </table:table-cell>
          </table:table-row>
          <table:table-row table:style-name="Table18.6">
            <table:table-cell table:style-name="Table18.A2" office:value-type="string">
              <text:p text:style-name="P34">Insert Narrow No‑break Space</text:p>
            </table:table-cell>
            <table:table-cell table:style-name="Table18.A2" office:value-type="string">
              <text:p text:style-name="P12"><text:span text:style-name="Keystroke">Alt</text:span><text:span text:style-name="Keystroke">+Shift+<text:line-break/></text:span><text:span text:style-name="Keystroke">Space</text:span></text:p>
            </table:table-cell>
            <table:table-cell table:style-name="Table18.C2" office:value-type="string">
              <text:p text:style-name="P14"><text:span text:style-name="Keystroke">⌥+</text:span><text:span text:style-name="Keystroke">Shift+<text:line-break/></text:span><text:span text:style-name="Keystroke">Space</text:span></text:p>
            </table:table-cell>
            <table:table-cell table:style-name="Table18.C2" office:value-type="string">
              <text:p text:style-name="P34">Inserts a narrow non-breaking space at the cursor position.</text:p>
            </table:table-cell>
          </table:table-row>
          <table:table-row table:style-name="Table18.7">
            <table:table-cell table:style-name="Table18.A2" office:value-type="string">
              <text:p text:style-name="P34">No‑width Optional Break</text:p>
            </table:table-cell>
            <table:table-cell table:style-name="Table18.A2" office:value-type="string">
              <text:p text:style-name="P34"><text:span text:style-name="Keystroke">Ctrl+/</text:span></text:p>
            </table:table-cell>
            <table:table-cell table:style-name="Table18.C2" office:value-type="string">
              <text:p text:style-name="P12">⌘<text:span text:style-name="Keystroke">+/</text:span></text:p>
            </table:table-cell>
            <table:table-cell table:style-name="Table18.C2" office:value-type="string">
              <text:p text:style-name="P34">Inserts a narrow no-width optional break at the cursor position.</text:p>
            </table:table-cell>
          </table:table-row>
        </table:table>
        <text:h text:style-name="P101" text:outline-level="2"><text:bookmark-start text:name="__RefHeading___Toc4865_909684015"/>Format menu<text:bookmark-end text:name="__RefHeading___Toc4865_909684015"/></text:h>
        <table:table table:name="Table19" table:style-name="Table19" table:template-name="LO User Guides">
          <table:table-column table:style-name="Table19.A" table:number-columns-repeated="3"/>
          <table:table-column table:style-name="Table19.D"/>
          <table:table-row table:style-name="Table19.1">
            <table:table-cell table:style-name="Table19.A1" office:value-type="string">
              <text:p text:style-name="P74">Menu item or sub-item</text:p>
            </table:table-cell>
            <table:table-cell table:style-name="Table19.A1" office:value-type="string">
              <text:p text:style-name="P70">Windows<text:line-break/>Linux</text:p>
            </table:table-cell>
            <table:table-cell table:style-name="Table19.C1" office:value-type="string">
              <text:p text:style-name="P70">macOS</text:p>
            </table:table-cell>
            <table:table-cell table:style-name="Table19.C1" office:value-type="string">
              <text:p text:style-name="P66">Effect</text:p>
            </table:table-cell>
          </table:table-row>
          <table:table-row table:style-name="Table19.2">
            <table:table-cell table:style-name="Table19.A2" office:value-type="string">
              <text:p text:style-name="P36">Bold</text:p>
            </table:table-cell>
            <table:table-cell table:style-name="Table19.A2" office:value-type="string">
              <text:p text:style-name="P12"><text:span text:style-name="Keystroke">Ctrl+B</text:span></text:p>
            </table:table-cell>
            <table:table-cell table:style-name="Table19.C2" office:value-type="string">
              <text:p text:style-name="P60">⌘<text:span text:style-name="Keystroke">+B</text:span></text:p>
            </table:table-cell>
            <table:table-cell table:style-name="Table19.C2" office:value-type="string">
              <text:p text:style-name="P12">Applies <text:span text:style-name="Strong_20_Emphasis">Bold</text:span> format to selected text.</text:p>
            </table:table-cell>
          </table:table-row>
          <table:table-row table:style-name="Table19.3">
            <table:table-cell table:style-name="Table19.A2" office:value-type="string">
              <text:p text:style-name="P36">Italic</text:p>
            </table:table-cell>
            <table:table-cell table:style-name="Table19.A2" office:value-type="string">
              <text:p text:style-name="P12"><text:span text:style-name="Keystroke">Ctrl+I</text:span></text:p>
            </table:table-cell>
            <table:table-cell table:style-name="Table19.C2" office:value-type="string">
              <text:p text:style-name="P60">⌘<text:span text:style-name="Keystroke">+I</text:span></text:p>
            </table:table-cell>
            <table:table-cell table:style-name="Table19.C2" office:value-type="string">
              <text:p text:style-name="P12">Applies <text:span text:style-name="Emphasis">Italic</text:span> format to selected text.</text:p>
            </table:table-cell>
          </table:table-row>
          <table:table-row table:style-name="Table19.4">
            <table:table-cell table:style-name="Table19.A2" office:value-type="string">
              <text:p text:style-name="P36">Superscript</text:p>
            </table:table-cell>
            <table:table-cell table:style-name="Table19.A2" office:value-type="string">
              <text:p text:style-name="P12"><text:span text:style-name="Keystroke">Ctrl+Shift+P</text:span></text:p>
            </table:table-cell>
            <table:table-cell table:style-name="Table19.C2" office:value-type="string">
              <text:p text:style-name="P14"><text:span text:style-name="Keystroke">⌘+Shift+P</text:span></text:p>
            </table:table-cell>
            <table:table-cell table:style-name="Table19.C2" office:value-type="string">
              <text:p text:style-name="P12">Reduces the font size of the selected text and raises the text above the baseline.</text:p>
            </table:table-cell>
          </table:table-row>
          <table:table-row table:style-name="Table19.5">
            <table:table-cell table:style-name="Table19.A2" office:value-type="string">
              <text:p text:style-name="P36">Subscript</text:p>
            </table:table-cell>
            <table:table-cell table:style-name="Table19.A2" office:value-type="string">
              <text:p text:style-name="P12"><text:span text:style-name="Keystroke">Ctrl+Shift+B</text:span></text:p>
            </table:table-cell>
            <table:table-cell table:style-name="Table19.C2" office:value-type="string">
              <text:p text:style-name="P14"><text:span text:style-name="Keystroke">⌘+Shift+B</text:span></text:p>
            </table:table-cell>
            <table:table-cell table:style-name="Table19.C2" office:value-type="string">
              <text:p text:style-name="P12">Reduces the font size of the selected text and lowers the text below the baseline.</text:p>
            </table:table-cell>
          </table:table-row>
          <table:table-row table:style-name="Table19.6">
            <table:table-cell table:style-name="Table19.A2" office:value-type="string">
              <text:p text:style-name="P36">Increase Size</text:p>
            </table:table-cell>
            <table:table-cell table:style-name="Table19.A2" office:value-type="string">
              <text:p text:style-name="P12"><text:span text:style-name="Keystroke">Ctrl+]</text:span></text:p>
            </table:table-cell>
            <table:table-cell table:style-name="Table19.C2" office:value-type="string">
              <text:p text:style-name="P14"><text:span text:style-name="Keystroke">⌘+]</text:span></text:p>
            </table:table-cell>
            <table:table-cell table:style-name="Table19.C2" office:value-type="string">
              <text:p text:style-name="P36">Increases the point size of selected text.</text:p>
            </table:table-cell>
          </table:table-row>
          <table:table-row table:style-name="Table19.7">
            <table:table-cell table:style-name="Table19.A2" office:value-type="string">
              <text:p text:style-name="P36">Decrease Size</text:p>
            </table:table-cell>
            <table:table-cell table:style-name="Table19.A2" office:value-type="string">
              <text:p text:style-name="P34"><text:span text:style-name="Keystroke">Ctrl+[</text:span></text:p>
            </table:table-cell>
            <table:table-cell table:style-name="Table19.C2" office:value-type="string">
              <text:p text:style-name="P14"><text:span text:style-name="Keystroke">⌘+[</text:span></text:p>
            </table:table-cell>
            <table:table-cell table:style-name="Table19.C2" office:value-type="string">
              <text:p text:style-name="P36">Decreases the point size of selected text.</text:p>
            </table:table-cell>
          </table:table-row>
          <table:table-row table:style-name="Table19.8">
            <table:table-cell table:style-name="Table19.A2" office:value-type="string">
              <text:p text:style-name="P36">Line Spacing 1</text:p>
            </table:table-cell>
            <table:table-cell table:style-name="Table19.A2" office:value-type="string">
              <text:p text:style-name="P36"><text:span text:style-name="Keystroke">Ctrl+1</text:span></text:p>
            </table:table-cell>
            <table:table-cell table:style-name="Table19.C2" office:value-type="string">
              <text:p text:style-name="P14"><text:span text:style-name="Keystroke">⌘+1</text:span></text:p>
            </table:table-cell>
            <table:table-cell table:style-name="Table19.C2" office:value-type="string">
              <text:p text:style-name="P36">Sets the line spacing in a paragraph to a single line.</text:p>
            </table:table-cell>
          </table:table-row>
          <table:table-row table:style-name="Table19.9">
            <table:table-cell table:style-name="Table19.A2" office:value-type="string">
              <text:p text:style-name="P36">Line Spacing 5</text:p>
            </table:table-cell>
            <table:table-cell table:style-name="Table19.A2" office:value-type="string">
              <text:p text:style-name="P36"><text:span text:style-name="Keystroke">Ctrl+5</text:span></text:p>
            </table:table-cell>
            <table:table-cell table:style-name="Table19.C2" office:value-type="string">
              <text:p text:style-name="P14"><text:span text:style-name="Keystroke">⌘+5</text:span></text:p>
            </table:table-cell>
            <table:table-cell table:style-name="Table19.C2" office:value-type="string">
              <text:p text:style-name="P36">Sets the line spacing in a paragraph to one and half lines.</text:p>
            </table:table-cell>
          </table:table-row>
          <table:table-row table:style-name="Table19.10">
            <table:table-cell table:style-name="Table19.A2" office:value-type="string">
              <text:p text:style-name="P36">Line Spacing 2</text:p>
            </table:table-cell>
            <table:table-cell table:style-name="Table19.A2" office:value-type="string">
              <text:p text:style-name="P36"><text:span text:style-name="Keystroke">Ctrl+2</text:span></text:p>
            </table:table-cell>
            <table:table-cell table:style-name="Table19.C2" office:value-type="string">
              <text:p text:style-name="P14"><text:span text:style-name="Keystroke">⌘+2</text:span></text:p>
            </table:table-cell>
            <table:table-cell table:style-name="Table19.C2" office:value-type="string">
              <text:p text:style-name="P36">Sets the line spacing in a paragraph to two lines.</text:p>
            </table:table-cell>
          </table:table-row>
          <text:soft-page-break/>
          <table:table-row table:style-name="Table19.11">
            <table:table-cell table:style-name="Table19.A2" office:value-type="string">
              <text:p text:style-name="P36">Left</text:p>
            </table:table-cell>
            <table:table-cell table:style-name="Table19.A2" office:value-type="string">
              <text:p text:style-name="P36"><text:span text:style-name="Keystroke">Ctrl+L</text:span></text:p>
            </table:table-cell>
            <table:table-cell table:style-name="Table19.C2" office:value-type="string">
              <text:p text:style-name="P14"><text:span text:style-name="Keystroke">⌘+L</text:span></text:p>
            </table:table-cell>
            <table:table-cell table:style-name="Table19.C2" office:value-type="string">
              <text:p text:style-name="P36">Sets the paragraph alignment to left aligned.</text:p>
            </table:table-cell>
          </table:table-row>
          <table:table-row table:style-name="Table19.12">
            <table:table-cell table:style-name="Table19.A2" office:value-type="string">
              <text:p text:style-name="P36">Center</text:p>
            </table:table-cell>
            <table:table-cell table:style-name="Table19.A2" office:value-type="string">
              <text:p text:style-name="P36"><text:span text:style-name="Keystroke">Ctrl+E</text:span></text:p>
            </table:table-cell>
            <table:table-cell table:style-name="Table19.C2" office:value-type="string">
              <text:p text:style-name="P14"><text:span text:style-name="Keystroke">⌘+E</text:span></text:p>
            </table:table-cell>
            <table:table-cell table:style-name="Table19.C2" office:value-type="string">
              <text:p text:style-name="P36">Sets the paragraph alignment to center aligned.</text:p>
            </table:table-cell>
          </table:table-row>
          <table:table-row table:style-name="Table19.13">
            <table:table-cell table:style-name="Table19.A2" office:value-type="string">
              <text:p text:style-name="P36">Right</text:p>
            </table:table-cell>
            <table:table-cell table:style-name="Table19.A2" office:value-type="string">
              <text:p text:style-name="P36"><text:span text:style-name="Keystroke">Ctrl+R</text:span></text:p>
            </table:table-cell>
            <table:table-cell table:style-name="Table19.C2" office:value-type="string">
              <text:p text:style-name="P14"><text:span text:style-name="Keystroke">⌘+R</text:span></text:p>
            </table:table-cell>
            <table:table-cell table:style-name="Table19.C2" office:value-type="string">
              <text:p text:style-name="P36">Sets the paragraph alignment to right aligned.</text:p>
            </table:table-cell>
          </table:table-row>
          <table:table-row table:style-name="Table19.14">
            <table:table-cell table:style-name="Table19.A2" office:value-type="string">
              <text:p text:style-name="P36">Justified</text:p>
            </table:table-cell>
            <table:table-cell table:style-name="Table19.A2" office:value-type="string">
              <text:p text:style-name="P36"><text:span text:style-name="Keystroke">Ctrl+J</text:span></text:p>
            </table:table-cell>
            <table:table-cell table:style-name="Table19.C2" office:value-type="string">
              <text:p text:style-name="P14"><text:span text:style-name="Keystroke">⌘+J</text:span></text:p>
            </table:table-cell>
            <table:table-cell table:style-name="Table19.C2" office:value-type="string">
              <text:p text:style-name="P36">Sets the paragraph alignment to justified.</text:p>
            </table:table-cell>
          </table:table-row>
          <table:table-row table:style-name="Table19.15">
            <table:table-cell table:style-name="Table19.A2" office:value-type="string">
              <text:p text:style-name="P37">Clear Direct Formatting</text:p>
            </table:table-cell>
            <table:table-cell table:style-name="Table19.A2" office:value-type="string">
              <text:p text:style-name="P37"><text:span text:style-name="Keystroke">Ctrl+M</text:span></text:p>
            </table:table-cell>
            <table:table-cell table:style-name="Table19.C2" office:value-type="string">
              <text:p text:style-name="P38"><text:span text:style-name="Keystroke">⌘+M</text:span></text:p>
            </table:table-cell>
            <table:table-cell table:style-name="Table19.C2" office:value-type="string">
              <text:p text:style-name="P39">Removes direct formatting that has been applied without using styles.</text:p>
            </table:table-cell>
          </table:table-row>
          <table:table-row table:style-name="Table19.16">
            <table:table-cell table:style-name="Table19.A2" office:value-type="string">
              <text:p text:style-name="P58">Edit Style</text:p>
            </table:table-cell>
            <table:table-cell table:style-name="Table19.A2" office:value-type="string">
              <text:p text:style-name="P58"><text:span text:style-name="Keystroke">Alt+P</text:span></text:p>
            </table:table-cell>
            <table:table-cell table:style-name="Table19.C2" office:value-type="string">
              <text:p text:style-name="P18">⌥<text:span text:style-name="Keystroke">+P</text:span></text:p>
            </table:table-cell>
            <table:table-cell table:style-name="Table19.C2" office:value-type="string">
              <text:p text:style-name="P58">Opens the Graphic Styles dialog to edit a selected style.</text:p>
            </table:table-cell>
          </table:table-row>
          <table:table-row table:style-name="Table19.17">
            <table:table-cell table:style-name="Table19.A2" office:value-type="string">
              <text:p text:style-name="P40">Manage Styles</text:p>
            </table:table-cell>
            <table:table-cell table:style-name="Table19.A2" office:value-type="string">
              <text:p text:style-name="P12"><text:span text:style-name="Keystroke">F11</text:span></text:p>
            </table:table-cell>
            <table:table-cell table:style-name="Table19.C2" office:value-type="string">
              <text:p text:style-name="P14"><text:span text:style-name="Keystroke">⌘+T</text:span></text:p>
            </table:table-cell>
            <table:table-cell table:style-name="Table19.C2" office:value-type="string">
              <text:p text:style-name="P12">Opens or closes the Styles deck on the Sidebar.</text:p>
            </table:table-cell>
          </table:table-row>
          <table:table-row table:style-name="Table19.18">
            <table:table-cell table:style-name="Table19.A2" office:value-type="string">
              <text:p text:style-name="P40">Position and Size</text:p>
            </table:table-cell>
            <table:table-cell table:style-name="Table19.A2" office:value-type="string">
              <text:p text:style-name="P12"><text:span text:style-name="Keystroke">F4</text:span></text:p>
            </table:table-cell>
            <table:table-cell table:style-name="Table19.C2" office:value-type="string">
              <text:p text:style-name="P12"><text:span text:style-name="Keystroke">F4</text:span></text:p>
            </table:table-cell>
            <table:table-cell table:style-name="Table19.C2" office:value-type="string">
              <text:p text:style-name="P12">Opens the Position and Size dialog of a selected object.</text:p>
            </table:table-cell>
          </table:table-row>
        </table:table>
        <text:h text:style-name="P101" text:outline-level="2"><text:bookmark-start text:name="__RefHeading___Toc49830_2023013896"/>Shape menu<text:bookmark-end text:name="__RefHeading___Toc49830_2023013896"/></text:h>
        <table:table table:name="Table20" table:style-name="Table20" table:template-name="LO User Guides">
          <table:table-column table:style-name="Table20.A" table:number-columns-repeated="3"/>
          <table:table-column table:style-name="Table20.D"/>
          <table:table-row table:style-name="Table20.1">
            <table:table-cell table:style-name="Table20.A1" office:value-type="string">
              <text:p text:style-name="P74">Menu item or sub-item</text:p>
            </table:table-cell>
            <table:table-cell table:style-name="Table20.A1" office:value-type="string">
              <text:p text:style-name="P70">Windows<text:line-break/>Linux</text:p>
            </table:table-cell>
            <table:table-cell table:style-name="Table20.C1" office:value-type="string">
              <text:p text:style-name="P70">macOS</text:p>
            </table:table-cell>
            <table:table-cell table:style-name="Table20.C1" office:value-type="string">
              <text:p text:style-name="P66">Effect</text:p>
            </table:table-cell>
          </table:table-row>
          <table:table-row table:style-name="Table20.2">
            <table:table-cell table:style-name="Table20.A2" office:value-type="string">
              <text:p text:style-name="P41">Bring to Front</text:p>
            </table:table-cell>
            <table:table-cell table:style-name="Table20.A2" office:value-type="string">
              <text:p text:style-name="P41"><text:span text:style-name="Keystroke">Ctrl+Shift++</text:span></text:p>
            </table:table-cell>
            <table:table-cell table:style-name="Table20.C2" office:value-type="string">
              <text:p text:style-name="P111"><text:span text:style-name="Keystroke">⌘+Shift++</text:span></text:p>
            </table:table-cell>
            <table:table-cell table:style-name="Table20.C2" office:value-type="string">
              <text:p text:style-name="P41">Moves a selected object to the front of other objects.</text:p>
            </table:table-cell>
          </table:table-row>
          <table:table-row table:style-name="Table20.3">
            <table:table-cell table:style-name="Table20.A2" office:value-type="string">
              <text:p text:style-name="P43">Bring Forward</text:p>
            </table:table-cell>
            <table:table-cell table:style-name="Table20.A2" office:value-type="string">
              <text:p text:style-name="P41"><text:span text:style-name="Keystroke">Ctrl++</text:span></text:p>
            </table:table-cell>
            <table:table-cell table:style-name="Table20.C2" office:value-type="string">
              <text:p text:style-name="P111"><text:span text:style-name="Keystroke">⌘++</text:span></text:p>
            </table:table-cell>
            <table:table-cell table:style-name="Table20.C2" office:value-type="string">
              <text:p text:style-name="P12">Moves a selected object in front of the forward object.</text:p>
            </table:table-cell>
          </table:table-row>
          <table:table-row table:style-name="Table20.4">
            <table:table-cell table:style-name="Table20.A2" office:value-type="string">
              <text:p text:style-name="P43">Send Backward</text:p>
            </table:table-cell>
            <table:table-cell table:style-name="Table20.A2" office:value-type="string">
              <text:p text:style-name="P41"><text:span text:style-name="Keystroke">Ctrl+-</text:span></text:p>
            </table:table-cell>
            <table:table-cell table:style-name="Table20.C2" office:value-type="string">
              <text:p text:style-name="P111"><text:span text:style-name="Keystroke">⌘+-</text:span></text:p>
            </table:table-cell>
            <table:table-cell table:style-name="Table20.C2" office:value-type="string">
              <text:p text:style-name="P12">Moves a selected object behind the backward object.</text:p>
            </table:table-cell>
          </table:table-row>
          <table:table-row table:style-name="Table20.5">
            <table:table-cell table:style-name="Table20.A2" office:value-type="string">
              <text:p text:style-name="P41">Send to Back</text:p>
            </table:table-cell>
            <table:table-cell table:style-name="Table20.A2" office:value-type="string">
              <text:p text:style-name="P41"><text:span text:style-name="Keystroke">Ctrl+Shift+-</text:span></text:p>
            </table:table-cell>
            <table:table-cell table:style-name="Table20.C2" office:value-type="string">
              <text:p text:style-name="P111"><text:span text:style-name="Keystroke">⌘+Shift+-</text:span></text:p>
            </table:table-cell>
            <table:table-cell table:style-name="Table20.C2" office:value-type="string">
              <text:p text:style-name="P41">Moves a selected object to the back of other objects.</text:p>
            </table:table-cell>
          </table:table-row>
          <table:table-row table:style-name="Table20.6">
            <table:table-cell table:style-name="Table20.A2" office:value-type="string">
              <text:p text:style-name="P41">Group</text:p>
            </table:table-cell>
            <table:table-cell table:style-name="Table20.A2" office:value-type="string">
              <text:p text:style-name="P41"><text:span text:style-name="Keystroke">Ctrl+Shift+G</text:span></text:p>
            </table:table-cell>
            <table:table-cell table:style-name="Table20.C2" office:value-type="string">
              <text:p text:style-name="P111"><text:span text:style-name="Keystroke">⌘+Shift+G</text:span></text:p>
            </table:table-cell>
            <table:table-cell table:style-name="Table20.C2" office:value-type="string">
              <text:p text:style-name="P12">Groups selected objects.</text:p>
            </table:table-cell>
          </table:table-row>
          <table:table-row table:style-name="Table20.7">
            <table:table-cell table:style-name="Table20.A2" office:value-type="string">
              <text:p text:style-name="P41">Ungroup</text:p>
            </table:table-cell>
            <table:table-cell table:style-name="Table20.A2" office:value-type="string">
              <text:p text:style-name="P41"><text:span text:style-name="Keystroke">Ctrl+Alt+<text:line-break/>Shift+G</text:span></text:p>
            </table:table-cell>
            <table:table-cell table:style-name="Table20.C2" office:value-type="string">
              <text:p text:style-name="P14"><text:span text:style-name="Keystroke">⌘+</text:span>⌥<text:span text:style-name="Keystroke">+Shift<text:line-break/>+G</text:span></text:p>
            </table:table-cell>
            <table:table-cell table:style-name="Table20.C2" office:value-type="string">
              <text:p text:style-name="P12">Ungroups selected group.</text:p>
            </table:table-cell>
          </table:table-row>
          <table:table-row table:style-name="Table20.8">
            <table:table-cell table:style-name="Table20.A2" office:value-type="string">
              <text:p text:style-name="P41">Enter Group</text:p>
            </table:table-cell>
            <table:table-cell table:style-name="Table20.C1" office:value-type="string">
              <text:p text:style-name="P109"><text:span text:style-name="Keystroke">F3</text:span><text:span text:style-name="T131"/></text:p>
            </table:table-cell>
            <table:table-cell table:style-name="Table20.C2" office:value-type="string">
              <text:p text:style-name="P41"><text:span text:style-name="Keystroke">F3</text:span></text:p>
            </table:table-cell>
            <table:table-cell table:style-name="Table20.C2" office:value-type="string">
              <text:p text:style-name="P12">Enters a group of objects for editing.</text:p>
            </table:table-cell>
          </table:table-row>
          <table:table-row table:style-name="Table20.9">
            <table:table-cell table:style-name="Table20.A2" office:value-type="string">
              <text:p text:style-name="P41">Exit Group</text:p>
            </table:table-cell>
            <table:table-cell table:style-name="Table20.C2" office:value-type="string">
              <text:p text:style-name="P12"><text:span text:style-name="Keystroke">Ctrl+F3</text:span></text:p>
            </table:table-cell>
            <table:table-cell table:style-name="Table20.C2" office:value-type="string">
              <text:p text:style-name="P14"><text:span text:style-name="Keystroke">⌘+F3</text:span></text:p>
            </table:table-cell>
            <table:table-cell table:style-name="Table20.C2" office:value-type="string">
              <text:p text:style-name="P12">Exits a group of objects.</text:p>
            </table:table-cell>
          </table:table-row>
          <table:table-row table:style-name="Table20.10">
            <table:table-cell table:style-name="Table20.A2" office:value-type="string">
              <text:p text:style-name="P58">Combine</text:p>
            </table:table-cell>
            <table:table-cell table:style-name="Table20.A2" office:value-type="string">
              <text:p text:style-name="P112"><text:span text:style-name="Keystroke">Ctrl+Shift+K</text:span></text:p>
            </table:table-cell>
            <table:table-cell table:style-name="Table20.C2" office:value-type="string">
              <text:p text:style-name="P111"><text:span text:style-name="Keystroke">⌘+Shift+K</text:span></text:p>
            </table:table-cell>
            <table:table-cell table:style-name="Table20.C2" office:value-type="string">
              <text:p text:style-name="P58">Combines two or more selected objects into a single shape.</text:p>
            </table:table-cell>
          </table:table-row>
          <table:table-row table:style-name="Table20.11">
            <table:table-cell table:style-name="Table20.A2" office:value-type="string">
              <text:p text:style-name="P58">Split</text:p>
            </table:table-cell>
            <table:table-cell table:style-name="Table20.A2" office:value-type="string">
              <text:p text:style-name="P112"><text:span text:style-name="Keystroke">Ctrl+Shift+<text:line-break/></text:span><text:span text:style-name="Keystroke">Alt+K</text:span></text:p>
            </table:table-cell>
            <table:table-cell table:style-name="Table20.C2" office:value-type="string">
              <text:p text:style-name="P14"><text:span text:style-name="Keystroke">⌘+</text:span>⌥<text:span text:style-name="Keystroke">+Shift<text:line-break/>+</text:span><text:span text:style-name="Keystroke">K</text:span></text:p>
            </table:table-cell>
            <table:table-cell table:style-name="Table20.C2" office:value-type="string">
              <text:p text:style-name="P12">Splits a combined object into individual objects.</text:p>
            </table:table-cell>
          </table:table-row>
          <table:table-row table:style-name="Table20.12">
            <table:table-cell table:style-name="Table20.A2" office:value-type="string">
              <text:p text:style-name="P117">Duplicate</text:p>
            </table:table-cell>
            <table:table-cell table:style-name="Table20.A2" office:value-type="string">
              <text:p text:style-name="P117"><text:span text:style-name="Keystroke">Shift+F3</text:span></text:p>
            </table:table-cell>
            <table:table-cell table:style-name="Table20.C2" office:value-type="string">
              <text:p text:style-name="P117"><text:span text:style-name="Keystroke">Shift+F3</text:span></text:p>
            </table:table-cell>
            <table:table-cell table:style-name="Table20.C2" office:value-type="string">
              <text:p text:style-name="P117">When an object is selected, opens the Duplicate dialog providing options for duplicating a selected object.</text:p>
            </table:table-cell>
          </table:table-row>
        </table:table>
        <text:h text:style-name="P101" text:outline-level="2"><text:bookmark-start text:name="__RefHeading___Toc4871_909684015"/><text:soft-page-break/>Tools menu<text:bookmark-end text:name="__RefHeading___Toc4871_909684015"/></text:h>
        <table:table table:name="Table22" table:style-name="Table22" table:template-name="LO User Guides">
          <table:table-column table:style-name="Table22.A" table:number-columns-repeated="3"/>
          <table:table-column table:style-name="Table22.D"/>
          <table:table-header-rows>
            <table:table-row table:style-name="Table22.1">
              <table:table-cell table:style-name="Table22.A1" office:value-type="string">
                <text:p text:style-name="P74">Menu item or sub-item</text:p>
              </table:table-cell>
              <table:table-cell table:style-name="Table22.A1" office:value-type="string">
                <text:p text:style-name="P70">Windows<text:line-break/>Linux</text:p>
              </table:table-cell>
              <table:table-cell table:style-name="Table22.C1" office:value-type="string">
                <text:p text:style-name="P70">macOS</text:p>
              </table:table-cell>
              <table:table-cell table:style-name="Table22.C1" office:value-type="string">
                <text:p text:style-name="P66">Effect</text:p>
              </table:table-cell>
            </table:table-row>
          </table:table-header-rows>
          <table:table-row table:style-name="Table22.2">
            <table:table-cell table:style-name="Table22.A2" office:value-type="string">
              <text:p text:style-name="P44">Spelling</text:p>
            </table:table-cell>
            <table:table-cell table:style-name="Table22.A2" office:value-type="string">
              <text:p text:style-name="P12"><text:span text:style-name="Keystroke">F7</text:span></text:p>
            </table:table-cell>
            <table:table-cell table:style-name="Table22.C2" office:value-type="string">
              <text:p text:style-name="P12"><text:span text:style-name="Keystroke"/></text:p>
            </table:table-cell>
            <table:table-cell table:style-name="Table22.C2" office:value-type="string">
              <text:p text:style-name="P12">Starts spelling checker. Only available in text editing mode.</text:p>
            </table:table-cell>
          </table:table-row>
          <table:table-row table:style-name="Table22.3">
            <table:table-cell table:style-name="Table22.A2" office:value-type="string">
              <text:p text:style-name="P44">Automatic Spell Checking</text:p>
            </table:table-cell>
            <table:table-cell table:style-name="Table22.A2" office:value-type="string">
              <text:p text:style-name="P12"><text:span text:style-name="Keystroke">Shift+F7</text:span></text:p>
            </table:table-cell>
            <table:table-cell table:style-name="Table22.C2" office:value-type="string">
              <text:p text:style-name="P12"><text:span text:style-name="Keystroke">Shift+F7</text:span></text:p>
            </table:table-cell>
            <table:table-cell table:style-name="Table22.C2" office:value-type="string">
              <text:p text:style-name="P12">Switches on or off the automatic spell checking. Only available in text editing mode.</text:p>
            </table:table-cell>
          </table:table-row>
          <table:table-row table:style-name="Table22.4">
            <table:table-cell table:style-name="Table22.A2" office:value-type="string">
              <text:p text:style-name="P44">Thesaurus</text:p>
            </table:table-cell>
            <table:table-cell table:style-name="Table22.A2" office:value-type="string">
              <text:p text:style-name="P12"><text:span text:style-name="Keystroke">Ctrl+F7</text:span></text:p>
            </table:table-cell>
            <table:table-cell table:style-name="Table22.C2" office:value-type="string">
              <text:p text:style-name="P15"><text:span text:style-name="Keystroke">⌘+F7</text:span></text:p>
            </table:table-cell>
            <table:table-cell table:style-name="Table22.C2" office:value-type="string">
              <text:p text:style-name="P22">Opens the thesaurus dialog for the language being used. Only available in text editing mode.</text:p>
            </table:table-cell>
          </table:table-row>
          <table:table-row table:style-name="Table22.5">
            <table:table-cell table:style-name="Table22.A2" office:value-type="string">
              <text:p text:style-name="P44">Extension Manager</text:p>
            </table:table-cell>
            <table:table-cell table:style-name="Table22.A2" office:value-type="string">
              <text:p text:style-name="P44"><text:span text:style-name="Keystroke">Ctrl+Alt+E</text:span></text:p>
            </table:table-cell>
            <table:table-cell table:style-name="Table22.C2" office:value-type="string">
              <text:p text:style-name="P45"><text:span text:style-name="Keystroke">⌘+⌥+E</text:span></text:p>
            </table:table-cell>
            <table:table-cell table:style-name="Table22.C2" office:value-type="string">
              <text:p text:style-name="P44">Opens the Extension Manager dialog.</text:p>
            </table:table-cell>
          </table:table-row>
          <table:table-row table:style-name="Table22.6">
            <table:table-cell table:style-name="Table22.A2" office:value-type="string">
              <text:p text:style-name="P44">Options</text:p>
            </table:table-cell>
            <table:table-cell table:style-name="Table22.A2" office:value-type="string">
              <text:p text:style-name="P44"><text:span text:style-name="Keystroke">Alt+F12</text:span></text:p>
            </table:table-cell>
            <table:table-cell table:style-name="Table22.C2" office:value-type="string">
              <text:p text:style-name="P15"/>
            </table:table-cell>
            <table:table-cell table:style-name="Table22.C2" office:value-type="string">
              <text:p text:style-name="P44">Opens the Options LibreOffice dialog.</text:p>
            </table:table-cell>
          </table:table-row>
        </table:table>
        <text:h text:style-name="P101" text:outline-level="2"><text:bookmark-start text:name="__RefHeading___Toc4873_909684015"/>Windows menu<text:bookmark-end text:name="__RefHeading___Toc4873_909684015"/></text:h>
        <table:table table:name="Table23" table:style-name="Table23" table:template-name="LO User Guides">
          <table:table-column table:style-name="Table23.A" table:number-columns-repeated="3"/>
          <table:table-column table:style-name="Table23.D"/>
          <table:table-header-rows>
            <table:table-row table:style-name="Table23.1">
              <table:table-cell table:style-name="Table23.A1" office:value-type="string">
                <text:p text:style-name="P74">Menu item or sub-item</text:p>
              </table:table-cell>
              <table:table-cell table:style-name="Table23.A1" office:value-type="string">
                <text:p text:style-name="P70">Windows<text:line-break/>Linux</text:p>
              </table:table-cell>
              <table:table-cell table:style-name="Table23.C1" office:value-type="string">
                <text:p text:style-name="P70">macOS</text:p>
              </table:table-cell>
              <table:table-cell table:style-name="Table23.C1" office:value-type="string">
                <text:p text:style-name="P66">Effect</text:p>
              </table:table-cell>
            </table:table-row>
          </table:table-header-rows>
          <table:table-row table:style-name="Table23.2">
            <table:table-cell table:style-name="Table23.A2" office:value-type="string">
              <text:p text:style-name="P44">Closes Window</text:p>
            </table:table-cell>
            <table:table-cell table:style-name="Table23.A2" office:value-type="string">
              <text:p text:style-name="P61"><text:span text:style-name="Keystroke">Ctrl+W</text:span></text:p>
            </table:table-cell>
            <table:table-cell table:style-name="Table23.C2" office:value-type="string">
              <text:p text:style-name="P15"><text:span text:style-name="Keystroke">⌘+W</text:span></text:p>
            </table:table-cell>
            <table:table-cell table:style-name="Table23.C2" office:value-type="string">
              <text:p text:style-name="P44">Closes the active window. If there is only one window, closes LibreOffice.</text:p>
            </table:table-cell>
          </table:table-row>
        </table:table>
        <text:h text:style-name="P101" text:outline-level="2"><text:bookmark-start text:name="__RefHeading___Toc4875_909684015"/>Help menu<text:bookmark-end text:name="__RefHeading___Toc4875_909684015"/></text:h>
        <table:table table:name="Table24" table:style-name="Table24" table:template-name="LO User Guides">
          <table:table-column table:style-name="Table24.A" table:number-columns-repeated="3"/>
          <table:table-column table:style-name="Table24.D"/>
          <table:table-row table:style-name="Table24.1">
            <table:table-cell table:style-name="Table24.A1" office:value-type="string">
              <text:p text:style-name="P74">Menu item or sub-item</text:p>
            </table:table-cell>
            <table:table-cell table:style-name="Table24.A1" office:value-type="string">
              <text:p text:style-name="P70">Windows<text:line-break/>Linux</text:p>
            </table:table-cell>
            <table:table-cell table:style-name="Table24.C1" office:value-type="string">
              <text:p text:style-name="P70">macOS</text:p>
            </table:table-cell>
            <table:table-cell table:style-name="Table24.C1" office:value-type="string">
              <text:p text:style-name="P66">Effect</text:p>
            </table:table-cell>
          </table:table-row>
          <table:table-row table:style-name="Table24.2">
            <table:table-cell table:style-name="Table24.A2" office:value-type="string">
              <text:p text:style-name="P44">LibreOffice Help</text:p>
            </table:table-cell>
            <table:table-cell table:style-name="Table24.A2" office:value-type="string">
              <text:p text:style-name="P61"><text:span text:style-name="Keystroke">F1</text:span></text:p>
            </table:table-cell>
            <table:table-cell table:style-name="Table24.C2" office:value-type="string">
              <text:p text:style-name="P61"><text:span text:style-name="Keystroke">F1</text:span></text:p>
            </table:table-cell>
            <table:table-cell table:style-name="Table24.C2" office:value-type="string">
              <text:p text:style-name="P44">Opens a browser application at the LibreOffice Help pages.</text:p>
            </table:table-cell>
          </table:table-row>
          <table:table-row table:style-name="Table24.3">
            <table:table-cell table:style-name="Table24.A2" office:value-type="string">
              <text:p text:style-name="P59">Search Commands</text:p>
            </table:table-cell>
            <table:table-cell table:style-name="Table24.A2" office:value-type="string">
              <text:p text:style-name="P64"><text:span text:style-name="Keystroke">Shift+Esc</text:span></text:p>
            </table:table-cell>
            <table:table-cell table:style-name="Table24.C2" office:value-type="string">
              <text:p text:style-name="P61"/>
            </table:table-cell>
            <table:table-cell table:style-name="Table24.C2" office:value-type="string">
              <text:p text:style-name="P59">Opens a dialog to search for a command.</text:p>
            </table:table-cell>
          </table:table-row>
        </table:table>
        <text:h text:style-name="P95" text:outline-level="1"><text:bookmark-start text:name="__RefHeading___Toc49832_2023013896"/>General function key and keyboard shortcuts<text:bookmark-end text:name="__RefHeading___Toc49832_2023013896"/></text:h>
        <text:h text:style-name="P101" text:outline-level="2"><text:bookmark-start text:name="__RefHeading___Toc9926_3300173436"/>Opening menus and menu items<text:bookmark-end text:name="__RefHeading___Toc9926_3300173436"/></text:h>
        <table:table table:name="Table6" table:style-name="Table6" table:template-name="LO User Guides">
          <table:table-column table:style-name="Table6.A" table:number-columns-repeated="2"/>
          <table:table-column table:style-name="Table6.C"/>
          <table:table-header-rows>
            <table:table-row table:style-name="Table6.1">
              <table:table-cell table:style-name="Table6.A1" office:value-type="string">
                <text:p text:style-name="P70">Windows<text:line-break/>Linux</text:p>
              </table:table-cell>
              <table:table-cell table:style-name="Table6.A1" office:value-type="string">
                <text:p text:style-name="P70">macOS</text:p>
              </table:table-cell>
              <table:table-cell table:style-name="Table6.C1" office:value-type="string">
                <text:p text:style-name="P66">Effect</text:p>
              </table:table-cell>
            </table:table-row>
          </table:table-header-rows>
          <table:table-row table:style-name="Table6.2">
            <table:table-cell table:style-name="Table6.A2" office:value-type="string">
              <text:p text:style-name="P12"><text:span text:style-name="Keystroke">Alt+&lt;?&gt;</text:span></text:p>
              <text:p text:style-name="P46">(Windows only)</text:p>
              <text:p text:style-name="P46"><text:span text:style-name="Keystroke">F6+&lt;?&gt;</text:span></text:p>
              <text:p text:style-name="P46">(Linux only)</text:p>
            </table:table-cell>
            <table:table-cell table:style-name="Table6.A2" office:value-type="string">
              <text:p text:style-name="P12"><text:span text:style-name="Keystroke"/></text:p>
            </table:table-cell>
            <table:table-cell table:style-name="Table6.C2" office:value-type="string">
              <text:p text:style-name="P29">Press the <text:span text:style-name="Keystroke">Alt</text:span> key first, then select the underlined character of the menu to be opened. The <text:span text:style-name="Keystroke">&lt;?&gt;</text:span> is the underlined character in the menu. For example, <text:span text:style-name="Keystroke">Alt+F</text:span> opens the File menu.</text:p>
              <text:p text:style-name="P29">With the menu open, menu items have an underlined character. To access these menu items directly, press the underlined character key. Where two menu items have the same underlined character, press the character key again to move to the next item.</text:p>
              <text:p text:style-name="P29">If an item in a menu has no underlined character, click on the menu item directly.</text:p>
            </table:table-cell>
          </table:table-row>
          <table:table-row table:style-name="Table6.3">
            <table:table-cell table:style-name="Table6.A2" office:value-type="string">
              <text:p text:style-name="P12"><text:span text:style-name="Keystroke">Esc</text:span></text:p>
            </table:table-cell>
            <table:table-cell table:style-name="Table6.A2" office:value-type="string">
              <text:p text:style-name="P12"><text:span text:style-name="Keystroke">Esc</text:span></text:p>
            </table:table-cell>
            <table:table-cell table:style-name="Table6.C2" office:value-type="string">
              <text:p text:style-name="P47">Closes an open menu.</text:p>
            </table:table-cell>
          </table:table-row>
          <text:soft-page-break/>
          <table:table-row table:style-name="Table6.4">
            <table:table-cell table:style-name="Table6.A2" office:value-type="string">
              <text:p text:style-name="P12"><text:span text:style-name="Keystroke">F6</text:span></text:p>
            </table:table-cell>
            <table:table-cell table:style-name="Table6.A2" office:value-type="string">
              <text:p text:style-name="P12"><text:span text:style-name="Keystroke">F6</text:span></text:p>
            </table:table-cell>
            <table:table-cell table:style-name="Table6.C2" office:value-type="string">
              <text:p text:style-name="P29">Repeatedly pressing <text:span text:style-name="Keystroke">F6</text:span> cycles the focus through the following objects:</text:p>
              <text:p text:style-name="P29">Menu bar (Windows and Linux operating systems only)</text:p>
              <text:p text:style-name="P29">Each toolbar from top to bottom and from left to right</text:p>
              <text:p text:style-name="P29">Each free window from left to right</text:p>
              <text:p text:style-name="P48">Drawing</text:p>
            </table:table-cell>
          </table:table-row>
          <table:table-row table:style-name="Table6.5">
            <table:table-cell table:style-name="Table6.A2" office:value-type="string">
              <text:p text:style-name="P12"><text:span text:style-name="Keystroke">Shift+F6</text:span></text:p>
            </table:table-cell>
            <table:table-cell table:style-name="Table6.A2" office:value-type="string">
              <text:p text:style-name="P12"><text:span text:style-name="Keystroke">Shift+F6</text:span></text:p>
            </table:table-cell>
            <table:table-cell table:style-name="Table6.C2" office:value-type="string">
              <text:p text:style-name="P29">Repeatedly pressing <text:span text:style-name="Keystroke">Shift+F6</text:span> cycles the focus in the opposite direction.</text:p>
            </table:table-cell>
          </table:table-row>
          <table:table-row table:style-name="Table6.6">
            <table:table-cell table:style-name="Table6.A2" office:value-type="string">
              <text:p text:style-name="P12"><text:span text:style-name="Keystroke">Ctrl+F6</text:span></text:p>
            </table:table-cell>
            <table:table-cell table:style-name="Table6.A2" office:value-type="string">
              <text:p text:style-name="P15"><text:span text:style-name="Keystroke">⌘+F6</text:span></text:p>
            </table:table-cell>
            <table:table-cell table:style-name="Table6.C2" office:value-type="string">
              <text:p text:style-name="P29">Cycles the focus back to the drawing.</text:p>
            </table:table-cell>
          </table:table-row>
          <table:table-row table:style-name="Table6.7">
            <table:table-cell table:style-name="Table6.A2" office:value-type="string">
              <text:p text:style-name="P12"><text:span text:style-name="Keystroke">F10</text:span></text:p>
            </table:table-cell>
            <table:table-cell table:style-name="Table6.A2" office:value-type="string">
              <text:p text:style-name="P12"><text:span text:style-name="Keystroke"/></text:p>
            </table:table-cell>
            <table:table-cell table:style-name="Table6.C2" office:value-type="string">
              <text:p text:style-name="P49">Switches the access on or off for the Menu bar.</text:p>
            </table:table-cell>
          </table:table-row>
        </table:table>
        <text:h text:style-name="P104" text:outline-level="3"><text:bookmark-start text:name="__RefHeading___Toc9928_3300173436"/>Accessing Menu bar commands<text:bookmark-end text:name="__RefHeading___Toc9928_3300173436"/></text:h>
        <text:list xml:id="list3637864457" text:style-name="List_20_1">
          <text:list-item>
            <text:p text:style-name="P108">Press <text:span text:style-name="Keystroke">F6</text:span> to select the first item on the Menu bar (the File menu).</text:p>
          </text:list-item>
          <text:list-item>
            <text:p text:style-name="P108">Press the right arrow to select the next menu to the right.</text:p>
          </text:list-item>
          <text:list-item>
            <text:p text:style-name="P108">Press the left arrow to select the previous menu to the left.</text:p>
          </text:list-item>
          <text:list-item>
            <text:p text:style-name="P108">Press the <text:span text:style-name="Keystroke">Home</text:span> and <text:span text:style-name="Keystroke">End</text:span> keys to select the first or last item on the Menu bar.</text:p>
          </text:list-item>
          <text:list-item>
            <text:p text:style-name="P108">Press the down arrow to open a selected menu. An additional press on the down arrow or up arrow moves the selection through the menu commands.</text:p>
          </text:list-item>
          <text:list-item>
            <text:p text:style-name="P108">Press the right arrow to open any submenus on the selected menu. Submenus are indicated by a triangle ► next to the menu item.</text:p>
          </text:list-item>
          <text:list-item>
            <text:p text:style-name="P108">Press <text:span text:style-name="Keystroke">Enter</text:span> to execute the selected menu command.</text:p>
          </text:list-item>
        </text:list>
        <text:h text:style-name="P104" text:outline-level="3"><text:bookmark-start text:name="__RefHeading___Toc9930_3300173436"/>Accessing toolbar commands<text:bookmark-end text:name="__RefHeading___Toc9930_3300173436"/></text:h>
        <text:list xml:id="list85901402705855" text:continue-numbering="true" text:style-name="List_20_1">
          <text:list-item>
            <text:p text:style-name="P108">Press F6 repeatedly until the first tool on a toolbar is selected.</text:p>
          </text:list-item>
          <text:list-item>
            <text:p text:style-name="P108">Use the right and left arrows to select a tool on a horizontal toolbar, or the up and down arrows to select a tool on a vertical toolbar.</text:p>
          </text:list-item>
          <text:list-item>
            <text:p text:style-name="P108">Press the <text:span text:style-name="Keystroke">Home</text:span> key to select the first tool on a toolbar, or the <text:span text:style-name="Keystroke">End</text:span> key to select the last tool on a toolbar.</text:p>
          </text:list-item>
          <text:list-item>
            <text:p text:style-name="P108">Press <text:span text:style-name="Keystroke">Enter</text:span> to activate the selected tool.</text:p>
          </text:list-item>
          <text:list-item>
            <text:p text:style-name="P108">Press the right arrow to open any sub-toolbar on the selected toolbar. Sub-toolbars are indicated by a triangle ▼ next to the tool.</text:p>
          </text:list-item>
          <text:list-item>
            <text:p text:style-name="P108">Keep pressing the right arrow to select a tool on a sub-toolbar.</text:p>
          </text:list-item>
          <text:list-item>
            <text:p text:style-name="P108">Press <text:span text:style-name="Keystroke">Ctrl+Enter</text:span> to insert the selected draw object. The draw object is placed in the center of the drawing, with a predefined size.</text:p>
          </text:list-item>
        </text:list>
        <text:h text:style-name="P102" text:outline-level="2"><text:bookmark-start text:name="__RefHeading___Toc9932_3300173436"/><text:soft-page-break/>Controlling dialogs<text:bookmark-end text:name="__RefHeading___Toc9932_3300173436"/></text:h>
        <text:p text:style-name="P84">When any dialog is opened, one element (for example a button or option field) indicates it has focus by highlighting, a check mark, or a dotted box around the field or button name.</text:p>
        <table:table table:name="Table28" table:style-name="Table28" table:template-name="LO User Guides">
          <table:table-column table:style-name="Table28.A"/>
          <table:table-column table:style-name="Table28.B"/>
          <table:table-header-rows>
            <table:table-row table:style-name="Table28.1">
              <table:table-cell table:style-name="Table28.A1" office:value-type="string">
                <text:p text:style-name="P70">Windows<text:line-break/>Linux</text:p>
              </table:table-cell>
              <table:table-cell table:style-name="Table28.B1" office:value-type="string">
                <text:p text:style-name="P66">Effect</text:p>
              </table:table-cell>
            </table:table-row>
          </table:table-header-rows>
          <table:table-row table:style-name="Table28.2">
            <table:table-cell table:style-name="Table28.A2" office:value-type="string">
              <text:p text:style-name="P12"><text:span text:style-name="Keystroke">Enter</text:span></text:p>
            </table:table-cell>
            <table:table-cell table:style-name="Table28.B2" office:value-type="string">
              <text:p text:style-name="P12">Activates the selected option. Where no option is selected, <text:span text:style-name="Keystroke">Enter</text:span> is the equivalent to clicking on <text:span text:style-name="Strong_20_Emphasis">OK</text:span>.</text:p>
            </table:table-cell>
          </table:table-row>
          <table:table-row table:style-name="Table28.3">
            <table:table-cell table:style-name="Table28.A2" office:value-type="string">
              <text:p text:style-name="P12"><text:span text:style-name="Keystroke">Esc</text:span></text:p>
            </table:table-cell>
            <table:table-cell table:style-name="Table28.B2" office:value-type="string">
              <text:p text:style-name="P12">Closes a dialog without saving any changes made while it was open, the equivalent to selecting <text:span text:style-name="Strong_20_Emphasis">Cancel</text:span>.</text:p>
            </table:table-cell>
          </table:table-row>
          <table:table-row table:style-name="Table28.4">
            <table:table-cell table:style-name="Table28.A2" office:value-type="string">
              <text:p text:style-name="P12"><text:span text:style-name="Keystroke">Up/Down arrow keys</text:span></text:p>
            </table:table-cell>
            <table:table-cell table:style-name="Table28.B2" office:value-type="string">
              <text:p text:style-name="P12">Moves focus up and down a list.</text:p>
              <text:p text:style-name="P12">Increases or decreases the value of a variable.</text:p>
              <text:p text:style-name="P12">Moves focus vertically within a section of dialog.</text:p>
            </table:table-cell>
          </table:table-row>
          <table:table-row table:style-name="Table28.5">
            <table:table-cell table:style-name="Table28.A2" office:value-type="string">
              <text:p text:style-name="P12"><text:span text:style-name="Keystroke">Left/Right arrow keys</text:span></text:p>
            </table:table-cell>
            <table:table-cell table:style-name="Table28.B2" office:value-type="string">
              <text:p text:style-name="P12">Moves focus horizontally within a section of a dialog.</text:p>
            </table:table-cell>
          </table:table-row>
          <table:table-row table:style-name="Table28.6">
            <table:table-cell table:style-name="Table28.A2" office:value-type="string">
              <text:p text:style-name="P12"><text:span text:style-name="Keystroke">Tab</text:span></text:p>
            </table:table-cell>
            <table:table-cell table:style-name="Table28.B2" office:value-type="string">
              <text:p text:style-name="P12">Advances focus to the next section or element of a dialog.</text:p>
            </table:table-cell>
          </table:table-row>
          <table:table-row table:style-name="Table28.7">
            <table:table-cell table:style-name="Table28.A2" office:value-type="string">
              <text:p text:style-name="P12"><text:span text:style-name="Keystroke">Shift+Tab</text:span></text:p>
            </table:table-cell>
            <table:table-cell table:style-name="Table28.B2" office:value-type="string">
              <text:p text:style-name="P12">Moves the focus to the previous section or element in a dialog.</text:p>
            </table:table-cell>
          </table:table-row>
          <table:table-row table:style-name="Table28.8">
            <table:table-cell table:style-name="Table28.A2" office:value-type="string">
              <text:p text:style-name="P12"><text:span text:style-name="Keystroke">Alt+Down Arrow</text:span></text:p>
            </table:table-cell>
            <table:table-cell table:style-name="Table28.B2" office:value-type="string">
              <text:p text:style-name="P12">Shows the options available in a drop-down list.</text:p>
            </table:table-cell>
          </table:table-row>
          <table:table-row table:style-name="Table28.9">
            <table:table-cell table:style-name="Table28.A2" office:value-type="string">
              <text:p text:style-name="P12"><text:span text:style-name="Keystroke">Spacebar</text:span></text:p>
            </table:table-cell>
            <table:table-cell table:style-name="Table28.B2" office:value-type="string">
              <text:p text:style-name="P12">Checks or selects an empty checkbox.</text:p>
              <text:p text:style-name="P12">Clears or deselects a checked checkbox.</text:p>
            </table:table-cell>
          </table:table-row>
        </table:table>
        <text:h text:style-name="P94" text:outline-level="1"><text:bookmark-start text:name="__RefHeading___Toc2462_1619732305"/>Toolbar function key and keyboard shortcuts<text:bookmark-end text:name="__RefHeading___Toc2462_1619732305"/></text:h>
        <text:p text:style-name="P85">Draw provides several toolbars for the creation and editing of drawings. Some tools on the Draw toolbars can be activated using a function key, or keyboard shortcut.</text:p>
        <text:list xml:id="list85901858174527" text:continue-list="list85861044763838" text:style-name="Heading_20_Note">
          <text:list-item>
            <text:p text:style-name="P106">Note</text:p>
          </text:list-item>
        </text:list>
        <text:p text:style-name="P81">The Draw toolbars are listed in the same order displayed in the context menu that is opened by going to <text:span text:style-name="Strong_20_Emphasis">View &gt; Toolbars</text:span> on the Menu bar.</text:p>
        <text:h text:style-name="P101" text:outline-level="2"><text:bookmark-start text:name="__RefHeading___Toc6561_1619732305"/>Drawing<text:bookmark-end text:name="__RefHeading___Toc6561_1619732305"/></text:h>
        <table:table table:name="Table1" table:style-name="Table1" table:template-name="LO User Guides">
          <table:table-column table:style-name="Table1.A"/>
          <table:table-column table:style-name="Table1.B"/>
          <table:table-column table:style-name="Table1.C"/>
          <table:table-column table:style-name="Table1.D"/>
          <table:table-row table:style-name="Table1.1">
            <table:table-cell table:style-name="Table1.A1" office:value-type="string">
              <text:p text:style-name="P76">Tool name</text:p>
            </table:table-cell>
            <table:table-cell table:style-name="Table1.A1" office:value-type="string">
              <text:p text:style-name="P70">Windows<text:line-break/>Linux</text:p>
            </table:table-cell>
            <table:table-cell table:style-name="Table1.C1" office:value-type="string">
              <text:p text:style-name="P77">macOS</text:p>
            </table:table-cell>
            <table:table-cell table:style-name="Table1.C1" office:value-type="string">
              <text:p text:style-name="P66">Effect</text:p>
            </table:table-cell>
          </table:table-row>
          <table:table-row table:style-name="Table1.2">
            <table:table-cell table:style-name="Table1.A2" office:value-type="string">
              <text:p text:style-name="P41">Insert Text Box</text:p>
            </table:table-cell>
            <table:table-cell table:style-name="Table1.A2" office:value-type="string">
              <text:p text:style-name="P41"><text:span text:style-name="Keystroke">F2</text:span></text:p>
            </table:table-cell>
            <table:table-cell table:style-name="Table1.C2" office:value-type="string">
              <text:p text:style-name="P41"><text:span text:style-name="Keystroke">F2</text:span></text:p>
            </table:table-cell>
            <table:table-cell table:style-name="Table1.C2" office:value-type="string">
              <text:p text:style-name="P12">Switches to text edit mode and opens the Text Formatting toolbar.</text:p>
            </table:table-cell>
          </table:table-row>
          <table:table-row table:style-name="Table1.3">
            <table:table-cell table:style-name="Table1.A2" office:value-type="string">
              <text:p text:style-name="P41">Edit Points</text:p>
            </table:table-cell>
            <table:table-cell table:style-name="Table1.A2" office:value-type="string">
              <text:p text:style-name="P41"><text:span text:style-name="Keystroke">F8</text:span></text:p>
            </table:table-cell>
            <table:table-cell table:style-name="Table1.C2" office:value-type="string">
              <text:p text:style-name="P41"><text:span text:style-name="Keystroke">F8</text:span></text:p>
            </table:table-cell>
            <table:table-cell table:style-name="Table1.C2" office:value-type="string">
              <text:p text:style-name="P12">Opens the Edit Points toolbar if there is an object on the drawing that uses editable points, for example a freeform line.</text:p>
            </table:table-cell>
          </table:table-row>
        </table:table>
        <text:h text:style-name="P98" text:outline-level="2"><text:bookmark-start text:name="__RefHeading___Toc6125_4033873741"/>Find<text:bookmark-end text:name="__RefHeading___Toc6125_4033873741"/></text:h>
        <table:table table:name="Table21" table:style-name="Table21" table:template-name="LO User Guides">
          <table:table-column table:style-name="Table21.A"/>
          <table:table-column table:style-name="Table21.B"/>
          <table:table-column table:style-name="Table21.C"/>
          <table:table-column table:style-name="Table21.D"/>
          <table:table-header-rows>
            <table:table-row table:style-name="Table21.1">
              <table:table-cell table:style-name="Table21.A1" office:value-type="string">
                <text:p text:style-name="P76">Tool name</text:p>
              </table:table-cell>
              <table:table-cell table:style-name="Table21.A1" office:value-type="string">
                <text:p text:style-name="P70">Windows<text:line-break/>Linux</text:p>
              </table:table-cell>
              <table:table-cell table:style-name="Table21.C1" office:value-type="string">
                <text:p text:style-name="P76">macOS</text:p>
              </table:table-cell>
              <table:table-cell table:style-name="Table21.C1" office:value-type="string">
                <text:p text:style-name="P66">Effect</text:p>
              </table:table-cell>
            </table:table-row>
          </table:table-header-rows>
          <table:table-row table:style-name="Table21.2">
            <table:table-cell table:style-name="Table21.A2" office:value-type="string">
              <text:p text:style-name="P50">Find and Replace</text:p>
            </table:table-cell>
            <table:table-cell table:style-name="Table21.A2" office:value-type="string">
              <text:p text:style-name="P60"><text:span text:style-name="Keystroke">Ctrl+H</text:span></text:p>
            </table:table-cell>
            <table:table-cell table:style-name="Table21.C2" office:value-type="string">
              <text:p text:style-name="P60">⌘+⌥<text:span text:style-name="Keystroke">+H</text:span></text:p>
            </table:table-cell>
            <table:table-cell table:style-name="Table21.C2" office:value-type="string">
              <text:p text:style-name="P12">Finds and replaces all instances of text in a drawing.</text:p>
            </table:table-cell>
          </table:table-row>
        </table:table>
        <text:h text:style-name="P101" text:outline-level="2"><text:bookmark-start text:name="__RefHeading___Toc6563_1619732305"/><text:soft-page-break/>Form Design<text:bookmark-end text:name="__RefHeading___Toc6563_1619732305"/></text:h>
        <table:table table:name="Table9" table:style-name="Table9" table:template-name="LO User Guides">
          <table:table-column table:style-name="Table9.A" table:number-columns-repeated="3"/>
          <table:table-column table:style-name="Table9.D"/>
          <table:table-header-rows>
            <table:table-row table:style-name="Table9.1">
              <table:table-cell table:style-name="Table9.A1" office:value-type="string">
                <text:p text:style-name="P76">Tool name</text:p>
              </table:table-cell>
              <table:table-cell table:style-name="Table9.A1" office:value-type="string">
                <text:p text:style-name="P70">Windows<text:line-break/>Linux</text:p>
              </table:table-cell>
              <table:table-cell table:style-name="Table9.C1" office:value-type="string">
                <text:p text:style-name="P70">macOS</text:p>
              </table:table-cell>
              <table:table-cell table:style-name="Table9.C1" office:value-type="string">
                <text:p text:style-name="P66">Effect</text:p>
              </table:table-cell>
            </table:table-row>
          </table:table-header-rows>
          <table:table-row table:style-name="Table9.2">
            <table:table-cell table:style-name="Table9.A2" office:value-type="string">
              <text:p text:style-name="P41">Bring to Front</text:p>
            </table:table-cell>
            <table:table-cell table:style-name="Table9.A2" office:value-type="string">
              <text:p text:style-name="P41"><text:span text:style-name="Keystroke">Ctrl+Shift++</text:span></text:p>
            </table:table-cell>
            <table:table-cell table:style-name="Table9.C2" office:value-type="string">
              <text:p text:style-name="P42"><text:span text:style-name="Keystroke">⌘+Shift++</text:span></text:p>
            </table:table-cell>
            <table:table-cell table:style-name="Table9.C2" office:value-type="string">
              <text:p text:style-name="P41">Moves a selected object to the front of other objects.</text:p>
            </table:table-cell>
          </table:table-row>
          <table:table-row table:style-name="Table9.3">
            <table:table-cell table:style-name="Table9.A2" office:value-type="string">
              <text:p text:style-name="P41">Send to Back</text:p>
            </table:table-cell>
            <table:table-cell table:style-name="Table9.A2" office:value-type="string">
              <text:p text:style-name="P41"><text:span text:style-name="Keystroke">Ctrl+Shift+-</text:span></text:p>
            </table:table-cell>
            <table:table-cell table:style-name="Table9.C2" office:value-type="string">
              <text:p text:style-name="P42"><text:span text:style-name="Keystroke">⌘+Shift+-</text:span></text:p>
            </table:table-cell>
            <table:table-cell table:style-name="Table9.C2" office:value-type="string">
              <text:p text:style-name="P41">Moves a selected object to the back of other objects.</text:p>
            </table:table-cell>
          </table:table-row>
          <table:table-row table:style-name="Table9.4">
            <table:table-cell table:style-name="Table9.A2" office:value-type="string">
              <text:p text:style-name="P41">Group</text:p>
            </table:table-cell>
            <table:table-cell table:style-name="Table9.A2" office:value-type="string">
              <text:p text:style-name="P41"><text:span text:style-name="Keystroke">Ctrl+Shift+G</text:span></text:p>
            </table:table-cell>
            <table:table-cell table:style-name="Table9.C2" office:value-type="string">
              <text:p text:style-name="P42"><text:span text:style-name="Keystroke">⌘+Shift+G</text:span></text:p>
            </table:table-cell>
            <table:table-cell table:style-name="Table9.C2" office:value-type="string">
              <text:p text:style-name="P12">Groups selected objects.</text:p>
            </table:table-cell>
          </table:table-row>
          <table:table-row table:style-name="Table9.5">
            <table:table-cell table:style-name="Table9.A2" office:value-type="string">
              <text:p text:style-name="P41">Ungroup</text:p>
            </table:table-cell>
            <table:table-cell table:style-name="Table9.A2" office:value-type="string">
              <text:p text:style-name="P41"><text:span text:style-name="Keystroke">Ctrl+Alt+<text:line-break/>Shift+G</text:span></text:p>
            </table:table-cell>
            <table:table-cell table:style-name="Table9.C2" office:value-type="string">
              <text:p text:style-name="P12">⌘+⌥<text:span text:style-name="Keystroke">+Shift+G</text:span></text:p>
            </table:table-cell>
            <table:table-cell table:style-name="Table9.C2" office:value-type="string">
              <text:p text:style-name="P12">Ungroups selected group.</text:p>
            </table:table-cell>
          </table:table-row>
          <table:table-row table:style-name="Table9.6">
            <table:table-cell table:style-name="Table9.A2" office:value-type="string">
              <text:p text:style-name="P41">Enter Group</text:p>
            </table:table-cell>
            <table:table-cell table:style-name="Table9.A2" office:value-type="string">
              <text:p text:style-name="P12"><text:span text:style-name="Keystroke">F3</text:span></text:p>
            </table:table-cell>
            <table:table-cell table:style-name="Table9.C2" office:value-type="string">
              <text:p text:style-name="P41"><text:span text:style-name="Keystroke">F3</text:span></text:p>
            </table:table-cell>
            <table:table-cell table:style-name="Table9.C2" office:value-type="string">
              <text:p text:style-name="P12">Enters a group of objects for editing.</text:p>
            </table:table-cell>
          </table:table-row>
          <table:table-row table:style-name="Table9.7">
            <table:table-cell table:style-name="Table9.A2" office:value-type="string">
              <text:p text:style-name="P41">Exit Group</text:p>
            </table:table-cell>
            <table:table-cell table:style-name="Table9.A2" office:value-type="string">
              <text:p text:style-name="P12"><text:span text:style-name="Keystroke">Ctrl+F3</text:span></text:p>
            </table:table-cell>
            <table:table-cell table:style-name="Table9.C2" office:value-type="string">
              <text:p text:style-name="P12">⌘<text:span text:style-name="Keystroke">+F3</text:span></text:p>
            </table:table-cell>
            <table:table-cell table:style-name="Table9.C2" office:value-type="string">
              <text:p text:style-name="P12">Exits a group of objects.</text:p>
            </table:table-cell>
          </table:table-row>
        </table:table>
        <text:h text:style-name="P101" text:outline-level="2"><text:bookmark-start text:name="__RefHeading___Toc6565_1619732305"/>Image<text:bookmark-end text:name="__RefHeading___Toc6565_1619732305"/></text:h>
        <table:table table:name="Table10" table:style-name="Table10" table:template-name="LO User Guides">
          <table:table-column table:style-name="Table10.A" table:number-columns-repeated="3"/>
          <table:table-column table:style-name="Table10.D"/>
          <table:table-header-rows>
            <table:table-row table:style-name="Table10.1">
              <table:table-cell table:style-name="Table10.A1" office:value-type="string">
                <text:p text:style-name="P76">Tool name</text:p>
              </table:table-cell>
              <table:table-cell table:style-name="Table10.A1" office:value-type="string">
                <text:p text:style-name="P70">Windows<text:line-break/>Linux</text:p>
              </table:table-cell>
              <table:table-cell table:style-name="Table10.C1" office:value-type="string">
                <text:p text:style-name="P70">macOS</text:p>
              </table:table-cell>
              <table:table-cell table:style-name="Table10.C1" office:value-type="string">
                <text:p text:style-name="P66">Effect</text:p>
              </table:table-cell>
            </table:table-row>
          </table:table-header-rows>
          <table:table-row table:style-name="Table10.2">
            <table:table-cell table:style-name="Table10.A2" office:value-type="string">
              <text:p text:style-name="P41">Position and Size</text:p>
            </table:table-cell>
            <table:table-cell table:style-name="Table10.A2" office:value-type="string">
              <text:p text:style-name="P12"><text:span text:style-name="Keystroke">F4</text:span></text:p>
            </table:table-cell>
            <table:table-cell table:style-name="Table10.C2" office:value-type="string">
              <text:p text:style-name="P41"><text:span text:style-name="Keystroke">F4</text:span></text:p>
            </table:table-cell>
            <table:table-cell table:style-name="Table10.C2" office:value-type="string">
              <text:p text:style-name="P41">Opens the Position and Size dialog of a selected object.</text:p>
            </table:table-cell>
          </table:table-row>
          <table:table-row table:style-name="Table10.3">
            <table:table-cell table:style-name="Table10.A2" office:value-type="string">
              <text:p text:style-name="P41">Bring to Front</text:p>
            </table:table-cell>
            <table:table-cell table:style-name="Table10.A2" office:value-type="string">
              <text:p text:style-name="P41"><text:span text:style-name="Keystroke">Ctrl+Shift++</text:span></text:p>
            </table:table-cell>
            <table:table-cell table:style-name="Table10.C2" office:value-type="string">
              <text:p text:style-name="P41">⌘<text:span text:style-name="Keystroke">+Shift++</text:span></text:p>
            </table:table-cell>
            <table:table-cell table:style-name="Table10.C2" office:value-type="string">
              <text:p text:style-name="P41">Moves a selected object to the front of other objects.</text:p>
            </table:table-cell>
          </table:table-row>
          <table:table-row table:style-name="Table10.4">
            <table:table-cell table:style-name="Table10.A2" office:value-type="string">
              <text:p text:style-name="P43">Bring Forward</text:p>
            </table:table-cell>
            <table:table-cell table:style-name="Table10.A2" office:value-type="string">
              <text:p text:style-name="P41"><text:span text:style-name="Keystroke">Ctrl++</text:span></text:p>
            </table:table-cell>
            <table:table-cell table:style-name="Table10.C2" office:value-type="string">
              <text:p text:style-name="P41">⌘<text:span text:style-name="Keystroke">++</text:span></text:p>
            </table:table-cell>
            <table:table-cell table:style-name="Table10.C2" office:value-type="string">
              <text:p text:style-name="P12">Moves a selected object in front of the forward object.</text:p>
            </table:table-cell>
          </table:table-row>
          <table:table-row table:style-name="Table10.5">
            <table:table-cell table:style-name="Table10.A2" office:value-type="string">
              <text:p text:style-name="P43">Send Backward</text:p>
            </table:table-cell>
            <table:table-cell table:style-name="Table10.A2" office:value-type="string">
              <text:p text:style-name="P41"><text:span text:style-name="Keystroke">Ctrl+-</text:span></text:p>
            </table:table-cell>
            <table:table-cell table:style-name="Table10.C2" office:value-type="string">
              <text:p text:style-name="P41">⌘<text:span text:style-name="Keystroke">+-</text:span></text:p>
            </table:table-cell>
            <table:table-cell table:style-name="Table10.C2" office:value-type="string">
              <text:p text:style-name="P12">Moves a selected object behind the backward object.</text:p>
            </table:table-cell>
          </table:table-row>
          <table:table-row table:style-name="Table10.6">
            <table:table-cell table:style-name="Table10.A2" office:value-type="string">
              <text:p text:style-name="P41">Send to Back</text:p>
            </table:table-cell>
            <table:table-cell table:style-name="Table10.A2" office:value-type="string">
              <text:p text:style-name="P41"><text:span text:style-name="Keystroke">Ctrl+Shift+-</text:span></text:p>
            </table:table-cell>
            <table:table-cell table:style-name="Table10.C2" office:value-type="string">
              <text:p text:style-name="P41">⌘<text:span text:style-name="Keystroke">+Shift+-</text:span></text:p>
            </table:table-cell>
            <table:table-cell table:style-name="Table10.C2" office:value-type="string">
              <text:p text:style-name="P41">Moves a selected object to the back of other objects.</text:p>
            </table:table-cell>
          </table:table-row>
        </table:table>
        <text:h text:style-name="P103" text:outline-level="2"><text:bookmark-start text:name="__RefHeading___Toc6567_1619732305"/>Line and Filling<text:bookmark-end text:name="__RefHeading___Toc6567_1619732305"/></text:h>
        <table:table table:name="Table11" table:style-name="Table11" table:template-name="LO User Guides">
          <table:table-column table:style-name="Table11.A" table:number-columns-repeated="3"/>
          <table:table-column table:style-name="Table11.D"/>
          <table:table-header-rows>
            <table:table-row table:style-name="Table11.1">
              <table:table-cell table:style-name="Table11.A1" office:value-type="string">
                <text:p text:style-name="P76">Tool name</text:p>
              </table:table-cell>
              <table:table-cell table:style-name="Table11.A1" office:value-type="string">
                <text:p text:style-name="P70">Windows<text:line-break/>Linux</text:p>
              </table:table-cell>
              <table:table-cell table:style-name="Table11.C1" office:value-type="string">
                <text:p text:style-name="P70">macOS</text:p>
              </table:table-cell>
              <table:table-cell table:style-name="Table11.C1" office:value-type="string">
                <text:p text:style-name="P66">Effect</text:p>
              </table:table-cell>
            </table:table-row>
          </table:table-header-rows>
          <table:table-row table:style-name="Table11.2">
            <table:table-cell table:style-name="Table11.A2" office:value-type="string">
              <text:p text:style-name="P41">Position and Size</text:p>
            </table:table-cell>
            <table:table-cell table:style-name="Table11.A2" office:value-type="string">
              <text:p text:style-name="P12"><text:span text:style-name="Keystroke">F4</text:span></text:p>
            </table:table-cell>
            <table:table-cell table:style-name="Table11.C2" office:value-type="string">
              <text:p text:style-name="P41"><text:span text:style-name="Keystroke">F4</text:span></text:p>
            </table:table-cell>
            <table:table-cell table:style-name="Table11.C2" office:value-type="string">
              <text:p text:style-name="P41">Opens the Position and Size dialog of a selected object.</text:p>
            </table:table-cell>
          </table:table-row>
          <table:table-row table:style-name="Table11.3">
            <table:table-cell table:style-name="Table11.A2" office:value-type="string">
              <text:p text:style-name="P41">Bring to Front</text:p>
            </table:table-cell>
            <table:table-cell table:style-name="Table11.A2" office:value-type="string">
              <text:p text:style-name="P41"><text:span text:style-name="Keystroke">Ctrl+Shift++</text:span></text:p>
            </table:table-cell>
            <table:table-cell table:style-name="Table11.C2" office:value-type="string">
              <text:p text:style-name="P41">⌘<text:span text:style-name="Keystroke">+Shift++</text:span></text:p>
            </table:table-cell>
            <table:table-cell table:style-name="Table11.C2" office:value-type="string">
              <text:p text:style-name="P41">Moves a selected object to the front of other objects.</text:p>
            </table:table-cell>
          </table:table-row>
          <table:table-row table:style-name="Table11.4">
            <table:table-cell table:style-name="Table11.A2" office:value-type="string">
              <text:p text:style-name="P43">Bring Forward</text:p>
            </table:table-cell>
            <table:table-cell table:style-name="Table11.A2" office:value-type="string">
              <text:p text:style-name="P41"><text:span text:style-name="Keystroke">Ctrl++</text:span></text:p>
            </table:table-cell>
            <table:table-cell table:style-name="Table11.C2" office:value-type="string">
              <text:p text:style-name="P41">⌘<text:span text:style-name="Keystroke">++</text:span></text:p>
            </table:table-cell>
            <table:table-cell table:style-name="Table11.C2" office:value-type="string">
              <text:p text:style-name="P12">Moves a selected object in front of the forward object.</text:p>
            </table:table-cell>
          </table:table-row>
          <table:table-row table:style-name="Table11.5">
            <table:table-cell table:style-name="Table11.A2" office:value-type="string">
              <text:p text:style-name="P43">Send Backward</text:p>
            </table:table-cell>
            <table:table-cell table:style-name="Table11.A2" office:value-type="string">
              <text:p text:style-name="P41"><text:span text:style-name="Keystroke">Ctrl+-</text:span></text:p>
            </table:table-cell>
            <table:table-cell table:style-name="Table11.C2" office:value-type="string">
              <text:p text:style-name="P41">⌘<text:span text:style-name="Keystroke">+-</text:span></text:p>
            </table:table-cell>
            <table:table-cell table:style-name="Table11.C2" office:value-type="string">
              <text:p text:style-name="P12">Moves a selected object behind the backward object.</text:p>
            </table:table-cell>
          </table:table-row>
          <table:table-row table:style-name="Table11.6">
            <table:table-cell table:style-name="Table11.A2" office:value-type="string">
              <text:p text:style-name="P41">Send to Back</text:p>
            </table:table-cell>
            <table:table-cell table:style-name="Table11.A2" office:value-type="string">
              <text:p text:style-name="P41"><text:span text:style-name="Keystroke">Ctrl+Shift+-</text:span></text:p>
            </table:table-cell>
            <table:table-cell table:style-name="Table11.C2" office:value-type="string">
              <text:p text:style-name="P41">⌘<text:span text:style-name="Keystroke">+Shift+-</text:span></text:p>
            </table:table-cell>
            <table:table-cell table:style-name="Table11.C2" office:value-type="string">
              <text:p text:style-name="P41">Moves a selected object to the back of other objects.</text:p>
            </table:table-cell>
          </table:table-row>
          <table:table-row table:style-name="Table11.7">
            <table:table-cell table:style-name="Table11.A2" office:value-type="string">
              <text:p text:style-name="P29">Styles</text:p>
            </table:table-cell>
            <table:table-cell table:style-name="Table11.A2" office:value-type="string">
              <text:p text:style-name="P12"><text:span text:style-name="Keystroke">F11</text:span></text:p>
            </table:table-cell>
            <table:table-cell table:style-name="Table11.C2" office:value-type="string">
              <text:p text:style-name="P12">⌘<text:span text:style-name="Keystroke">+T</text:span></text:p>
            </table:table-cell>
            <table:table-cell table:style-name="Table11.C2" office:value-type="string">
              <text:p text:style-name="P12">Opens the Styles deck on the Sidebar.</text:p>
            </table:table-cell>
          </table:table-row>
        </table:table>
        <text:h text:style-name="P101" text:outline-level="2"><text:bookmark-start text:name="__RefHeading___Toc6573_1619732305"/><text:soft-page-break/>Standard<text:bookmark-end text:name="__RefHeading___Toc6573_1619732305"/></text:h>
        <table:table table:name="Table14" table:style-name="Table14" table:template-name="LO User Guides">
          <table:table-column table:style-name="Table14.A" table:number-columns-repeated="3"/>
          <table:table-column table:style-name="Table14.D"/>
          <table:table-row table:style-name="Table14.1">
            <table:table-cell table:style-name="Table14.A1" office:value-type="string">
              <text:p text:style-name="P76">Tool name</text:p>
            </table:table-cell>
            <table:table-cell table:style-name="Table14.A1" office:value-type="string">
              <text:p text:style-name="P70">Windows<text:line-break/>Linux</text:p>
            </table:table-cell>
            <table:table-cell table:style-name="Table14.C1" office:value-type="string">
              <text:p text:style-name="P70">macOS</text:p>
            </table:table-cell>
            <table:table-cell table:style-name="Table14.C1" office:value-type="string">
              <text:p text:style-name="P66">Effect</text:p>
            </table:table-cell>
          </table:table-row>
          <table:table-row table:style-name="Table14.2">
            <table:table-cell table:style-name="Table14.A2" office:value-type="string">
              <text:p text:style-name="P29">New</text:p>
            </table:table-cell>
            <table:table-cell table:style-name="Table14.A2" office:value-type="string">
              <text:p text:style-name="P12"><text:span text:style-name="Keystroke">Ctrl+N</text:span></text:p>
            </table:table-cell>
            <table:table-cell table:style-name="Table14.C2" office:value-type="string">
              <text:p text:style-name="P12">⌘<text:span text:style-name="Keystroke">+N</text:span></text:p>
            </table:table-cell>
            <table:table-cell table:style-name="Table14.C2" office:value-type="string">
              <text:p text:style-name="P29">Opens a new drawing.</text:p>
            </table:table-cell>
          </table:table-row>
          <table:table-row table:style-name="Table14.3">
            <table:table-cell table:style-name="Table14.A2" office:value-type="string">
              <text:p text:style-name="P29">Templates</text:p>
            </table:table-cell>
            <table:table-cell table:style-name="Table14.A2" office:value-type="string">
              <text:p text:style-name="P12"><text:span text:style-name="Keystroke">Ctrl+Shift+N</text:span></text:p>
            </table:table-cell>
            <table:table-cell table:style-name="Table14.C2" office:value-type="string">
              <text:p text:style-name="P12">⌘<text:span text:style-name="Keystroke">+Shift+N</text:span></text:p>
            </table:table-cell>
            <table:table-cell table:style-name="Table14.C2" office:value-type="string">
              <text:p text:style-name="P29">Opens the Templates dialog to create a new drawing using a template.</text:p>
            </table:table-cell>
          </table:table-row>
          <table:table-row table:style-name="Table14.4">
            <table:table-cell table:style-name="Table14.A2" office:value-type="string">
              <text:p text:style-name="P29">Open</text:p>
            </table:table-cell>
            <table:table-cell table:style-name="Table14.A2" office:value-type="string">
              <text:p text:style-name="P12"><text:span text:style-name="Keystroke">Ctrl+O</text:span></text:p>
            </table:table-cell>
            <table:table-cell table:style-name="Table14.C2" office:value-type="string">
              <text:p text:style-name="P12">⌘<text:span text:style-name="Keystroke">+O</text:span></text:p>
            </table:table-cell>
            <table:table-cell table:style-name="Table14.C2" office:value-type="string">
              <text:p text:style-name="P29">Opens the Open file browser to allow navigation to a folder and selection of a drawing.</text:p>
            </table:table-cell>
          </table:table-row>
          <table:table-row table:style-name="Table14.5">
            <table:table-cell table:style-name="Table14.A2" office:value-type="string">
              <text:p text:style-name="P29">Save</text:p>
            </table:table-cell>
            <table:table-cell table:style-name="Table14.A2" office:value-type="string">
              <text:p text:style-name="P12"><text:span text:style-name="Keystroke">Ctrl+S</text:span></text:p>
            </table:table-cell>
            <table:table-cell table:style-name="Table14.C2" office:value-type="string">
              <text:p text:style-name="P12">⌘<text:span text:style-name="Keystroke">+S</text:span></text:p>
            </table:table-cell>
            <table:table-cell table:style-name="Table14.C2" office:value-type="string">
              <text:p text:style-name="P29">Saves the open document.</text:p>
            </table:table-cell>
          </table:table-row>
          <table:table-row table:style-name="Table14.6">
            <table:table-cell table:style-name="Table14.A2" office:value-type="string">
              <text:p text:style-name="P29">Save As</text:p>
            </table:table-cell>
            <table:table-cell table:style-name="Table14.A2" office:value-type="string">
              <text:p text:style-name="P12"><text:span text:style-name="Keystroke">Ctrl+Shift+S</text:span></text:p>
            </table:table-cell>
            <table:table-cell table:style-name="Table14.C2" office:value-type="string">
              <text:p text:style-name="P12">⌘<text:span text:style-name="Keystroke">+Shift+S</text:span></text:p>
            </table:table-cell>
            <table:table-cell table:style-name="Table14.C2" office:value-type="string">
              <text:p text:style-name="P29">Opens the Save as file browser to save the open drawing as a new drawing.</text:p>
            </table:table-cell>
          </table:table-row>
          <table:table-row table:style-name="Table14.7">
            <table:table-cell table:style-name="Table14.A2" office:value-type="string">
              <text:p text:style-name="P29">Edit Mode</text:p>
            </table:table-cell>
            <table:table-cell table:style-name="Table14.A2" office:value-type="string">
              <text:p text:style-name="P12"><text:span text:style-name="Keystroke">Ctrl+Shift+M</text:span></text:p>
            </table:table-cell>
            <table:table-cell table:style-name="Table14.C2" office:value-type="string">
              <text:p text:style-name="P12">⌘<text:span text:style-name="Keystroke">+Shift+M</text:span></text:p>
            </table:table-cell>
            <table:table-cell table:style-name="Table14.C2" office:value-type="string">
              <text:p text:style-name="P29">Switches on edit mode when a drawing is in read only mode.</text:p>
            </table:table-cell>
          </table:table-row>
          <table:table-row table:style-name="Table14.8">
            <table:table-cell table:style-name="Table14.A2" office:value-type="string">
              <text:p text:style-name="P29">Print</text:p>
            </table:table-cell>
            <table:table-cell table:style-name="Table14.A2" office:value-type="string">
              <text:p text:style-name="P12"><text:span text:style-name="Keystroke">Ctrl+P</text:span></text:p>
            </table:table-cell>
            <table:table-cell table:style-name="Table14.C2" office:value-type="string">
              <text:p text:style-name="P12">⌘<text:span text:style-name="Keystroke">+P</text:span></text:p>
            </table:table-cell>
            <table:table-cell table:style-name="Table14.C2" office:value-type="string">
              <text:p text:style-name="P29">Opens the Print dialog to select how to print the drawing.</text:p>
            </table:table-cell>
          </table:table-row>
          <table:table-row table:style-name="Table14.9">
            <table:table-cell table:style-name="Table14.A2" office:value-type="string">
              <text:p text:style-name="P29">Cut</text:p>
            </table:table-cell>
            <table:table-cell table:style-name="Table14.A2" office:value-type="string">
              <text:p text:style-name="P12"><text:span text:style-name="Keystroke">Ctrl+X</text:span></text:p>
            </table:table-cell>
            <table:table-cell table:style-name="Table14.C2" office:value-type="string">
              <text:p text:style-name="P12">⌘<text:span text:style-name="Keystroke">+X</text:span></text:p>
            </table:table-cell>
            <table:table-cell table:style-name="Table14.C2" office:value-type="string">
              <text:p text:style-name="P29">Deletes the selected object and places it on the clipboard.</text:p>
            </table:table-cell>
          </table:table-row>
          <table:table-row table:style-name="Table14.10">
            <table:table-cell table:style-name="Table14.A2" office:value-type="string">
              <text:p text:style-name="P29">Copy</text:p>
            </table:table-cell>
            <table:table-cell table:style-name="Table14.A2" office:value-type="string">
              <text:p text:style-name="P12"><text:span text:style-name="Keystroke">Ctrl+C</text:span></text:p>
            </table:table-cell>
            <table:table-cell table:style-name="Table14.C2" office:value-type="string">
              <text:p text:style-name="P12">⌘<text:span text:style-name="Keystroke">+C</text:span></text:p>
            </table:table-cell>
            <table:table-cell table:style-name="Table14.C2" office:value-type="string">
              <text:p text:style-name="P29">Copies the selected object to the clipboard.</text:p>
            </table:table-cell>
          </table:table-row>
          <table:table-row table:style-name="Table14.11">
            <table:table-cell table:style-name="Table14.A2" office:value-type="string">
              <text:p text:style-name="P29">Paste</text:p>
            </table:table-cell>
            <table:table-cell table:style-name="Table14.A2" office:value-type="string">
              <text:p text:style-name="P12"><text:span text:style-name="Keystroke">Ctrl+V</text:span></text:p>
            </table:table-cell>
            <table:table-cell table:style-name="Table14.C2" office:value-type="string">
              <text:p text:style-name="P12">⌘<text:span text:style-name="Keystroke">+V</text:span></text:p>
            </table:table-cell>
            <table:table-cell table:style-name="Table14.C2" office:value-type="string">
              <text:p text:style-name="P29">Places the object on the clipboard into the document.</text:p>
            </table:table-cell>
          </table:table-row>
          <table:table-row table:style-name="Table14.12">
            <table:table-cell table:style-name="Table14.A2" office:value-type="string">
              <text:p text:style-name="P39">Clear</text:p>
            </table:table-cell>
            <table:table-cell table:style-name="Table14.A2" office:value-type="string">
              <text:p text:style-name="P12"><text:span text:style-name="Keystroke">Ctrl+M</text:span></text:p>
            </table:table-cell>
            <table:table-cell table:style-name="Table14.C2" office:value-type="string">
              <text:p text:style-name="P16">⌃<text:span text:style-name="Keystroke">+M</text:span></text:p>
            </table:table-cell>
            <table:table-cell table:style-name="Table14.C2" office:value-type="string">
              <text:p text:style-name="P39">Removes direct formatting that has been applied without using styles.</text:p>
            </table:table-cell>
          </table:table-row>
          <table:table-row table:style-name="Table14.13">
            <table:table-cell table:style-name="Table14.A2" office:value-type="string">
              <text:p text:style-name="P30">Undo</text:p>
            </table:table-cell>
            <table:table-cell table:style-name="Table14.A2" office:value-type="string">
              <text:p text:style-name="P12"><text:span text:style-name="Keystroke">Ctrl+Z</text:span></text:p>
            </table:table-cell>
            <table:table-cell table:style-name="Table14.C2" office:value-type="string">
              <text:p text:style-name="P16"><text:span text:style-name="Keystroke">⌘+Z</text:span></text:p>
            </table:table-cell>
            <table:table-cell table:style-name="Table14.C2" office:value-type="string">
              <text:p text:style-name="P30">Undoes the previous editing action.</text:p>
            </table:table-cell>
          </table:table-row>
          <table:table-row table:style-name="Table14.14">
            <table:table-cell table:style-name="Table14.A2" office:value-type="string">
              <text:p text:style-name="P30">Redo</text:p>
            </table:table-cell>
            <table:table-cell table:style-name="Table14.A2" office:value-type="string">
              <text:p text:style-name="P12"><text:span text:style-name="Keystroke">Ctrl+Y</text:span></text:p>
            </table:table-cell>
            <table:table-cell table:style-name="Table14.C2" office:value-type="string">
              <text:p text:style-name="P12">⌘<text:span text:style-name="Keystroke">+Y</text:span></text:p>
            </table:table-cell>
            <table:table-cell table:style-name="Table14.C2" office:value-type="string">
              <text:p text:style-name="P30">Reverses the action of the last <text:span text:style-name="Strong_20_Emphasis">Undo</text:span> command.</text:p>
            </table:table-cell>
          </table:table-row>
          <table:table-row table:style-name="Table14.15">
            <table:table-cell table:style-name="Table14.A2" office:value-type="string">
              <text:p text:style-name="P51">Spelling</text:p>
            </table:table-cell>
            <table:table-cell table:style-name="Table14.A2" office:value-type="string">
              <text:p text:style-name="P12"><text:span text:style-name="Keystroke">F7</text:span></text:p>
            </table:table-cell>
            <table:table-cell table:style-name="Table14.C2" office:value-type="string">
              <text:p text:style-name="P12"><text:span text:style-name="Keystroke">F7</text:span></text:p>
            </table:table-cell>
            <table:table-cell table:style-name="Table14.C2" office:value-type="string">
              <text:p text:style-name="P12">Starts the spelling checker. Only available in text editing mode.</text:p>
            </table:table-cell>
          </table:table-row>
          <table:table-row table:style-name="Table14.16">
            <table:table-cell table:style-name="Table14.A2" office:value-type="string">
              <text:p text:style-name="P51">Auto Spellcheck</text:p>
            </table:table-cell>
            <table:table-cell table:style-name="Table14.A2" office:value-type="string">
              <text:p text:style-name="P12"><text:span text:style-name="Keystroke">Shift+F7</text:span></text:p>
            </table:table-cell>
            <table:table-cell table:style-name="Table14.C2" office:value-type="string">
              <text:p text:style-name="P12"><text:span text:style-name="Keystroke">Shift+F7</text:span></text:p>
            </table:table-cell>
            <table:table-cell table:style-name="Table14.C2" office:value-type="string">
              <text:p text:style-name="P12">Switches on or off the automatic spell checking. Only available in text editing mode.</text:p>
            </table:table-cell>
          </table:table-row>
          <table:table-row table:style-name="Table14.17">
            <table:table-cell table:style-name="Table14.A2" office:value-type="string">
              <text:p text:style-name="P35">Text Box</text:p>
            </table:table-cell>
            <table:table-cell table:style-name="Table14.A2" office:value-type="string">
              <text:p text:style-name="P12"><text:span text:style-name="Keystroke">F2</text:span></text:p>
            </table:table-cell>
            <table:table-cell table:style-name="Table14.C2" office:value-type="string">
              <text:p text:style-name="P12"><text:span text:style-name="Keystroke"/></text:p>
            </table:table-cell>
            <table:table-cell table:style-name="Table14.C2" office:value-type="string">
              <text:p text:style-name="P12">Switches to text edit mode and opens the Text Formatting toolbar.</text:p>
            </table:table-cell>
          </table:table-row>
          <table:table-row table:style-name="Table14.18">
            <table:table-cell table:style-name="Table14.A2" office:value-type="string">
              <text:p text:style-name="P35">Insert Hyperlink</text:p>
            </table:table-cell>
            <table:table-cell table:style-name="Table14.A2" office:value-type="string">
              <text:p text:style-name="P12"><text:span text:style-name="Keystroke">Ctrl+K</text:span></text:p>
            </table:table-cell>
            <table:table-cell table:style-name="Table14.C2" office:value-type="string">
              <text:p text:style-name="P12"><text:span text:style-name="Keystroke"/></text:p>
            </table:table-cell>
            <table:table-cell table:style-name="Table14.C2" office:value-type="string">
              <text:p text:style-name="P35">Opens the Hyperlink dialog.</text:p>
            </table:table-cell>
          </table:table-row>
          <table:table-row table:style-name="Table14.19">
            <table:table-cell table:style-name="Table14.A2" office:value-type="string">
              <text:p text:style-name="P41">Position and Size</text:p>
            </table:table-cell>
            <table:table-cell table:style-name="Table14.A2" office:value-type="string">
              <text:p text:style-name="P12"><text:span text:style-name="Keystroke">F4</text:span></text:p>
            </table:table-cell>
            <table:table-cell table:style-name="Table14.C2" office:value-type="string">
              <text:p text:style-name="P12"><text:span text:style-name="Keystroke"/></text:p>
            </table:table-cell>
            <table:table-cell table:style-name="Table14.C2" office:value-type="string">
              <text:p text:style-name="P41">Opens the Position and Size dialog of a selected object.</text:p>
            </table:table-cell>
          </table:table-row>
          <table:table-row table:style-name="Table14.20">
            <table:table-cell table:style-name="Table14.A2" office:value-type="string">
              <text:p text:style-name="P41">Edit Points</text:p>
            </table:table-cell>
            <table:table-cell table:style-name="Table14.A2" office:value-type="string">
              <text:p text:style-name="P12"><text:span text:style-name="Keystroke">F8</text:span></text:p>
            </table:table-cell>
            <table:table-cell table:style-name="Table14.C2" office:value-type="string">
              <text:p text:style-name="P12"><text:span text:style-name="Keystroke"/></text:p>
            </table:table-cell>
            <table:table-cell table:style-name="Table14.C2" office:value-type="string">
              <text:p text:style-name="P35">Opens the Edit Points toolbar if there is an object on the drawing that uses editable points, for example a freeform line.</text:p>
            </table:table-cell>
          </table:table-row>
        </table:table>
        <text:h text:style-name="P101" text:outline-level="2"><text:bookmark-start text:name="__RefHeading___Toc6382_4202357337"/><text:soft-page-break/>Standard (Viewing Mode)<text:bookmark-end text:name="__RefHeading___Toc6382_4202357337"/></text:h>
        <table:table table:name="Table25" table:style-name="Table25" table:template-name="LO User Guides">
          <table:table-column table:style-name="Table25.A" table:number-columns-repeated="3"/>
          <table:table-column table:style-name="Table25.D"/>
          <table:table-header-rows>
            <table:table-row table:style-name="Table25.1">
              <table:table-cell table:style-name="Table25.A1" office:value-type="string">
                <text:p text:style-name="P76">Tool name</text:p>
              </table:table-cell>
              <table:table-cell table:style-name="Table25.A1" office:value-type="string">
                <text:p text:style-name="P70">Windows<text:line-break/>Linux</text:p>
              </table:table-cell>
              <table:table-cell table:style-name="Table25.C1" office:value-type="string">
                <text:p text:style-name="P70">macOS</text:p>
              </table:table-cell>
              <table:table-cell table:style-name="Table25.C1" office:value-type="string">
                <text:p text:style-name="P66">Effect</text:p>
              </table:table-cell>
            </table:table-row>
          </table:table-header-rows>
          <table:table-row table:style-name="Table25.2">
            <table:table-cell table:style-name="Table25.A2" office:value-type="string">
              <text:p text:style-name="P29">Save As</text:p>
            </table:table-cell>
            <table:table-cell table:style-name="Table25.A2" office:value-type="string">
              <text:p text:style-name="P12"><text:span text:style-name="Keystroke">Ctrl+Shift+S</text:span></text:p>
            </table:table-cell>
            <table:table-cell table:style-name="Table25.C2" office:value-type="string">
              <text:p text:style-name="P12">⌘<text:span text:style-name="Keystroke">+Shift+S</text:span></text:p>
            </table:table-cell>
            <table:table-cell table:style-name="Table25.C2" office:value-type="string">
              <text:p text:style-name="P29">Opens the Save as file browser so you can save the open document as a new document.</text:p>
            </table:table-cell>
          </table:table-row>
          <table:table-row table:style-name="Table25.3">
            <table:table-cell table:style-name="Table25.A2" office:value-type="string">
              <text:p text:style-name="P29">Edit Mode</text:p>
            </table:table-cell>
            <table:table-cell table:style-name="Table25.A2" office:value-type="string">
              <text:p text:style-name="P12"><text:span text:style-name="Keystroke">Ctrl+Shift+M</text:span></text:p>
            </table:table-cell>
            <table:table-cell table:style-name="Table25.C2" office:value-type="string">
              <text:p text:style-name="P12">⌘<text:span text:style-name="Keystroke">+Shift+M</text:span></text:p>
            </table:table-cell>
            <table:table-cell table:style-name="Table25.C2" office:value-type="string">
              <text:p text:style-name="P29">Switches on edit mode when a document is in read only mode.</text:p>
            </table:table-cell>
          </table:table-row>
          <table:table-row table:style-name="Table25.4">
            <table:table-cell table:style-name="Table25.A2" office:value-type="string">
              <text:p text:style-name="P29">Print</text:p>
            </table:table-cell>
            <table:table-cell table:style-name="Table25.A2" office:value-type="string">
              <text:p text:style-name="P12"><text:span text:style-name="Keystroke">Ctrl+P</text:span></text:p>
            </table:table-cell>
            <table:table-cell table:style-name="Table25.C2" office:value-type="string">
              <text:p text:style-name="P12">⌘<text:span text:style-name="Keystroke">+P</text:span></text:p>
            </table:table-cell>
            <table:table-cell table:style-name="Table25.C2" office:value-type="string">
              <text:p text:style-name="P29">Opens the Print dialog so that you can select how you want to print the document.</text:p>
            </table:table-cell>
          </table:table-row>
          <table:table-row table:style-name="Table25.5">
            <table:table-cell table:style-name="Table25.A2" office:value-type="string">
              <text:p text:style-name="P29">Copy</text:p>
            </table:table-cell>
            <table:table-cell table:style-name="Table25.A2" office:value-type="string">
              <text:p text:style-name="P12"><text:span text:style-name="Keystroke">Ctrl+C</text:span></text:p>
            </table:table-cell>
            <table:table-cell table:style-name="Table25.C2" office:value-type="string">
              <text:p text:style-name="P12">⌘<text:span text:style-name="Keystroke">+C</text:span></text:p>
            </table:table-cell>
            <table:table-cell table:style-name="Table25.C2" office:value-type="string">
              <text:p text:style-name="P29">Copies the selected object to the clipboard.</text:p>
            </table:table-cell>
          </table:table-row>
          <table:table-row table:style-name="Table25.6">
            <table:table-cell table:style-name="Table25.A2" office:value-type="string">
              <text:p text:style-name="P51">Find and Replace</text:p>
            </table:table-cell>
            <table:table-cell table:style-name="Table25.A2" office:value-type="string">
              <text:p text:style-name="P12"><text:span text:style-name="Keystroke">Ctrl+H</text:span></text:p>
            </table:table-cell>
            <table:table-cell table:style-name="Table25.C2" office:value-type="string">
              <text:p text:style-name="P12">⌘+⌥<text:span text:style-name="Keystroke">+F</text:span></text:p>
            </table:table-cell>
            <table:table-cell table:style-name="Table25.C2" office:value-type="string">
              <text:p text:style-name="P51">Opens the Find and Replace dialog.</text:p>
            </table:table-cell>
          </table:table-row>
        </table:table>
        <text:h text:style-name="P101" text:outline-level="2"><text:bookmark-start text:name="__RefHeading___Toc6384_4202357337"/>Text Formatting<text:bookmark-end text:name="__RefHeading___Toc6384_4202357337"/></text:h>
        <table:table table:name="Table27" table:style-name="Table27" table:template-name="LO User Guides">
          <table:table-column table:style-name="Table27.A" table:number-columns-repeated="3"/>
          <table:table-column table:style-name="Table27.D"/>
          <table:table-header-rows>
            <table:table-row table:style-name="Table27.1">
              <table:table-cell table:style-name="Table27.A1" office:value-type="string">
                <text:p text:style-name="P76">Tool name</text:p>
              </table:table-cell>
              <table:table-cell table:style-name="Table27.A1" office:value-type="string">
                <text:p text:style-name="P70">Windows<text:line-break/>Linux</text:p>
              </table:table-cell>
              <table:table-cell table:style-name="Table27.C1" office:value-type="string">
                <text:p text:style-name="P70">macOS</text:p>
              </table:table-cell>
              <table:table-cell table:style-name="Table27.C1" office:value-type="string">
                <text:p text:style-name="P66">Effect</text:p>
              </table:table-cell>
            </table:table-row>
          </table:table-header-rows>
          <table:table-row table:style-name="Table27.2">
            <table:table-cell table:style-name="Table27.A2" office:value-type="string">
              <text:p text:style-name="P36">Increase</text:p>
            </table:table-cell>
            <table:table-cell table:style-name="Table27.A2" office:value-type="string">
              <text:p text:style-name="P12"><text:span text:style-name="Keystroke">Ctrl+]</text:span></text:p>
            </table:table-cell>
            <table:table-cell table:style-name="Table27.C2" office:value-type="string">
              <text:p text:style-name="P12">⌘<text:span text:style-name="Keystroke">+]</text:span></text:p>
            </table:table-cell>
            <table:table-cell table:style-name="Table27.C2" office:value-type="string">
              <text:p text:style-name="P36">Increases the point size of selected text.</text:p>
            </table:table-cell>
          </table:table-row>
          <table:table-row table:style-name="Table27.3">
            <table:table-cell table:style-name="Table27.A2" office:value-type="string">
              <text:p text:style-name="P36">Decrease</text:p>
            </table:table-cell>
            <table:table-cell table:style-name="Table27.A2" office:value-type="string">
              <text:p text:style-name="P34"><text:span text:style-name="Keystroke">Ctrl+[</text:span></text:p>
            </table:table-cell>
            <table:table-cell table:style-name="Table27.C2" office:value-type="string">
              <text:p text:style-name="P12">⌘<text:span text:style-name="Keystroke">+[</text:span></text:p>
            </table:table-cell>
            <table:table-cell table:style-name="Table27.C2" office:value-type="string">
              <text:p text:style-name="P36">Decreases the point size of selected text.</text:p>
            </table:table-cell>
          </table:table-row>
          <table:table-row table:style-name="Table27.4">
            <table:table-cell table:style-name="Table27.A2" office:value-type="string">
              <text:p text:style-name="P36">Bold</text:p>
            </table:table-cell>
            <table:table-cell table:style-name="Table27.A2" office:value-type="string">
              <text:p text:style-name="P12"><text:span text:style-name="Keystroke">Ctrl+B</text:span></text:p>
            </table:table-cell>
            <table:table-cell table:style-name="Table27.C2" office:value-type="string">
              <text:p text:style-name="P60">⌘<text:span text:style-name="Keystroke">+B</text:span></text:p>
            </table:table-cell>
            <table:table-cell table:style-name="Table27.C2" office:value-type="string">
              <text:p text:style-name="P12">Applies <text:span text:style-name="Strong_20_Emphasis">Bold</text:span> format to selected text.</text:p>
            </table:table-cell>
          </table:table-row>
          <table:table-row table:style-name="Table27.5">
            <table:table-cell table:style-name="Table27.A2" office:value-type="string">
              <text:p text:style-name="P36">Italic</text:p>
            </table:table-cell>
            <table:table-cell table:style-name="Table27.A2" office:value-type="string">
              <text:p text:style-name="P12"><text:span text:style-name="Keystroke">Ctrl+I</text:span></text:p>
            </table:table-cell>
            <table:table-cell table:style-name="Table27.C2" office:value-type="string">
              <text:p text:style-name="P60">⌘<text:span text:style-name="Keystroke">+I</text:span></text:p>
            </table:table-cell>
            <table:table-cell table:style-name="Table27.C2" office:value-type="string">
              <text:p text:style-name="P12">Applies <text:span text:style-name="Emphasis">Italic</text:span> format to selected text.</text:p>
            </table:table-cell>
          </table:table-row>
          <table:table-row table:style-name="Table27.6">
            <table:table-cell table:style-name="Table27.A2" office:value-type="string">
              <text:p text:style-name="P52">Superscript</text:p>
            </table:table-cell>
            <table:table-cell table:style-name="Table27.A2" office:value-type="string">
              <text:p text:style-name="P52"><text:span text:style-name="Keystroke">Ctrl+Shift+P</text:span></text:p>
            </table:table-cell>
            <table:table-cell table:style-name="Table27.C2" office:value-type="string">
              <text:p text:style-name="P53"><text:span text:style-name="Keystroke">⌘+Shift+P</text:span></text:p>
            </table:table-cell>
            <table:table-cell table:style-name="Table27.C2" office:value-type="string">
              <text:p text:style-name="P12">Reduces the font size of the selected text and raises the text above the baseline.</text:p>
            </table:table-cell>
          </table:table-row>
          <table:table-row table:style-name="Table27.7">
            <table:table-cell table:style-name="Table27.A2" office:value-type="string">
              <text:p text:style-name="P52">Subscript</text:p>
            </table:table-cell>
            <table:table-cell table:style-name="Table27.A2" office:value-type="string">
              <text:p text:style-name="P52"><text:span text:style-name="Keystroke">Ctrl+Shift+B</text:span></text:p>
            </table:table-cell>
            <table:table-cell table:style-name="Table27.C2" office:value-type="string">
              <text:p text:style-name="P53"><text:span text:style-name="Keystroke">⌘+Shift+B</text:span></text:p>
            </table:table-cell>
            <table:table-cell table:style-name="Table27.C2" office:value-type="string">
              <text:p text:style-name="P12">Reduces the font size of the selected text and lowers the text below the baseline.</text:p>
            </table:table-cell>
          </table:table-row>
          <table:table-row table:style-name="Table27.8">
            <table:table-cell table:style-name="Table27.A2" office:value-type="string">
              <text:p text:style-name="P39">Clear</text:p>
            </table:table-cell>
            <table:table-cell table:style-name="Table27.A2" office:value-type="string">
              <text:p text:style-name="P62"><text:span text:style-name="Keystroke">Ctrl+M</text:span></text:p>
            </table:table-cell>
            <table:table-cell table:style-name="Table27.C2" office:value-type="string">
              <text:p text:style-name="P63">⌃<text:span text:style-name="Keystroke">+M</text:span></text:p>
            </table:table-cell>
            <table:table-cell table:style-name="Table27.C2" office:value-type="string">
              <text:p text:style-name="P39">Removes direct formatting that has been applied without using styles.</text:p>
            </table:table-cell>
          </table:table-row>
          <table:table-row table:style-name="Table27.9">
            <table:table-cell table:style-name="Table27.A2" office:value-type="string">
              <text:p text:style-name="P36">Left</text:p>
            </table:table-cell>
            <table:table-cell table:style-name="Table27.A2" office:value-type="string">
              <text:p text:style-name="P36"><text:span text:style-name="Keystroke">Ctrl+L</text:span></text:p>
            </table:table-cell>
            <table:table-cell table:style-name="Table27.C2" office:value-type="string">
              <text:p text:style-name="P12">⌘<text:span text:style-name="Keystroke">+L</text:span></text:p>
            </table:table-cell>
            <table:table-cell table:style-name="Table27.C2" office:value-type="string">
              <text:p text:style-name="P36">Sets the paragraph alignment to left aligned.</text:p>
            </table:table-cell>
          </table:table-row>
          <table:table-row table:style-name="Table27.10">
            <table:table-cell table:style-name="Table27.A2" office:value-type="string">
              <text:p text:style-name="P36">Center</text:p>
            </table:table-cell>
            <table:table-cell table:style-name="Table27.A2" office:value-type="string">
              <text:p text:style-name="P36"><text:span text:style-name="Keystroke">Ctrl+E</text:span></text:p>
            </table:table-cell>
            <table:table-cell table:style-name="Table27.C2" office:value-type="string">
              <text:p text:style-name="P12">⌘<text:span text:style-name="Keystroke">+E</text:span></text:p>
            </table:table-cell>
            <table:table-cell table:style-name="Table27.C2" office:value-type="string">
              <text:p text:style-name="P36">Sets the paragraph alignment to center aligned.</text:p>
            </table:table-cell>
          </table:table-row>
          <table:table-row table:style-name="Table27.11">
            <table:table-cell table:style-name="Table27.A2" office:value-type="string">
              <text:p text:style-name="P36">Right</text:p>
            </table:table-cell>
            <table:table-cell table:style-name="Table27.A2" office:value-type="string">
              <text:p text:style-name="P36"><text:span text:style-name="Keystroke">Ctrl+R</text:span></text:p>
            </table:table-cell>
            <table:table-cell table:style-name="Table27.C2" office:value-type="string">
              <text:p text:style-name="P12">⌘<text:span text:style-name="Keystroke">+R</text:span></text:p>
            </table:table-cell>
            <table:table-cell table:style-name="Table27.C2" office:value-type="string">
              <text:p text:style-name="P36">Sets the paragraph alignment to right aligned.</text:p>
            </table:table-cell>
          </table:table-row>
          <table:table-row table:style-name="Table27.12">
            <table:table-cell table:style-name="Table27.A2" office:value-type="string">
              <text:p text:style-name="P36">Justified</text:p>
            </table:table-cell>
            <table:table-cell table:style-name="Table27.A2" office:value-type="string">
              <text:p text:style-name="P36"><text:span text:style-name="Keystroke">Ctrl+J</text:span></text:p>
            </table:table-cell>
            <table:table-cell table:style-name="Table27.C2" office:value-type="string">
              <text:p text:style-name="P12">⌘<text:span text:style-name="Keystroke">+J</text:span></text:p>
            </table:table-cell>
            <table:table-cell table:style-name="Table27.C2" office:value-type="string">
              <text:p text:style-name="P36">Sets the paragraph alignment to justified.</text:p>
            </table:table-cell>
          </table:table-row>
          <table:table-row table:style-name="Table27.13">
            <table:table-cell table:style-name="Table27.A2" office:value-type="string">
              <text:p text:style-name="P52">Select All</text:p>
            </table:table-cell>
            <table:table-cell table:style-name="Table27.A2" office:value-type="string">
              <text:p text:style-name="P52"><text:span text:style-name="Keystroke">Ctrl+A</text:span></text:p>
            </table:table-cell>
            <table:table-cell table:style-name="Table27.C2" office:value-type="string">
              <text:p text:style-name="P12">⌘<text:span text:style-name="Keystroke">+A</text:span></text:p>
            </table:table-cell>
            <table:table-cell table:style-name="Table27.C2" office:value-type="string">
              <text:p text:style-name="P52">Selects all the text in a text box.</text:p>
            </table:table-cell>
          </table:table-row>
        </table:table>
        <text:p text:style-name="P85"/>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5"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5" fo:font-family="'Liberation Sans'" style:font-style-name="Regular" style:font-family-generic="swiss" style:font-pitch="variable" fo:font-size="10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5"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date-style style:name="N109">
      <number:day number:calendar="jewish"/>
      <number:text> </number:text>
      <number:month number:calendar="jewish" number:style="long" number:textual="true"/>
      <number:text> </number:text>
      <number:year number:calendar="jewish" number:style="long"/>
    </number:date-style>
    <number:date-style style:name="N110">
      <number:month number:calendar="jewish" number:style="long" number:textual="true"/>
      <number:text> </number:text>
      <number:day number:calendar="jewish"/>
      <number:text> </number:text>
      <number:year number:calendar="jewish" number:style="long"/>
    </number:date-style>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bvx" number:country="CG">CFA</number:currency-symbol>
      <number:text> </number:text>
      <number:number number:decimal-places="2" number:min-decimal-places="2" number:min-integer-digits="1" number:grouping="true"/>
    </number:currency-style>
    <number:currency-style style:name="N11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4P0"/>
    </number:currency-style>
    <number:date-style style:name="N115">
      <number:month number:style="long" number:textual="true"/>
      <number:text> </number:text>
      <number:year number:style="long"/>
    </number:date-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number:text>
      <style:map style:condition="value()&gt;=0" style:apply-style-name="N117P0"/>
    </number:number-style>
    <number:date-style style:name="N118">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20P0" style:volatile="true">
      <number:currency-symbol number:language="nl" number:country="NL">fl</number:currency-symbol>
      <number:text> </number:text>
      <number:number number:decimal-places="2" number:min-decimal-places="2" number:min-integer-digits="1" number:grouping="true"/>
    </number:currency-style>
    <number:currency-style style:name="N120">
      <number:currency-symbol number:language="nl" number:country="NL">fl</number:currency-symbol>
      <number:text> </number:text>
      <number:number number:decimal-places="2" number:min-decimal-places="2" number:min-integer-digits="1" number:grouping="true"/>
      <number:text>-</number:text>
      <style:map style:condition="value()&gt;=0" style:apply-style-name="N120P0"/>
    </number:currency-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23P0" style:volatile="true">
      <number:currency-symbol number:language="en" number:country="US">$</number:currency-symbol>
      <number:number number:decimal-places="2" number:min-decimal-places="2" number:min-integer-digits="1" number:grouping="true"/>
    </number:currency-style>
    <number:currency-style style:name="N123">
      <number:text>-</number:text>
      <number:currency-symbol number:language="en" number:country="US">$</number:currency-symbol>
      <number:number number:decimal-places="2" number:min-decimal-places="2"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month number:calendar="jewish" number:style="long" number:textual="true"/>
    </number:date-style>
    <number:currency-style style:name="N126P0" style:volatile="true">
      <number:currency-symbol number:language="en" number:country="US">$</number:currency-symbol>
      <number:number number:decimal-places="2" number:min-decimal-places="2" number:min-integer-digits="1" number:grouping="true"/>
    </number:currency-style>
    <number:currency-style style:name="N12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6P0"/>
    </number:currency-style>
    <number:currency-style style:name="N12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8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en" number:country="US">$</number:currency-symbol>
      <number:number number:decimal-places="0" number:min-decimal-places="0" number:min-integer-digits="1" number:grouping="true"/>
    </number:currency-style>
    <number:currency-style style:name="N131">
      <number:text>-</number:text>
      <number:currency-symbol number:language="en" number:country="US">$</number:currency-symbol>
      <number:number number:decimal-places="0" number:min-decimal-places="0" number:min-integer-digits="1" number:grouping="true"/>
      <style:map style:condition="value()&gt;=0" style:apply-style-name="N131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34">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34P0"/>
    </number:currency-style>
    <number:date-style style:name="N135">
      <number:month number:calendar="jewish" number:style="long" number:textual="true"/>
      <number:text> </number:text>
      <number:day number:calendar="jewish"/>
    </number:date-style>
    <number:currency-style style:name="N137P0" style:volatile="true">
      <number:currency-symbol number:language="nl" number:country="NL">fl</number:currency-symbol>
      <number:text> </number:text>
      <number:number number:decimal-places="0" number:min-decimal-places="0" number:min-integer-digits="1" number:grouping="true"/>
    </number:currency-style>
    <number:currency-style style:name="N13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7P0"/>
    </number:currency-style>
    <number:currency-style style:name="N13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3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date-style style:name="N141">
      <number:month number:calendar="jewish" number:style="long" number:textual="true"/>
      <number:text> </number:text>
      <number:year number:calendar="jewish" number:style="long"/>
    </number:date-style>
    <number:currency-style style:name="N142P0" style:volatile="true">
      <number:currency-symbol number:language="bvx" number:country="CG">CFA</number:currency-symbol>
      <number:text> </number:text>
      <number:number number:decimal-places="2" number:min-decimal-places="2" number:min-integer-digits="1" number:grouping="true"/>
    </number:currency-style>
    <number:currency-style style:name="N142">
      <number:currency-symbol number:language="bvx" number:country="CG">CFA</number:currency-symbol>
      <number:text>-</number:text>
      <number:number number:decimal-places="2" number:min-decimal-places="2" number:min-integer-digits="1" number:grouping="true"/>
      <style:map style:condition="value()&gt;=0" style:apply-style-name="N142P0"/>
    </number:currency-style>
    <number:currency-style style:name="N144P0" style:volatile="true">
      <number:currency-symbol number:language="la" number:country="VA">€</number:currency-symbol>
      <number:text> </number:text>
      <number:number number:decimal-places="0" number:min-decimal-places="0" number:min-integer-digits="1" number:grouping="true"/>
    </number:currency-style>
    <number:currency-style style:name="N144">
      <number:text>-</number:text>
      <number:currency-symbol number:language="la" number:country="VA">€</number:currency-symbol>
      <number:text> </number:text>
      <number:number number:decimal-places="0" number:min-decimal-places="0" number:min-integer-digits="1" number:grouping="true"/>
      <style:map style:condition="value()&gt;=0" style:apply-style-name="N144P0"/>
    </number:currency-style>
    <number:currency-style style:name="N146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46">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46P0"/>
    </number:currency-style>
    <number:currency-style style:name="N147P0" style:volatile="true">
      <number:currency-symbol number:language="la" number:country="VA">€</number:currency-symbol>
      <number:text> </number:text>
      <number:number number:decimal-places="0" number:min-decimal-places="0" number:min-integer-digits="1" number:grouping="true"/>
    </number:currency-style>
    <number:currency-style style:name="N14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7P0"/>
    </number:currency-style>
    <number:currency-style style:name="N148P0" style:volatile="true">
      <number:currency-symbol number:language="bvx" number:country="CG">CFA</number:currency-symbol>
      <number:text> </number:text>
      <number:number number:decimal-places="0" number:min-decimal-places="0" number:min-integer-digits="1" number:grouping="true"/>
    </number:currency-style>
    <number:currency-style style:name="N148">
      <number:currency-symbol number:language="bvx" number:country="CG">CFA</number:currency-symbol>
      <number:text>-</number:text>
      <number:number number:decimal-places="0" number:min-decimal-places="0" number:min-integer-digits="1" number:grouping="true"/>
      <style:map style:condition="value()&gt;=0" style:apply-style-name="N148P0"/>
    </number:currency-style>
    <number:date-style style:name="N14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50">
      <number:day number:calendar="jewish"/>
      <number:text> </number:text>
      <number:month number:calendar="jewish" number:style="long" number:textual="true"/>
    </number:date-style>
    <number:currency-style style:name="N152P0" style:volatile="true">
      <number:currency-symbol number:language="en" number:country="US">$</number:currency-symbol>
      <number:number number:decimal-places="2" number:min-decimal-places="0" number:min-integer-digits="1" number:decimal-replacement="--" number:grouping="true"/>
    </number:currency-style>
    <number:currency-style style:name="N152">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52P0"/>
    </number:currency-style>
    <number:date-style style:name="N153">
      <number:year number:style="long"/>
    </number:date-style>
    <number:date-style style:name="N10121" number:language="en" number:country="US">
      <number:month number:style="long" number:textual="true"/>
      <number:text> </number:text>
      <number:year number:style="long"/>
    </number:date-style>
    <number:date-style style:name="N10122" number:language="en" number:country="US" number:title="User-defined">
      <number:year number:style="long"/>
    </number:date-style>
    <number:date-style style:name="N20107" number:language="pt" number:country="BR">
      <number:year number:style="long"/>
    </number:date-style>
    <number:date-style style:name="N30111" number:language="en" number:country="GB">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Draw function key and keyboard shortcuts</text:chapter> | <text:page-number text:select-page="current">5</text:page-number></text:p>
      </style:footer>
      <style:footer-left>
        <text:p text:style-name="Footer"><text:page-number text:select-page="current">6</text:page-number><text:s/>| <text:title>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Appendix A, Keyboard Shortcuts</text:title><text:s/>| <text:page-number text:select-page="current">3</text:page-number></text:p>
      </style:footer>
      <style:footer-left>
        <text:p text:style-name="Footer"><text:page-number text:select-page="current">0</text:page-number>| <text:title>Appendix A, Keyboard Shortcu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15:08:46.481783041</meta:creation-date>
    <meta:editing-duration>P0D</meta:editing-duration>
    <meta:editing-cycles>1</meta:editing-cycles>
    <meta:generator>LibreOffice/7.4.6.2$Linux_X86_64 LibreOffice_project/40$Build-2</meta:generator>
    <dc:title>Appendix A, Keyboard Shortcuts</dc:title>
    <meta:document-statistic meta:table-count="26" meta:image-count="1" meta:object-count="0" meta:page-count="17" meta:paragraph-count="993" meta:word-count="4282" meta:character-count="24951" meta:non-whitespace-character-count="21676"/>
    <meta:user-defined meta:name="Guide Name">Draw Guide</meta:user-defined>
    <meta:user-defined meta:name="LibreOffive Version">7.4</meta:user-defined>
  </office:meta>
</office:document-meta>
</file>